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2833in"/>
    </style:style>
    <style:style style:name="t27.B" style:family="table-column">
      <style:table-column-properties style:column-width="0.8118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194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194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0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1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style:snap-to-layout-grid="false"/>
    </style:style>
    <style:style style:name="P36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0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4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4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7" style:family="paragraph" style:parent-style-name="Standard">
      <style:paragraph-properties fo:margin-top="0.102in" fo:margin-bottom="0in"/>
      <style:text-properties style:font-name="Arial"/>
    </style:style>
    <style:style style:name="P6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1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2" style:family="paragraph" style:parent-style-name="Heading_20_2">
      <style:text-properties style:font-name="Arial" fo:font-size="10pt" style:font-size-asian="10pt" style:font-size-complex="10pt"/>
    </style:style>
    <style:style style:name="P73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style-asian="italic" style:font-name-complex="Symbol" style:font-style-complex="italic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solid" style:text-underline-width="auto" style:text-underline-color="font-color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9" style:family="text">
      <style:text-properties fo:language="en" fo:country="US" style:text-underline-style="solid" style:text-underline-width="auto" style:text-underline-color="font-color" style:font-name-complex="Symbol1"/>
    </style:style>
    <style:style style:name="T20" style:family="text">
      <style:text-properties fo:language="en" fo:country="US" style:text-underline-style="solid" style:text-underline-width="auto" style:text-underline-color="font-color" style:font-name-complex="Symbol"/>
    </style:style>
    <style:style style:name="T21" style:family="text">
      <style:text-properties fo:language="en" fo:country="US" style:font-weight-complex="bold"/>
    </style:style>
    <style:style style:name="T22" style:family="text">
      <style:text-properties fo:language="en" fo:country="US" style:font-name-asian="Symbol" style:font-name-complex="Symbol" style:font-weight-complex="bold"/>
    </style:style>
    <style:style style:name="T23" style:family="text">
      <style:text-properties fo:language="en" fo:country="US" style:font-name-complex="Symbol"/>
    </style:style>
    <style:style style:name="T24" style:family="text">
      <style:text-properties fo:language="en" fo:country="US" style:font-name-complex="Symbol" style:font-weight-complex="bold"/>
    </style:style>
    <style:style style:name="T25" style:family="text">
      <style:text-properties fo:language="en" fo:country="US" style:font-name-complex="Arial"/>
    </style:style>
    <style:style style:name="T26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7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8" style:family="text">
      <style:text-properties fo:language="en" fo:country="US" style:font-name-complex="Symbol1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2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3" style:family="text">
      <style:text-properties style:text-position="super 58%"/>
    </style:style>
    <style:style style:name="T34" style:family="text">
      <style:text-properties style:text-position="super 58%" style:text-underline-style="none"/>
    </style:style>
    <style:style style:name="T35" style:family="text">
      <style:text-properties style:text-position="super 58%" fo:language="en" fo:country="US"/>
    </style:style>
    <style:style style:name="T36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text-position="super 58%" fo:language="en" fo:country="US" fo:font-style="italic" style:font-style-asian="italic" style:font-style-complex="italic"/>
    </style:style>
    <style:style style:name="T38" style:family="text">
      <style:text-properties style:text-position="super 58%" fo:font-style="italic" style:font-style-asian="italic" style:font-style-complex="italic"/>
    </style:style>
    <style:style style:name="T39" style:family="text">
      <style:text-properties style:text-position="super 58%" style:text-underline-style="solid" style:text-underline-width="auto" style:text-underline-color="font-color"/>
    </style:style>
    <style:style style:name="T40" style:family="text">
      <style:text-properties style:text-position="super 58%" style:font-name="Arial" fo:font-size="9pt" style:font-size-asian="9pt" style:font-size-complex="9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name-complex="Symbol" style:font-style-complex="italic"/>
    </style:style>
    <style:style style:name="T43" style:family="text">
      <style:text-properties style:text-position="sub 58%"/>
    </style:style>
    <style:style style:name="T44" style:family="text">
      <style:text-properties style:text-position="sub 58%" fo:language="en" fo:country="US"/>
    </style:style>
    <style:style style:name="T45" style:family="text">
      <style:text-properties style:text-position="sub 58%" fo:language="en" fo:country="US" fo:font-style="italic" style:font-style-asian="italic" style:font-style-complex="italic"/>
    </style:style>
    <style:style style:name="T4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7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8" style:family="text">
      <style:text-properties style:text-position="sub 58%" fo:font-style="italic" style:font-style-asian="italic" style:font-style-complex="italic"/>
    </style:style>
    <style:style style:name="T49" style:family="text">
      <style:text-properties style:text-position="sub 58%" fo:font-style="italic" style:font-style-asian="italic" style:font-name-complex="Symbol" style:font-style-complex="italic"/>
    </style:style>
    <style:style style:name="T50" style:family="text">
      <style:text-properties style:text-position="sub 58%" fo:language="ru" fo:country="RU" fo:font-style="normal" style:font-style-asian="normal" style:font-style-complex="normal"/>
    </style:style>
    <style:style style:name="T51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2" style:family="text">
      <style:text-properties style:text-position="sub 58%" style:font-name="Arial" fo:font-size="9pt" fo:font-style="italic" style:font-size-asian="9pt" style:font-style-asian="italic" style:font-size-complex="9pt" style:font-style-complex="italic"/>
    </style:style>
    <style:style style:name="T53" style:family="text">
      <style:text-properties style:text-position="sub 58%" style:font-name="Arial" fo:font-size="9pt" fo:language="en" fo:country="US" fo:font-style="italic" style:font-size-asian="9pt" style:font-style-asian="italic" style:font-size-complex="9pt" style:font-style-complex="italic"/>
    </style:style>
    <style:style style:name="T54" style:family="text">
      <style:text-properties fo:language="ru" fo:country="RU"/>
    </style:style>
    <style:style style:name="T55" style:family="text">
      <style:text-properties fo:language="ru" fo:country="RU" fo:font-style="italic" style:font-style-asian="italic" style:font-name-complex="Tahoma" style:font-style-complex="italic"/>
    </style:style>
    <style:style style:name="T56" style:family="text">
      <style:text-properties fo:language="ru" fo:country="RU" fo:font-style="italic" style:font-style-asian="italic" style:font-style-complex="italic"/>
    </style:style>
    <style:style style:name="T57" style:family="text">
      <style:text-properties style:text-position="0% 100%"/>
    </style:style>
    <style:style style:name="T58" style:family="text">
      <style:text-properties style:text-position="0% 100%" style:font-name-asian="Times New Roman" style:font-name-complex="Times New Roman"/>
    </style:style>
    <style:style style:name="T59" style:family="text">
      <style:text-properties style:text-position="0% 100%" style:text-underline-style="none"/>
    </style:style>
    <style:style style:name="T60" style:family="text">
      <style:text-properties style:text-position="0% 100%" fo:language="en" fo:country="US"/>
    </style:style>
    <style:style style:name="T6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4" style:family="text">
      <style:text-properties style:text-position="0% 100%" fo:language="en" fo:country="US" fo:font-style="italic" style:font-style-asian="italic" style:font-style-complex="italic"/>
    </style:style>
    <style:style style:name="T65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6" style:family="text">
      <style:text-properties style:text-position="0% 100%" fo:language="en" fo:country="US" fo:font-style="normal" style:font-style-asian="normal" style:font-style-complex="normal"/>
    </style:style>
    <style:style style:name="T67" style:family="text">
      <style:text-properties style:text-position="0% 100%" fo:language="en" fo:country="US" style:font-name-complex="Symbol"/>
    </style:style>
    <style:style style:name="T68" style:family="text">
      <style:text-properties style:text-position="0% 100%" fo:language="ru" fo:country="RU" fo:font-style="normal" style:font-style-asian="normal" style:font-style-complex="normal"/>
    </style:style>
    <style:style style:name="T69" style:family="text">
      <style:text-properties style:text-position="0% 100%" fo:font-style="normal" style:font-style-asian="normal" style:font-style-complex="normal"/>
    </style:style>
    <style:style style:name="T70" style:family="text">
      <style:text-properties style:text-position="0% 100%" fo:font-style="italic" style:font-style-asian="italic" style:font-name-complex="Symbol" style:font-style-complex="italic"/>
    </style:style>
    <style:style style:name="T71" style:family="text">
      <style:text-properties style:text-position="0% 100%" style:font-name="Arial" fo:font-size="9pt" style:font-size-asian="9pt" style:font-size-complex="9pt"/>
    </style:style>
    <style:style style:name="T72" style:family="text">
      <style:text-properties style:font-name-complex="Tahoma"/>
    </style:style>
    <style:style style:name="T73" style:family="text">
      <style:text-properties style:use-window-font-color="true"/>
    </style:style>
    <style:style style:name="T74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7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8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9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80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1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2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3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4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5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6" style:family="text">
      <style:text-properties style:use-window-font-color="true" style:text-position="super 58%"/>
    </style:style>
    <style:style style:name="T8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9" style:family="text">
      <style:text-properties style:use-window-font-color="true" style:text-position="super 58%" fo:language="en" fo:country="US" style:font-name-complex="Times New Roman"/>
    </style:style>
    <style:style style:name="T90" style:family="text">
      <style:text-properties style:use-window-font-color="true" style:text-position="super 58%" style:text-underline-style="solid" style:text-underline-width="auto" style:text-underline-color="font-color"/>
    </style:style>
    <style:style style:name="T91" style:family="text">
      <style:text-properties style:use-window-font-color="true" style:text-position="0% 100%"/>
    </style:style>
    <style:style style:name="T92" style:family="text">
      <style:text-properties style:use-window-font-color="true" style:text-position="0% 100%" fo:language="en" fo:country="US"/>
    </style:style>
    <style:style style:name="T93" style:family="text">
      <style:text-properties style:use-window-font-color="true" style:text-position="0% 100%" fo:language="en" fo:country="US" style:font-name-asian="Symbol" style:font-name-complex="Symbol"/>
    </style:style>
    <style:style style:name="T94" style:family="text">
      <style:text-properties style:use-window-font-color="true" style:text-position="0% 100%" fo:language="en" fo:country="US" style:font-name-complex="Times New Roman"/>
    </style:style>
    <style:style style:name="T95" style:family="text">
      <style:text-properties style:use-window-font-color="true" style:text-position="0% 100%" fo:language="en" fo:country="US" style:font-name-complex="Symbol"/>
    </style:style>
    <style:style style:name="T96" style:family="text">
      <style:text-properties style:use-window-font-color="true" style:text-underline-style="solid" style:text-underline-width="auto" style:text-underline-color="font-color"/>
    </style:style>
    <style:style style:name="T97" style:family="text">
      <style:text-properties style:use-window-font-color="true" fo:language="en" fo:country="US"/>
    </style:style>
    <style:style style:name="T98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99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100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01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02" style:family="text">
      <style:text-properties style:use-window-font-color="true" fo:language="en" fo:country="US" style:font-name-complex="Symbol"/>
    </style:style>
    <style:style style:name="T103" style:family="text">
      <style:text-properties style:font-name-asian="Times New Roman" style:font-name-complex="Times New Roman"/>
    </style:style>
    <style:style style:name="T104" style:family="text">
      <style:text-properties style:font-name-complex="Symbol"/>
    </style:style>
    <style:style style:name="T105" style:family="text">
      <style:text-properties style:font-name-complex="Arial"/>
    </style:style>
    <style:style style:name="T106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7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08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0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11" style:family="text">
      <style:text-properties fo:font-size="10pt" fo:language="en" fo:country="US" style:font-size-asian="10pt" style:font-name-complex="Arial"/>
    </style:style>
    <style:style style:name="T112" style:family="text">
      <style:text-properties fo:font-size="10pt" fo:language="en" fo:country="US" style:font-size-asian="10pt" style:font-name-complex="Arial" style:font-size-complex="10pt"/>
    </style:style>
    <style:style style:name="T113" style:family="text">
      <style:text-properties fo:font-size="10pt" fo:language="en" fo:country="US" style:text-underline-style="none" fo:font-weight="bold" style:font-size-asian="10pt" style:font-name-complex="Arial"/>
    </style:style>
    <style:style style:name="T114" style:family="text">
      <style:text-properties fo:font-size="10pt" style:font-size-asian="10pt" style:font-name-complex="Arial"/>
    </style:style>
    <style:style style:name="T115" style:family="text">
      <style:text-properties fo:font-size="10pt" style:font-size-asian="10pt" style:font-name-complex="Arial" style:font-size-complex="10pt"/>
    </style:style>
    <style:style style:name="T116" style:family="text">
      <style:text-properties style:font-name-complex="Times New Roman"/>
    </style:style>
    <style:style style:name="T117" style:family="text">
      <style:text-properties style:font-weight-complex="bold"/>
    </style:style>
    <style:style style:name="T118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CALIBRATION CERTIFICATE</text:p>
      <text:p text:style-name="P11"/>
      <text:p text:style-name="P15"><text:span text:style-name="T111">Type: </text:span><text:span text:style-name="T108">Radiation monitor AT1117M</text:span><text:span text:style-name="T113"><text:tab/></text:span><text:span text:style-name="T111">Date of calibration: </text:span><text:span text:style-name="T110">$date</text:span></text:p>
      <text:p text:style-name="P29"/>
      <text:p text:style-name="P67"><text:span text:style-name="T111">SN</text:span><text:span text:style-name="T114">: </text:span><text:span text:style-name="T109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7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8">PU detector</text:span>: 1.0 <text:span text:style-name="T23">µ</text:span><text:span text:style-name="T8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8">PU detector</text:span>: 1.0 <text:span text:style-name="T23">µ</text:span><text:span text:style-name="T8">Sv/h</text:span> – <text:span text:style-name="T8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2"><text:span text:style-name="T8">PU-2 detector: 1.0 </text:span>m<text:span text:style-name="T8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2"><text:span text:style-name="T8">PU-2 detector: 1.0 </text:span>m<text:span text:style-name="T8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8">PU-4 detector</text:span>: <text:span text:style-name="T8">0</text:span>.<text:span text:style-name="T8">3</text:span> µSv/h – <text:span text:style-name="T8">0</text:span>.<text:span text:style-name="T8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8">BDKG-01</text:span>: <text:span text:style-name="T8">0</text:span>.<text:span text:style-name="T8">1</text:span> µ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8">BDKG</text:span><text:span text:style-name="T54">-03</text:span>: <text:span text:style-name="T8">30</text:span>.0 <text:span text:style-name="T5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8">BDKG</text:span><text:span text:style-name="T54">-0</text:span><text:span text:style-name="T8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8">BDKG</text:span><text:span text:style-name="T54">-0</text:span><text:span text:style-name="T8">5</text:span>: <text:span text:style-name="T8">30</text:span>.0 <text:span text:style-name="T5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8">BDKG</text:span><text:span text:style-name="T54">-</text:span><text:span text:style-name="T8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8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8">BDKG</text:span><text:span text:style-name="T54">-</text:span><text:span text:style-name="T8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8">BDKG</text:span><text:span text:style-name="T54">-</text:span><text:span text:style-name="T8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0"><text:span text:style-name="T8">BDKR-01: 0.05 </text:span><text:span text:style-name="T8">m</text:span><text:span text:style-name="T8">Sv/h – 100 </text:span><text:span text:style-name="T8">m</text:span><text:span text:style-name="T8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21">BDPS-02: </text:span><text:span text:style-name="T22">γ</text:span><text:span text:style-name="T21"> 0.10 </text:span><text:span text:style-name="T24">µ</text:span><text:span text:style-name="T21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8"><text:span text:style-name="T8">Flux density</text:span> <text:span text:style-name="T8">measurement limits of </text:span>α <text:span text:style-name="T8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0"><text:span text:style-name="T8">BDPA</text:span>-01: <text:span text:style-name="T23">α</text:span> 0.1 – 10<text:span text:style-name="T33">5</text:span> <text:span text:style-name="T8">min</text:span><text:span text:style-name="T33">-1</text:span><text:span text:style-name="T23">⋅ c</text:span><text:span text:style-name="T8">m</text:span><text:span text:style-name="T33">-2</text:span><text:span text:style-name="T57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3"><text:span text:style-name="T98">BDPA</text:span><text:span text:style-name="T73">-02: </text:span><text:span text:style-name="T99">α</text:span><text:span text:style-name="T96"> 0.05 <text:s/>– 5</text:span><text:span text:style-name="T99">⋅</text:span><text:span text:style-name="T96">10</text:span><text:span text:style-name="T90">4</text:span><text:span text:style-name="T7"> </text:span><text:span text:style-name="T98">min</text:span><text:span text:style-name="T90">-1</text:span><text:span text:style-name="T99">⋅c</text:span><text:span text:style-name="T98">m </text:span><text:span text:style-name="T90">-2</text:span><text:span text:style-name="T96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1"><text:span text:style-name="T13">BDPA</text:span>-0<text:span text:style-name="T8">3</text:span>: <text:span text:style-name="T20">α</text:span><text:span text:style-name="T7"> 0.05 <text:s/>– </text:span><text:span text:style-name="T13">2</text:span><text:span text:style-name="T20">⋅</text:span><text:span text:style-name="T7">10</text:span><text:span text:style-name="T39">4</text:span><text:span text:style-name="T7"> </text:span><text:span text:style-name="T13">min</text:span><text:span text:style-name="T39">-1</text:span><text:span text:style-name="T20">⋅c</text:span><text:span text:style-name="T13">m </text:span><text:span text:style-name="T39">-2</text:span><text:span text:style-name="T7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97">BDPS</text:span>-02: <text:span text:style-name="T28">α</text:span> 2.4 – 10<text:span text:style-name="T33">6</text:span> <text:span text:style-name="T97">min</text:span><text:span text:style-name="T33">-1</text:span><text:span text:style-name="T28">⋅</text:span><text:span text:style-name="T102">c</text:span><text:span text:style-name="T97">m</text:span><text:span text:style-name="T3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8"><text:span text:style-name="T8">Flux density</text:span> <text:span text:style-name="T8">measurement limits of β</text:span> <text:span text:style-name="T8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0"><text:span text:style-name="T8">BDPB</text:span>-01: <text:span text:style-name="T23">β</text:span> 1 –5<text:span text:style-name="T23">⋅</text:span>10<text:span text:style-name="T33">5</text:span> <text:span text:style-name="T8">min</text:span><text:span text:style-name="T33">-1</text:span><text:span text:style-name="T23">⋅c</text:span><text:span text:style-name="T8">m</text:span><text:span text:style-name="T3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4"><text:span text:style-name="T97">BDPB</text:span><text:span text:style-name="T73">-02: </text:span><text:span text:style-name="T102">β </text:span><text:span text:style-name="T91">0.5 <text:s/>– 1.5</text:span><text:span text:style-name="T95">⋅</text:span><text:span text:style-name="T91">10</text:span><text:span text:style-name="T86">5</text:span><text:span text:style-name="T57"> </text:span><text:span text:style-name="T92">min</text:span><text:span text:style-name="T86">-1</text:span><text:span text:style-name="T95">⋅c</text:span><text:span text:style-name="T92">m</text:span><text:span text:style-name="T86">-2</text:span><text:span text:style-name="T91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0"><text:span text:style-name="T8">BDPB</text:span>-0<text:span text:style-name="T8">3</text:span>: <text:span text:style-name="T23">β </text:span><text:span text:style-name="T57">0.5 <text:s/>– </text:span><text:span text:style-name="T60">0</text:span><text:span text:style-name="T57">.5</text:span><text:span text:style-name="T67">⋅</text:span><text:span text:style-name="T57">10</text:span><text:span text:style-name="T33">5</text:span><text:span text:style-name="T57"> </text:span><text:span text:style-name="T60">min</text:span><text:span text:style-name="T33">-1</text:span><text:span text:style-name="T67">⋅c</text:span><text:span text:style-name="T60">m</text:span><text:span text:style-name="T33">-2</text:span><text:span text:style-name="T57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97">BDPS</text:span>-0<text:span text:style-name="T8">2</text:span>: <text:span text:style-name="T28">β</text:span> 6.0 – 10<text:span text:style-name="T33">6</text:span> <text:span text:style-name="T97">min</text:span><text:span text:style-name="T33">-1</text:span><text:span text:style-name="T28">⋅</text:span><text:span text:style-name="T102">c</text:span><text:span text:style-name="T97">m</text:span><text:span text:style-name="T34">-2</text:span><text:span text:style-name="T59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8"><text:span text:style-name="T8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0"><text:span text:style-name="T8">BDKN</text:span><text:span text:style-name="T54">-01</text:span>: 0.1 – 10<text:span text:style-name="T33">4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30"><text:span text:style-name="T8">BDKN</text:span><text:span text:style-name="T54">-0</text:span><text:span text:style-name="T8">5</text:span>: 0.1 – <text:span text:style-name="T8">2</text:span><text:span text:style-name="T67">⋅</text:span>10<text:span text:style-name="T35">3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8"><text:span text:style-name="T8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0"><text:span text:style-name="T8">BDKN</text:span>-03: 0.1 <text:span text:style-name="T8">m</text:span><text:span text:style-name="T8">Sv/h</text:span> – 10.0 <text:span text:style-name="T21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7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0"><text:span text:style-name="T8">BDKG</text:span><text:span text:style-name="T54">-</text:span><text:span text:style-name="T8">30</text:span>: 0.0<text:span text:style-name="T8">2</text:span> <text:span text:style-name="T117">µ</text:span>Gy/h – <text:span text:style-name="T8">1</text:span> mGy/h;</text:p>
          </table:table-cell>
        </table:table-row>
      </table:table>
      <text:p text:style-name="P10"><text:span text:style-name="T31">03: ± 20 %</text:span><text:span text:style-name="T32">БД</text:span></text:p>
      <text:p text:style-name="P10"><text:span text:style-name="T112">Measurement error</text:span><text:span text:style-name="T115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8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8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8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8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8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8">BDKG-01</text:span>: ± <text:span text:style-name="T8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8">BDKG</text:span><text:span text:style-name="T5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8">BDKG</text:span><text:span text:style-name="T54">-0</text:span><text:span text:style-name="T8">4</text:span>: ± <text:span text:style-name="T8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8">BDKG</text:span><text:span text:style-name="T54">-0</text:span><text:span text:style-name="T8">5</text:span>: ± <text:span text:style-name="T8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8">BDKG</text:span><text:span text:style-name="T54">-</text:span><text:span text:style-name="T8">11</text:span>: ± <text:span text:style-name="T8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8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8">BDKG</text:span><text:span text:style-name="T54">-</text:span><text:span text:style-name="T8">24</text:span>: ± <text:span text:style-name="T8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0"><text:span text:style-name="T8">BDKG</text:span><text:span text:style-name="T54">-</text:span><text:span text:style-name="T8">30</text:span>: ± <text:span text:style-name="T8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2"><text:span text:style-name="T8">BDKG</text:span><text:span text:style-name="T54">-</text:span><text:span text:style-name="T8">32</text:span>: ± <text:span text:style-name="T8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0"><text:span text:style-name="T8">BDKN</text:span><text:span text:style-name="T54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0"><text:span text:style-name="T8">BDKN</text:span>-03: ± 20 %;</text:p>
          </table:table-cell>
        </table:table-row>
      </table:table>
      <table:table table:name="tp27" table:style-name="tp27">
        <table:table-column table:style-name="tp27.A"/>
        <text:soft-page-break/>
        <table:table-row>
          <table:table-cell table:style-name="tp27.A1" office:value-type="string">
            <text:p text:style-name="P30"><text:span text:style-name="T8">BDKN</text:span>-0<text:span text:style-name="T8">5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0"><text:span text:style-name="T8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1"><text:span text:style-name="T13">BDPA</text:span><text:span text:style-name="T7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2"><text:span text:style-name="T13">BDPA</text:span><text:span text:style-name="T7">-0</text:span><text:span text:style-name="T13">3</text:span><text:span text:style-name="T7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0"><text:span text:style-name="T8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0"><text:span text:style-name="T8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0"><text:span text:style-name="T8">BDPB</text:span>-0<text:span text:style-name="T8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0"><text:span text:style-name="T8">BDKR</text:span><text:span text:style-name="T54">-01</text:span>: ± <text:span text:style-name="T8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2" text:outline-level="2"><text:span text:style-name="T116">BDPS-02: </text:span><text:span text:style-name="T15">α </text:span><text:span text:style-name="T16">2,4 – 30 min</text:span><text:span text:style-name="T36">-1</text:span><text:span text:style-name="T15">⋅ </text:span><text:span text:style-name="T16">sm</text:span><text:span text:style-name="T36">- 2 <text:s/></text:span><text:span text:style-name="T61">–</text:span><text:span text:style-name="T36"> <text:s/></text:span><text:span text:style-name="T62">± 30 %</text:span></text:h>
            <text:p text:style-name="P36"><text:span text:style-name="T63">α </text:span><text:span text:style-name="T61">30 <text:s/>– <text:s text:c="2"/>10</text:span><text:span text:style-name="T36">6</text:span><text:span text:style-name="T61"> min</text:span><text:span text:style-name="T36">-1</text:span><text:span text:style-name="T63">⋅ </text:span><text:span text:style-name="T61">sm</text:span><text:span text:style-name="T36">- 2 <text:s/></text:span><text:span text:style-name="T61">–</text:span><text:span text:style-name="T36"> <text:s/></text:span><text:span text:style-name="T62">± 20 %</text:span></text:p>
            <text:list xml:id="list8328768303566523568" text:style-name="WW8Num2">
              <text:list-item>
                <text:p text:style-name="P71"><text:span text:style-name="T17">β</text:span><text:span text:style-name="T18"> </text:span><text:span text:style-name="T16">6 – 10</text:span><text:span text:style-name="T36">6</text:span><text:span text:style-name="T16"> min</text:span><text:span text:style-name="T36">-1</text:span><text:span text:style-name="T15">⋅</text:span><text:span text:style-name="T16"> sm</text:span><text:span text:style-name="T36">- 2 <text:s text:c="2"/></text:span><text:span text:style-name="T61">–</text:span><text:span text:style-name="T36"> <text:s/></text:span><text:span text:style-name="T62">± 20 %</text:span></text:p>
              </text:list-item>
            </text:list>
            <text:h text:style-name="P73" text:outline-level="2"><text:span text:style-name="T93">γ </text:span><text:span text:style-name="T94">0.10 </text:span><text:span text:style-name="T95">µ</text:span><text:span text:style-name="T94">Sv/h – 30 mSv/h</text:span><text:span text:style-name="T89"> <text:s/></text:span><text:span text:style-name="T94">–</text:span><text:span text:style-name="T89"> <text:s/></text:span><text:span text:style-name="T94">± 20 %</text:span></text:h>
          </table:table-cell>
        </table:table-row>
      </table:table>
      <text:p text:style-name="P5"/>
      <text:p text:style-name="P13">Operating conditions:</text:p>
      <text:p text:style-name="P68"><text:span text:style-name="T25">- Air temperature<text:tab/></text:span><text:span text:style-name="T105"><text:tab/><text:tab/><text:tab/>+</text:span><text:span text:style-name="T25">$temp</text:span><text:span text:style-name="T105"> °</text:span><text:span text:style-name="T25">C</text:span></text:p>
      <text:p text:style-name="P68"><text:span text:style-name="T25">- Atmospheric pressure<text:tab/></text:span><text:span text:style-name="T25"><text:tab/><text:tab/><text:tab/>98,5 kPa</text:span></text:p>
      <text:p text:style-name="P68"><text:span text:style-name="T25">- Relative humidity<text:tab/><text:tab/></text:span><text:span text:style-name="T25"><text:tab/><text:tab/>$vlag %</text:span></text:p>
      <text:p text:style-name="P69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39"><text:span text:style-name="T27">Calibration means</text:span><text:span text:style-name="T118">: 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40">- $eng_facility_110;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0">- <text:span text:style-name="T8">$eng_facility_130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0">- <text:span text:style-name="T8">$eng_facility_140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0">- $eng_facility_alpha;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0"><text:span text:style-name="T54">- </text:span><text:span text:style-name="T26">$eng_facility_beta;</text:span></text:p>
          </table:table-cell>
        </table:table-row>
      </table:table>
      <text:p text:style-name="P14"/>
      <text:p text:style-name="P16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1"><text:span text:style-name="T106">PU (</text:span><text:span text:style-name="T107">γ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6.B2" table:number-rows-spanned="3" office:value-type="string">
            <text:p text:style-name="P58">Radia-tion source <text:s/>number</text:p>
          </table:table-cell>
          <table:table-cell table:style-name="t16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6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6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1">H</text:span><text:span text:style-name="T43">1</text:span></text:p>
          </table:table-cell>
          <table:table-cell table:style-name="t16.D3" office:value-type="string">
            <text:p text:style-name="P8"><text:span text:style-name="T9">H</text:span><text:span text:style-name="T43">2</text:span></text:p>
          </table:table-cell>
          <table:table-cell table:style-name="t1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9"><text:span text:style-name="T8">20</text:span> <text:span text:style-name="T54">µSv/h</text:span></text:p>
          </table:table-cell>
          <table:table-cell table:style-name="t16.B5" office:value-type="string">
            <text:p text:style-name="P20">$16-30</text:p>
          </table:table-cell>
          <table:table-cell table:style-name="t16.B5" office:value-type="string">
            <text:p text:style-name="P20">$16-40</text:p>
          </table:table-cell>
          <table:table-cell table:style-name="t16.B5" office:value-type="string">
            <text:p text:style-name="P20">$16-50</text:p>
          </table:table-cell>
          <table:table-cell table:style-name="t16.B5" office:value-type="string">
            <text:p text:style-name="P20">$16-60</text:p>
          </table:table-cell>
          <table:table-cell table:style-name="t16.B5" office:value-type="string">
            <text:p text:style-name="P20">$16-70</text:p>
          </table:table-cell>
          <table:table-cell table:style-name="t16.B5" office:value-type="string">
            <text:p text:style-name="P20">$16-80</text:p>
          </table:table-cell>
          <table:table-cell table:style-name="t16.B5" office:value-type="string">
            <text:p text:style-name="P20">$16-00</text:p>
          </table:table-cell>
          <table:table-cell table:style-name="t16.B5" office:value-type="string">
            <text:p text:style-name="P20">$16-10</text:p>
          </table:table-cell>
          <table:table-cell table:style-name="t16.B5" office:value-type="string">
            <text:p text:style-name="P20">$16-20</text:p>
          </table:table-cell>
          <table:table-cell table:style-name="t16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6.A5" office:value-type="string">
            <text:p text:style-name="P19">7<text:span text:style-name="T8">0</text:span> <text:span text:style-name="T54">µSv/h</text:span></text:p>
          </table:table-cell>
          <table:table-cell table:style-name="t16.B5" office:value-type="string">
            <text:p text:style-name="P20">$16-31</text:p>
          </table:table-cell>
          <table:table-cell table:style-name="t16.B5" office:value-type="string">
            <text:p text:style-name="P20">$16-41</text:p>
          </table:table-cell>
          <table:table-cell table:style-name="t16.B5" office:value-type="string">
            <text:p text:style-name="P20">$16-51</text:p>
          </table:table-cell>
          <table:table-cell table:style-name="t16.B5" office:value-type="string">
            <text:p text:style-name="P20">$16-61</text:p>
          </table:table-cell>
          <table:table-cell table:style-name="t16.B5" office:value-type="string">
            <text:p text:style-name="P20">$16-71</text:p>
          </table:table-cell>
          <table:table-cell table:style-name="t16.B5" office:value-type="string">
            <text:p text:style-name="P20">$16-81</text:p>
          </table:table-cell>
          <table:table-cell table:style-name="t16.B5" office:value-type="string">
            <text:p text:style-name="P20">$16-01</text:p>
          </table:table-cell>
          <table:table-cell table:style-name="t16.B5" office:value-type="string">
            <text:p text:style-name="P20">$16-11</text:p>
          </table:table-cell>
          <table:table-cell table:style-name="t16.B5" office:value-type="string">
            <text:p text:style-name="P20">$16-21</text:p>
          </table:table-cell>
          <table:covered-table-cell/>
        </table:table-row>
        <table:table-row>
          <table:table-cell table:style-name="t16.A5" office:value-type="string">
            <text:p text:style-name="P19"><text:span text:style-name="T8">0,</text:span>7 <text:span text:style-name="T54">mSv/h</text:span></text:p>
          </table:table-cell>
          <table:table-cell table:style-name="t16.B5" office:value-type="string">
            <text:p text:style-name="P20">$16-32</text:p>
          </table:table-cell>
          <table:table-cell table:style-name="t16.B5" office:value-type="string">
            <text:p text:style-name="P20">$16-42</text:p>
          </table:table-cell>
          <table:table-cell table:style-name="t16.B5" office:value-type="string">
            <text:p text:style-name="P20">$16-52</text:p>
          </table:table-cell>
          <table:table-cell table:style-name="t16.B5" office:value-type="string">
            <text:p text:style-name="P20">$16-62</text:p>
          </table:table-cell>
          <table:table-cell table:style-name="t16.B5" office:value-type="string">
            <text:p text:style-name="P20">$16-72</text:p>
          </table:table-cell>
          <table:table-cell table:style-name="t16.B5" office:value-type="string">
            <text:p text:style-name="P20">$16-82</text:p>
          </table:table-cell>
          <table:table-cell table:style-name="t16.B5" office:value-type="string">
            <text:p text:style-name="P20">$16-02</text:p>
          </table:table-cell>
          <table:table-cell table:style-name="t16.B5" office:value-type="string">
            <text:p text:style-name="P20">$16-12</text:p>
          </table:table-cell>
          <table:table-cell table:style-name="t16.B5" office:value-type="string">
            <text:p text:style-name="P20">$16-22</text:p>
          </table:table-cell>
          <table:covered-table-cell/>
        </table:table-row>
        <table:table-row>
          <table:table-cell table:style-name="t16.A8" office:value-type="string">
            <text:p text:style-name="P19">7 <text:span text:style-name="T54">mSv/h</text:span></text:p>
          </table:table-cell>
          <table:table-cell table:style-name="t16.B8" office:value-type="string">
            <text:p text:style-name="P20">$16-33</text:p>
          </table:table-cell>
          <table:table-cell table:style-name="t16.B8" office:value-type="string">
            <text:p text:style-name="P20">$16-43</text:p>
          </table:table-cell>
          <table:table-cell table:style-name="t16.B8" office:value-type="string">
            <text:p text:style-name="P20">$16-53</text:p>
          </table:table-cell>
          <table:table-cell table:style-name="t16.B8" office:value-type="string">
            <text:p text:style-name="P20">$16-63</text:p>
          </table:table-cell>
          <table:table-cell table:style-name="t16.B8" office:value-type="string">
            <text:p text:style-name="P20">$16-73</text:p>
          </table:table-cell>
          <table:table-cell table:style-name="t16.B8" office:value-type="string">
            <text:p text:style-name="P20">$16-83</text:p>
          </table:table-cell>
          <table:table-cell table:style-name="t16.B8" office:value-type="string">
            <text:p text:style-name="P20">$16-03</text:p>
          </table:table-cell>
          <table:table-cell table:style-name="t16.B8" office:value-type="string">
            <text:p text:style-name="P20">$16-13</text:p>
          </table:table-cell>
          <table:table-cell table:style-name="t16.B8" office:value-type="string">
            <text:p text:style-name="P2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1"><text:span text:style-name="T106">PU-2 (</text:span><text:span text:style-name="T107">γ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7.B2" table:number-rows-spanned="3" office:value-type="string">
            <text:p text:style-name="P58">Radia-tion source <text:s/>number</text:p>
          </table:table-cell>
          <table:table-cell table:style-name="t17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7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7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1">H</text:span><text:span text:style-name="T43">1</text:span></text:p>
          </table:table-cell>
          <table:table-cell table:style-name="t17.D3" office:value-type="string">
            <text:p text:style-name="P8"><text:span text:style-name="T9">H</text:span><text:span text:style-name="T43">2</text:span></text:p>
          </table:table-cell>
          <table:table-cell table:style-name="t1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9"><text:span text:style-name="T8">20</text:span> <text:span text:style-name="T54">µSv/h</text:span></text:p>
          </table:table-cell>
          <table:table-cell table:style-name="t17.B5" office:value-type="string">
            <text:p text:style-name="P20">$17-30</text:p>
          </table:table-cell>
          <table:table-cell table:style-name="t17.B5" office:value-type="string">
            <text:p text:style-name="P20">$17-40</text:p>
          </table:table-cell>
          <table:table-cell table:style-name="t17.B5" office:value-type="string">
            <text:p text:style-name="P20">$17-50</text:p>
          </table:table-cell>
          <table:table-cell table:style-name="t17.B5" office:value-type="string">
            <text:p text:style-name="P20">$17-60</text:p>
          </table:table-cell>
          <table:table-cell table:style-name="t17.B5" office:value-type="string">
            <text:p text:style-name="P20">$17-70</text:p>
          </table:table-cell>
          <table:table-cell table:style-name="t17.B5" office:value-type="string">
            <text:p text:style-name="P20">$17-80</text:p>
          </table:table-cell>
          <table:table-cell table:style-name="t17.B5" office:value-type="string">
            <text:p text:style-name="P20">$17-00</text:p>
          </table:table-cell>
          <table:table-cell table:style-name="t17.B5" office:value-type="string">
            <text:p text:style-name="P20">$17-10</text:p>
          </table:table-cell>
          <table:table-cell table:style-name="t17.B5" office:value-type="string">
            <text:p text:style-name="P20">$17-20</text:p>
          </table:table-cell>
          <table:table-cell table:style-name="t17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7.A5" office:value-type="string">
            <text:p text:style-name="P19">7<text:span text:style-name="T8">0</text:span> <text:span text:style-name="T54">µSv/h</text:span></text:p>
          </table:table-cell>
          <table:table-cell table:style-name="t17.B5" office:value-type="string">
            <text:p text:style-name="P20">$17-31</text:p>
          </table:table-cell>
          <table:table-cell table:style-name="t17.B5" office:value-type="string">
            <text:p text:style-name="P20">$17-41</text:p>
          </table:table-cell>
          <table:table-cell table:style-name="t17.B5" office:value-type="string">
            <text:p text:style-name="P20">$17-51</text:p>
          </table:table-cell>
          <table:table-cell table:style-name="t17.B5" office:value-type="string">
            <text:p text:style-name="P20">$17-61</text:p>
          </table:table-cell>
          <table:table-cell table:style-name="t17.B5" office:value-type="string">
            <text:p text:style-name="P20">$17-71</text:p>
          </table:table-cell>
          <table:table-cell table:style-name="t17.B5" office:value-type="string">
            <text:p text:style-name="P20">$17-81</text:p>
          </table:table-cell>
          <table:table-cell table:style-name="t17.B5" office:value-type="string">
            <text:p text:style-name="P20">$17-01</text:p>
          </table:table-cell>
          <table:table-cell table:style-name="t17.B5" office:value-type="string">
            <text:p text:style-name="P20">$17-11</text:p>
          </table:table-cell>
          <table:table-cell table:style-name="t17.B5" office:value-type="string">
            <text:p text:style-name="P20">$17-21</text:p>
          </table:table-cell>
          <table:covered-table-cell/>
        </table:table-row>
        <table:table-row>
          <table:table-cell table:style-name="t17.A5" office:value-type="string">
            <text:p text:style-name="P19"><text:span text:style-name="T8">0,</text:span>7 <text:span text:style-name="T54">mSv/h</text:span></text:p>
          </table:table-cell>
          <table:table-cell table:style-name="t17.B5" office:value-type="string">
            <text:p text:style-name="P20">$17-32</text:p>
          </table:table-cell>
          <table:table-cell table:style-name="t17.B5" office:value-type="string">
            <text:p text:style-name="P20">$17-42</text:p>
          </table:table-cell>
          <table:table-cell table:style-name="t17.B5" office:value-type="string">
            <text:p text:style-name="P20">$17-52</text:p>
          </table:table-cell>
          <table:table-cell table:style-name="t17.B5" office:value-type="string">
            <text:p text:style-name="P20">$17-62</text:p>
          </table:table-cell>
          <table:table-cell table:style-name="t17.B5" office:value-type="string">
            <text:p text:style-name="P20">$17-72</text:p>
          </table:table-cell>
          <table:table-cell table:style-name="t17.B5" office:value-type="string">
            <text:p text:style-name="P20">$17-82</text:p>
          </table:table-cell>
          <table:table-cell table:style-name="t17.B5" office:value-type="string">
            <text:p text:style-name="P20">$17-02</text:p>
          </table:table-cell>
          <table:table-cell table:style-name="t17.B5" office:value-type="string">
            <text:p text:style-name="P20">$17-12</text:p>
          </table:table-cell>
          <table:table-cell table:style-name="t17.B5" office:value-type="string">
            <text:p text:style-name="P20">$17-22</text:p>
          </table:table-cell>
          <table:covered-table-cell/>
        </table:table-row>
        <table:table-row>
          <table:table-cell table:style-name="t17.A8" office:value-type="string">
            <text:p text:style-name="P19">7 <text:span text:style-name="T54">mSv/h</text:span></text:p>
          </table:table-cell>
          <table:table-cell table:style-name="t17.B8" office:value-type="string">
            <text:p text:style-name="P20">$17-33</text:p>
          </table:table-cell>
          <table:table-cell table:style-name="t17.B8" office:value-type="string">
            <text:p text:style-name="P20">$17-43</text:p>
          </table:table-cell>
          <table:table-cell table:style-name="t17.B8" office:value-type="string">
            <text:p text:style-name="P20">$17-53</text:p>
          </table:table-cell>
          <table:table-cell table:style-name="t17.B8" office:value-type="string">
            <text:p text:style-name="P20">$17-63</text:p>
          </table:table-cell>
          <table:table-cell table:style-name="t17.B8" office:value-type="string">
            <text:p text:style-name="P20">$17-73</text:p>
          </table:table-cell>
          <table:table-cell table:style-name="t17.B8" office:value-type="string">
            <text:p text:style-name="P20">$17-83</text:p>
          </table:table-cell>
          <table:table-cell table:style-name="t17.B8" office:value-type="string">
            <text:p text:style-name="P20">$17-03</text:p>
          </table:table-cell>
          <table:table-cell table:style-name="t17.B8" office:value-type="string">
            <text:p text:style-name="P20">$17-13</text:p>
          </table:table-cell>
          <table:table-cell table:style-name="t17.B8" office:value-type="string">
            <text:p text:style-name="P2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1"><text:span text:style-name="T106">PU (</text:span><text:span text:style-name="T107">γ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3.B2" table:number-rows-spanned="3" office:value-type="string">
            <text:p text:style-name="P58">Radia-tion source <text:s/>number</text:p>
          </table:table-cell>
          <table:table-cell table:style-name="t23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3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3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1">H</text:span><text:span text:style-name="T43">1</text:span></text:p>
          </table:table-cell>
          <table:table-cell table:style-name="t23.D3" office:value-type="string">
            <text:p text:style-name="P8"><text:span text:style-name="T9">H</text:span><text:span text:style-name="T43">2</text:span></text:p>
          </table:table-cell>
          <table:table-cell table:style-name="t2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9"><text:span text:style-name="T8">20</text:span> <text:span text:style-name="T54">µSv/h</text:span></text:p>
          </table:table-cell>
          <table:table-cell table:style-name="t23.B5" office:value-type="string">
            <text:p text:style-name="P20">$23-30</text:p>
          </table:table-cell>
          <table:table-cell table:style-name="t23.B5" office:value-type="string">
            <text:p text:style-name="P20">$23-40</text:p>
          </table:table-cell>
          <table:table-cell table:style-name="t23.B5" office:value-type="string">
            <text:p text:style-name="P20">$23-50</text:p>
          </table:table-cell>
          <table:table-cell table:style-name="t23.B5" office:value-type="string">
            <text:p text:style-name="P20">$23-60</text:p>
          </table:table-cell>
          <table:table-cell table:style-name="t23.B5" office:value-type="string">
            <text:p text:style-name="P20">$23-70</text:p>
          </table:table-cell>
          <table:table-cell table:style-name="t23.B5" office:value-type="string">
            <text:p text:style-name="P20">$23-80</text:p>
          </table:table-cell>
          <table:table-cell table:style-name="t23.B5" office:value-type="string">
            <text:p text:style-name="P20">$23-00</text:p>
          </table:table-cell>
          <table:table-cell table:style-name="t23.B5" office:value-type="string">
            <text:p text:style-name="P20">$23-10</text:p>
          </table:table-cell>
          <table:table-cell table:style-name="t23.B5" office:value-type="string">
            <text:p text:style-name="P20">$23-20</text:p>
          </table:table-cell>
          <table:table-cell table:style-name="t23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3.A5" office:value-type="string">
            <text:p text:style-name="P19">7<text:span text:style-name="T8">0</text:span> <text:span text:style-name="T54">µSv/h</text:span></text:p>
          </table:table-cell>
          <table:table-cell table:style-name="t23.B5" office:value-type="string">
            <text:p text:style-name="P20">$23-31</text:p>
          </table:table-cell>
          <table:table-cell table:style-name="t23.B5" office:value-type="string">
            <text:p text:style-name="P20">$23-41</text:p>
          </table:table-cell>
          <table:table-cell table:style-name="t23.B5" office:value-type="string">
            <text:p text:style-name="P20">$23-51</text:p>
          </table:table-cell>
          <table:table-cell table:style-name="t23.B5" office:value-type="string">
            <text:p text:style-name="P20">$23-61</text:p>
          </table:table-cell>
          <table:table-cell table:style-name="t23.B5" office:value-type="string">
            <text:p text:style-name="P20">$23-71</text:p>
          </table:table-cell>
          <table:table-cell table:style-name="t23.B5" office:value-type="string">
            <text:p text:style-name="P20">$23-81</text:p>
          </table:table-cell>
          <table:table-cell table:style-name="t23.B5" office:value-type="string">
            <text:p text:style-name="P20">$23-01</text:p>
          </table:table-cell>
          <table:table-cell table:style-name="t23.B5" office:value-type="string">
            <text:p text:style-name="P20">$23-11</text:p>
          </table:table-cell>
          <table:table-cell table:style-name="t23.B5" office:value-type="string">
            <text:p text:style-name="P20">$23-21</text:p>
          </table:table-cell>
          <table:covered-table-cell/>
        </table:table-row>
        <table:table-row>
          <table:table-cell table:style-name="t23.A5" office:value-type="string">
            <text:p text:style-name="P19"><text:span text:style-name="T8">0,</text:span>7 <text:span text:style-name="T54">mSv/h</text:span></text:p>
          </table:table-cell>
          <table:table-cell table:style-name="t23.B5" office:value-type="string">
            <text:p text:style-name="P20">$23-32</text:p>
          </table:table-cell>
          <table:table-cell table:style-name="t23.B5" office:value-type="string">
            <text:p text:style-name="P20">$23-42</text:p>
          </table:table-cell>
          <table:table-cell table:style-name="t23.B5" office:value-type="string">
            <text:p text:style-name="P20">$23-52</text:p>
          </table:table-cell>
          <table:table-cell table:style-name="t23.B5" office:value-type="string">
            <text:p text:style-name="P20">$23-62</text:p>
          </table:table-cell>
          <table:table-cell table:style-name="t23.B5" office:value-type="string">
            <text:p text:style-name="P20">$23-72</text:p>
          </table:table-cell>
          <table:table-cell table:style-name="t23.B5" office:value-type="string">
            <text:p text:style-name="P20">$23-82</text:p>
          </table:table-cell>
          <table:table-cell table:style-name="t23.B5" office:value-type="string">
            <text:p text:style-name="P20">$23-02</text:p>
          </table:table-cell>
          <table:table-cell table:style-name="t23.B5" office:value-type="string">
            <text:p text:style-name="P20">$23-12</text:p>
          </table:table-cell>
          <table:table-cell table:style-name="t23.B5" office:value-type="string">
            <text:p text:style-name="P20">$23-22</text:p>
          </table:table-cell>
          <table:covered-table-cell/>
        </table:table-row>
        <table:table-row>
          <table:table-cell table:style-name="t23.A5" office:value-type="string">
            <text:p text:style-name="P19">7 <text:span text:style-name="T54">mSv/h</text:span></text:p>
          </table:table-cell>
          <table:table-cell table:style-name="t23.B5" office:value-type="string">
            <text:p text:style-name="P20">$23-33</text:p>
          </table:table-cell>
          <table:table-cell table:style-name="t23.B5" office:value-type="string">
            <text:p text:style-name="P20">$23-43</text:p>
          </table:table-cell>
          <table:table-cell table:style-name="t23.B5" office:value-type="string">
            <text:p text:style-name="P20">$23-53</text:p>
          </table:table-cell>
          <table:table-cell table:style-name="t23.B5" office:value-type="string">
            <text:p text:style-name="P20">$23-63</text:p>
          </table:table-cell>
          <table:table-cell table:style-name="t23.B5" office:value-type="string">
            <text:p text:style-name="P20">$23-73</text:p>
          </table:table-cell>
          <table:table-cell table:style-name="t23.B5" office:value-type="string">
            <text:p text:style-name="P20">$23-83</text:p>
          </table:table-cell>
          <table:table-cell table:style-name="t23.B5" office:value-type="string">
            <text:p text:style-name="P20">$23-03</text:p>
          </table:table-cell>
          <table:table-cell table:style-name="t23.B5" office:value-type="string">
            <text:p text:style-name="P20">$23-13</text:p>
          </table:table-cell>
          <table:table-cell table:style-name="t23.B5" office:value-type="string">
            <text:p text:style-name="P20">$23-23</text:p>
          </table:table-cell>
          <table:covered-table-cell/>
        </table:table-row>
        <table:table-row>
          <table:table-cell table:style-name="t23.A9" office:value-type="string">
            <text:p text:style-name="P19"><text:span text:style-name="T8">70</text:span> <text:span text:style-name="T54">mSv/h</text:span></text:p>
          </table:table-cell>
          <table:table-cell table:style-name="t23.B9" office:value-type="string">
            <text:p text:style-name="P20">$23-34</text:p>
          </table:table-cell>
          <table:table-cell table:style-name="t23.B9" office:value-type="string">
            <text:p text:style-name="P20">$23-44</text:p>
          </table:table-cell>
          <table:table-cell table:style-name="t23.B9" office:value-type="string">
            <text:p text:style-name="P20">$23-54</text:p>
          </table:table-cell>
          <table:table-cell table:style-name="t23.B9" office:value-type="string">
            <text:p text:style-name="P20">$23-64</text:p>
          </table:table-cell>
          <table:table-cell table:style-name="t23.B9" office:value-type="string">
            <text:p text:style-name="P20">$23-74</text:p>
          </table:table-cell>
          <table:table-cell table:style-name="t23.B9" office:value-type="string">
            <text:p text:style-name="P20">$23-84</text:p>
          </table:table-cell>
          <table:table-cell table:style-name="t23.B9" office:value-type="string">
            <text:p text:style-name="P20">$23-04</text:p>
          </table:table-cell>
          <table:table-cell table:style-name="t23.B9" office:value-type="string">
            <text:p text:style-name="P20">$23-14</text:p>
          </table:table-cell>
          <table:table-cell table:style-name="t23.B9" office:value-type="string">
            <text:p text:style-name="P2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1"><text:span text:style-name="T106">PU-2 (</text:span><text:span text:style-name="T107">γ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4.B2" table:number-rows-spanned="3" office:value-type="string">
            <text:p text:style-name="P58">Radia-tion source <text:s/>number</text:p>
          </table:table-cell>
          <table:table-cell table:style-name="t24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4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4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1">H</text:span><text:span text:style-name="T43">1</text:span></text:p>
          </table:table-cell>
          <table:table-cell table:style-name="t24.D3" office:value-type="string">
            <text:p text:style-name="P8"><text:span text:style-name="T9">H</text:span><text:span text:style-name="T43">2</text:span></text:p>
          </table:table-cell>
          <table:table-cell table:style-name="t2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9"><text:span text:style-name="T8">20</text:span> <text:span text:style-name="T54">µSv/h</text:span></text:p>
          </table:table-cell>
          <table:table-cell table:style-name="t24.B5" office:value-type="string">
            <text:p text:style-name="P20">$24-30</text:p>
          </table:table-cell>
          <table:table-cell table:style-name="t24.B5" office:value-type="string">
            <text:p text:style-name="P20">$24-40</text:p>
          </table:table-cell>
          <table:table-cell table:style-name="t24.B5" office:value-type="string">
            <text:p text:style-name="P20">$24-50</text:p>
          </table:table-cell>
          <table:table-cell table:style-name="t24.B5" office:value-type="string">
            <text:p text:style-name="P20">$24-60</text:p>
          </table:table-cell>
          <table:table-cell table:style-name="t24.B5" office:value-type="string">
            <text:p text:style-name="P20">$24-70</text:p>
          </table:table-cell>
          <table:table-cell table:style-name="t24.B5" office:value-type="string">
            <text:p text:style-name="P20">$24-80</text:p>
          </table:table-cell>
          <table:table-cell table:style-name="t24.B5" office:value-type="string">
            <text:p text:style-name="P20">$24-00</text:p>
          </table:table-cell>
          <table:table-cell table:style-name="t24.B5" office:value-type="string">
            <text:p text:style-name="P20">$24-10</text:p>
          </table:table-cell>
          <table:table-cell table:style-name="t24.B5" office:value-type="string">
            <text:p text:style-name="P20">$24-20</text:p>
          </table:table-cell>
          <table:table-cell table:style-name="t24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4.A5" office:value-type="string">
            <text:p text:style-name="P19">7<text:span text:style-name="T8">0</text:span> <text:span text:style-name="T54">µSv/h</text:span></text:p>
          </table:table-cell>
          <table:table-cell table:style-name="t24.B5" office:value-type="string">
            <text:p text:style-name="P20">$24-31</text:p>
          </table:table-cell>
          <table:table-cell table:style-name="t24.B5" office:value-type="string">
            <text:p text:style-name="P20">$24-41</text:p>
          </table:table-cell>
          <table:table-cell table:style-name="t24.B5" office:value-type="string">
            <text:p text:style-name="P20">$24-51</text:p>
          </table:table-cell>
          <table:table-cell table:style-name="t24.B5" office:value-type="string">
            <text:p text:style-name="P20">$24-61</text:p>
          </table:table-cell>
          <table:table-cell table:style-name="t24.B5" office:value-type="string">
            <text:p text:style-name="P20">$24-71</text:p>
          </table:table-cell>
          <table:table-cell table:style-name="t24.B5" office:value-type="string">
            <text:p text:style-name="P20">$24-81</text:p>
          </table:table-cell>
          <table:table-cell table:style-name="t24.B5" office:value-type="string">
            <text:p text:style-name="P20">$24-01</text:p>
          </table:table-cell>
          <table:table-cell table:style-name="t24.B5" office:value-type="string">
            <text:p text:style-name="P20">$24-11</text:p>
          </table:table-cell>
          <table:table-cell table:style-name="t24.B5" office:value-type="string">
            <text:p text:style-name="P20">$24-21</text:p>
          </table:table-cell>
          <table:covered-table-cell/>
        </table:table-row>
        <table:table-row>
          <table:table-cell table:style-name="t24.A5" office:value-type="string">
            <text:p text:style-name="P19"><text:span text:style-name="T8">0,</text:span>7 <text:span text:style-name="T54">mSv/h</text:span></text:p>
          </table:table-cell>
          <table:table-cell table:style-name="t24.B5" office:value-type="string">
            <text:p text:style-name="P20">$24-32</text:p>
          </table:table-cell>
          <table:table-cell table:style-name="t24.B5" office:value-type="string">
            <text:p text:style-name="P20">$24-42</text:p>
          </table:table-cell>
          <table:table-cell table:style-name="t24.B5" office:value-type="string">
            <text:p text:style-name="P20">$24-52</text:p>
          </table:table-cell>
          <table:table-cell table:style-name="t24.B5" office:value-type="string">
            <text:p text:style-name="P20">$24-62</text:p>
          </table:table-cell>
          <table:table-cell table:style-name="t24.B5" office:value-type="string">
            <text:p text:style-name="P20">$24-72</text:p>
          </table:table-cell>
          <table:table-cell table:style-name="t24.B5" office:value-type="string">
            <text:p text:style-name="P20">$24-82</text:p>
          </table:table-cell>
          <table:table-cell table:style-name="t24.B5" office:value-type="string">
            <text:p text:style-name="P20">$24-02</text:p>
          </table:table-cell>
          <table:table-cell table:style-name="t24.B5" office:value-type="string">
            <text:p text:style-name="P20">$24-12</text:p>
          </table:table-cell>
          <table:table-cell table:style-name="t24.B5" office:value-type="string">
            <text:p text:style-name="P20">$24-22</text:p>
          </table:table-cell>
          <table:covered-table-cell/>
        </table:table-row>
        <table:table-row>
          <table:table-cell table:style-name="t24.A5" office:value-type="string">
            <text:p text:style-name="P19">7 <text:span text:style-name="T54">mSv/h</text:span></text:p>
          </table:table-cell>
          <table:table-cell table:style-name="t24.B5" office:value-type="string">
            <text:p text:style-name="P20">$24-33</text:p>
          </table:table-cell>
          <table:table-cell table:style-name="t24.B5" office:value-type="string">
            <text:p text:style-name="P20">$24-43</text:p>
          </table:table-cell>
          <table:table-cell table:style-name="t24.B5" office:value-type="string">
            <text:p text:style-name="P20">$24-53</text:p>
          </table:table-cell>
          <table:table-cell table:style-name="t24.B5" office:value-type="string">
            <text:p text:style-name="P20">$24-63</text:p>
          </table:table-cell>
          <table:table-cell table:style-name="t24.B5" office:value-type="string">
            <text:p text:style-name="P20">$24-73</text:p>
          </table:table-cell>
          <table:table-cell table:style-name="t24.B5" office:value-type="string">
            <text:p text:style-name="P20">$24-83</text:p>
          </table:table-cell>
          <table:table-cell table:style-name="t24.B5" office:value-type="string">
            <text:p text:style-name="P20">$24-03</text:p>
          </table:table-cell>
          <table:table-cell table:style-name="t24.B5" office:value-type="string">
            <text:p text:style-name="P20">$24-13</text:p>
          </table:table-cell>
          <table:table-cell table:style-name="t24.B5" office:value-type="string">
            <text:p text:style-name="P20">$24-23</text:p>
          </table:table-cell>
          <table:covered-table-cell/>
        </table:table-row>
        <table:table-row>
          <table:table-cell table:style-name="t24.A9" office:value-type="string">
            <text:p text:style-name="P19"><text:span text:style-name="T8">70</text:span> <text:span text:style-name="T54">mSv/h</text:span></text:p>
          </table:table-cell>
          <table:table-cell table:style-name="t24.B9" office:value-type="string">
            <text:p text:style-name="P20">$24-34</text:p>
          </table:table-cell>
          <table:table-cell table:style-name="t24.B9" office:value-type="string">
            <text:p text:style-name="P20">$24-44</text:p>
          </table:table-cell>
          <table:table-cell table:style-name="t24.B9" office:value-type="string">
            <text:p text:style-name="P20">$24-54</text:p>
          </table:table-cell>
          <table:table-cell table:style-name="t24.B9" office:value-type="string">
            <text:p text:style-name="P20">$24-64</text:p>
          </table:table-cell>
          <table:table-cell table:style-name="t24.B9" office:value-type="string">
            <text:p text:style-name="P20">$24-74</text:p>
          </table:table-cell>
          <table:table-cell table:style-name="t24.B9" office:value-type="string">
            <text:p text:style-name="P20">$24-84</text:p>
          </table:table-cell>
          <table:table-cell table:style-name="t24.B9" office:value-type="string">
            <text:p text:style-name="P20">$24-04</text:p>
          </table:table-cell>
          <table:table-cell table:style-name="t24.B9" office:value-type="string">
            <text:p text:style-name="P20">$24-14</text:p>
          </table:table-cell>
          <table:table-cell table:style-name="t24.B9" office:value-type="string">
            <text:p text:style-name="P2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1"><text:span text:style-name="T106">PU-4 (</text:span><text:span text:style-name="T107">γ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8.B2" table:number-rows-spanned="3" office:value-type="string">
            <text:p text:style-name="P58">Radia-tion source <text:s/>number</text:p>
          </table:table-cell>
          <table:table-cell table:style-name="t18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8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8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8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1">H</text:span><text:span text:style-name="T43">1</text:span></text:p>
          </table:table-cell>
          <table:table-cell table:style-name="t18.D3" office:value-type="string">
            <text:p text:style-name="P8"><text:span text:style-name="T9">H</text:span><text:span text:style-name="T43">2</text:span></text:p>
          </table:table-cell>
          <table:table-cell table:style-name="t1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9">7<text:span text:style-name="T8">0</text:span> <text:span text:style-name="T54">µSv/h</text:span></text:p>
          </table:table-cell>
          <table:table-cell table:style-name="t18.B5" office:value-type="string">
            <text:p text:style-name="P20">$18-30</text:p>
          </table:table-cell>
          <table:table-cell table:style-name="t18.B5" office:value-type="string">
            <text:p text:style-name="P20">$18-40</text:p>
          </table:table-cell>
          <table:table-cell table:style-name="t18.B5" office:value-type="string">
            <text:p text:style-name="P20">$18-50</text:p>
          </table:table-cell>
          <table:table-cell table:style-name="t18.B5" office:value-type="string">
            <text:p text:style-name="P20">$18-60</text:p>
          </table:table-cell>
          <table:table-cell table:style-name="t18.B5" office:value-type="string">
            <text:p text:style-name="P20">$18-70</text:p>
          </table:table-cell>
          <table:table-cell table:style-name="t18.B5" office:value-type="string">
            <text:p text:style-name="P20">$18-80</text:p>
          </table:table-cell>
          <table:table-cell table:style-name="t18.B5" office:value-type="string">
            <text:p text:style-name="P20">$18-00</text:p>
          </table:table-cell>
          <table:table-cell table:style-name="t18.B5" office:value-type="string">
            <text:p text:style-name="P20">$18-10</text:p>
          </table:table-cell>
          <table:table-cell table:style-name="t18.B5" office:value-type="string">
            <text:p text:style-name="P20">$18-20</text:p>
          </table:table-cell>
          <table:table-cell table:style-name="t18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8.A5" office:value-type="string">
            <text:p text:style-name="P19"><text:span text:style-name="T8">0,</text:span>7 <text:span text:style-name="T54">mSv/h</text:span></text:p>
          </table:table-cell>
          <table:table-cell table:style-name="t18.B5" office:value-type="string">
            <text:p text:style-name="P20">$18-31</text:p>
          </table:table-cell>
          <table:table-cell table:style-name="t18.B5" office:value-type="string">
            <text:p text:style-name="P20">$18-41</text:p>
          </table:table-cell>
          <table:table-cell table:style-name="t18.B5" office:value-type="string">
            <text:p text:style-name="P20">$18-51</text:p>
          </table:table-cell>
          <table:table-cell table:style-name="t18.B5" office:value-type="string">
            <text:p text:style-name="P20">$18-61</text:p>
          </table:table-cell>
          <table:table-cell table:style-name="t18.B5" office:value-type="string">
            <text:p text:style-name="P20">$18-71</text:p>
          </table:table-cell>
          <table:table-cell table:style-name="t18.B5" office:value-type="string">
            <text:p text:style-name="P20">$18-81</text:p>
          </table:table-cell>
          <table:table-cell table:style-name="t18.B5" office:value-type="string">
            <text:p text:style-name="P20">$18-01</text:p>
          </table:table-cell>
          <table:table-cell table:style-name="t18.B5" office:value-type="string">
            <text:p text:style-name="P20">$18-11</text:p>
          </table:table-cell>
          <table:table-cell table:style-name="t18.B5" office:value-type="string">
            <text:p text:style-name="P20">$18-21</text:p>
          </table:table-cell>
          <table:covered-table-cell/>
        </table:table-row>
        <table:table-row>
          <table:table-cell table:style-name="t18.A5" office:value-type="string">
            <text:p text:style-name="P19">7 <text:span text:style-name="T54">mSv/h</text:span></text:p>
          </table:table-cell>
          <table:table-cell table:style-name="t18.B5" office:value-type="string">
            <text:p text:style-name="P20">$18-32</text:p>
          </table:table-cell>
          <table:table-cell table:style-name="t18.B5" office:value-type="string">
            <text:p text:style-name="P20">$18-42</text:p>
          </table:table-cell>
          <table:table-cell table:style-name="t18.B5" office:value-type="string">
            <text:p text:style-name="P20">$18-52</text:p>
          </table:table-cell>
          <table:table-cell table:style-name="t18.B5" office:value-type="string">
            <text:p text:style-name="P20">$18-62</text:p>
          </table:table-cell>
          <table:table-cell table:style-name="t18.B5" office:value-type="string">
            <text:p text:style-name="P20">$18-72</text:p>
          </table:table-cell>
          <table:table-cell table:style-name="t18.B5" office:value-type="string">
            <text:p text:style-name="P20">$18-82</text:p>
          </table:table-cell>
          <table:table-cell table:style-name="t18.B5" office:value-type="string">
            <text:p text:style-name="P20">$18-02</text:p>
          </table:table-cell>
          <table:table-cell table:style-name="t18.B5" office:value-type="string">
            <text:p text:style-name="P20">$18-12</text:p>
          </table:table-cell>
          <table:table-cell table:style-name="t18.B5" office:value-type="string">
            <text:p text:style-name="P20">$18-22</text:p>
          </table:table-cell>
          <table:covered-table-cell/>
        </table:table-row>
        <table:table-row>
          <table:table-cell table:style-name="t18.A8" office:value-type="string">
            <text:p text:style-name="P19"><text:span text:style-name="T8">70</text:span> <text:span text:style-name="T54">mSv/h</text:span></text:p>
          </table:table-cell>
          <table:table-cell table:style-name="t18.B8" office:value-type="string">
            <text:p text:style-name="P20">$18-33</text:p>
          </table:table-cell>
          <table:table-cell table:style-name="t18.B8" office:value-type="string">
            <text:p text:style-name="P20">$18-43</text:p>
          </table:table-cell>
          <table:table-cell table:style-name="t18.B8" office:value-type="string">
            <text:p text:style-name="P20">$18-53</text:p>
          </table:table-cell>
          <table:table-cell table:style-name="t18.B8" office:value-type="string">
            <text:p text:style-name="P20">$18-63</text:p>
          </table:table-cell>
          <table:table-cell table:style-name="t18.B8" office:value-type="string">
            <text:p text:style-name="P20">$18-73</text:p>
          </table:table-cell>
          <table:table-cell table:style-name="t18.B8" office:value-type="string">
            <text:p text:style-name="P20">$18-83</text:p>
          </table:table-cell>
          <table:table-cell table:style-name="t18.B8" office:value-type="string">
            <text:p text:style-name="P20">$18-03</text:p>
          </table:table-cell>
          <table:table-cell table:style-name="t18.B8" office:value-type="string">
            <text:p text:style-name="P20">$18-13</text:p>
          </table:table-cell>
          <table:table-cell table:style-name="t18.B8" office:value-type="string">
            <text:p text:style-name="P20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2"><text:span text:style-name="T14">BDKG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.B2" table:number-rows-spanned="3" office:value-type="string">
            <text:p text:style-name="P58">Radia-tion source <text:s/>number</text:p>
          </table:table-cell>
          <table:table-cell table:style-name="t1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1">H</text:span><text:span text:style-name="T43">1</text:span></text:p>
          </table:table-cell>
          <table:table-cell table:style-name="t1.D3" office:value-type="string">
            <text:p text:style-name="P8"><text:span text:style-name="T9">H</text:span><text:span text:style-name="T43">2</text:span></text:p>
          </table:table-cell>
          <table:table-cell table:style-name="t1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9">0,7 µ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8" office:value-type="string">
            <text:p text:style-name="P19">±<text:span text:style-name="T8">20</text:span></text:p>
          </table:table-cell>
        </table:table-row>
        <table:table-row>
          <table:table-cell table:style-name="t1.A5" office:value-type="string">
            <text:p text:style-name="P19">7 µ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9">70 µ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9">0,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5" office:value-type="string">
            <text:p text:style-name="P19">7,0 mSv/h</text:p>
          </table:table-cell>
          <table:table-cell table:style-name="t1.B5" office:value-type="string">
            <text:p text:style-name="P20">$1-34</text:p>
          </table:table-cell>
          <table:table-cell table:style-name="t1.B5" office:value-type="string">
            <text:p text:style-name="P20">$1-44</text:p>
          </table:table-cell>
          <table:table-cell table:style-name="t1.B5" office:value-type="string">
            <text:p text:style-name="P20">$1-54</text:p>
          </table:table-cell>
          <table:table-cell table:style-name="t1.B5" office:value-type="string">
            <text:p text:style-name="P20">$1-64</text:p>
          </table:table-cell>
          <table:table-cell table:style-name="t1.B5" office:value-type="string">
            <text:p text:style-name="P20">$1-74</text:p>
          </table:table-cell>
          <table:table-cell table:style-name="t1.B5" office:value-type="string">
            <text:p text:style-name="P20">$1-84</text:p>
          </table:table-cell>
          <table:table-cell table:style-name="t1.B5" office:value-type="string">
            <text:p text:style-name="P20">$1-04</text:p>
          </table:table-cell>
          <table:table-cell table:style-name="t1.B5" office:value-type="string">
            <text:p text:style-name="P20">$1-14</text:p>
          </table:table-cell>
          <table:table-cell table:style-name="t1.B5" office:value-type="string">
            <text:p text:style-name="P20">$1-24</text:p>
          </table:table-cell>
          <table:covered-table-cell/>
        </table:table-row>
        <table:table-row>
          <table:table-cell table:style-name="t1.A5" office:value-type="string">
            <text:p text:style-name="P19">70 mSv/h</text:p>
          </table:table-cell>
          <table:table-cell table:style-name="t1.B5" office:value-type="string">
            <text:p text:style-name="P20">$1-35</text:p>
          </table:table-cell>
          <table:table-cell table:style-name="t1.B5" office:value-type="string">
            <text:p text:style-name="P20">$1-45</text:p>
          </table:table-cell>
          <table:table-cell table:style-name="t1.B5" office:value-type="string">
            <text:p text:style-name="P20">$1-55</text:p>
          </table:table-cell>
          <table:table-cell table:style-name="t1.B5" office:value-type="string">
            <text:p text:style-name="P20">$1-65</text:p>
          </table:table-cell>
          <table:table-cell table:style-name="t1.B5" office:value-type="string">
            <text:p text:style-name="P20">$1-75</text:p>
          </table:table-cell>
          <table:table-cell table:style-name="t1.B5" office:value-type="string">
            <text:p text:style-name="P20">$1-85</text:p>
          </table:table-cell>
          <table:table-cell table:style-name="t1.B5" office:value-type="string">
            <text:p text:style-name="P20">$1-05</text:p>
          </table:table-cell>
          <table:table-cell table:style-name="t1.B5" office:value-type="string">
            <text:p text:style-name="P20">$1-15</text:p>
          </table:table-cell>
          <table:table-cell table:style-name="t1.B5" office:value-type="string">
            <text:p text:style-name="P20">$1-25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54">0,7</text:span> Sv/h</text:p>
          </table:table-cell>
          <table:table-cell table:style-name="t1.B5" office:value-type="string">
            <text:p text:style-name="P20">$1-36</text:p>
          </table:table-cell>
          <table:table-cell table:style-name="t1.B5" office:value-type="string">
            <text:p text:style-name="P20">$1-46</text:p>
          </table:table-cell>
          <table:table-cell table:style-name="t1.B5" office:value-type="string">
            <text:p text:style-name="P20">$1-56</text:p>
          </table:table-cell>
          <table:table-cell table:style-name="t1.B5" office:value-type="string">
            <text:p text:style-name="P20">$1-66</text:p>
          </table:table-cell>
          <table:table-cell table:style-name="t1.B5" office:value-type="string">
            <text:p text:style-name="P20">$1-76</text:p>
          </table:table-cell>
          <table:table-cell table:style-name="t1.B5" office:value-type="string">
            <text:p text:style-name="P20">$1-86</text:p>
          </table:table-cell>
          <table:table-cell table:style-name="t1.B5" office:value-type="string">
            <text:p text:style-name="P20">$1-06</text:p>
          </table:table-cell>
          <table:table-cell table:style-name="t1.B5" office:value-type="string">
            <text:p text:style-name="P20">$1-16</text:p>
          </table:table-cell>
          <table:table-cell table:style-name="t1.B5" office:value-type="string">
            <text:p text:style-name="P20">$1-26</text:p>
          </table:table-cell>
          <table:covered-table-cell/>
        </table:table-row>
        <table:table-row>
          <table:table-cell table:style-name="t1.A12" office:value-type="string">
            <text:p text:style-name="P19">7 Sv/h</text:p>
          </table:table-cell>
          <table:table-cell table:style-name="t1.B12" office:value-type="string">
            <text:p text:style-name="P20">$1-37</text:p>
          </table:table-cell>
          <table:table-cell table:style-name="t1.B12" office:value-type="string">
            <text:p text:style-name="P20">$1-47</text:p>
          </table:table-cell>
          <table:table-cell table:style-name="t1.B12" office:value-type="string">
            <text:p text:style-name="P20">$1-57</text:p>
          </table:table-cell>
          <table:table-cell table:style-name="t1.B12" office:value-type="string">
            <text:p text:style-name="P20">$1-67</text:p>
          </table:table-cell>
          <table:table-cell table:style-name="t1.B12" office:value-type="string">
            <text:p text:style-name="P20">$1-77</text:p>
          </table:table-cell>
          <table:table-cell table:style-name="t1.B12" office:value-type="string">
            <text:p text:style-name="P20">$1-87</text:p>
          </table:table-cell>
          <table:table-cell table:style-name="t1.B12" office:value-type="string">
            <text:p text:style-name="P20">$1-07</text:p>
          </table:table-cell>
          <table:table-cell table:style-name="t1.B12" office:value-type="string">
            <text:p text:style-name="P20">$1-17</text:p>
          </table:table-cell>
          <table:table-cell table:style-name="t1.B12" office:value-type="string">
            <text:p text:style-name="P2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2"><text:span text:style-name="T14">BDKG-03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.B2" table:number-rows-spanned="3" office:value-type="string">
            <text:p text:style-name="P58">Radia-tion source <text:s/>number</text:p>
          </table:table-cell>
          <table:table-cell table:style-name="t2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1">H</text:span><text:span text:style-name="T43">1</text:span></text:p>
          </table:table-cell>
          <table:table-cell table:style-name="t2.D3" office:value-type="string">
            <text:p text:style-name="P8"><text:span text:style-name="T9">H</text:span><text:span text:style-name="T43">2</text:span></text:p>
          </table:table-cell>
          <table:table-cell table:style-name="t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<text:span text:style-name="T8">0,07</text:span> µSv/h</text:p>
          </table:table-cell>
          <table:table-cell table:style-name="t2.B5" office:value-type="string">
            <text:p text:style-name="P20">$2-30</text:p>
          </table:table-cell>
          <table:table-cell table:style-name="t2.B5" office:value-type="string">
            <text:p text:style-name="P20">$2-40</text:p>
          </table:table-cell>
          <table:table-cell table:style-name="t2.B5" office:value-type="string">
            <text:p text:style-name="P20">$2-50</text:p>
          </table:table-cell>
          <table:table-cell table:style-name="t2.B5" office:value-type="string">
            <text:p text:style-name="P20">$2-60</text:p>
          </table:table-cell>
          <table:table-cell table:style-name="t2.B5" office:value-type="string">
            <text:p text:style-name="P20">$2-70</text:p>
          </table:table-cell>
          <table:table-cell table:style-name="t2.B5" office:value-type="string">
            <text:p text:style-name="P20">$2-80</text:p>
          </table:table-cell>
          <table:table-cell table:style-name="t2.B5" office:value-type="string">
            <text:p text:style-name="P20">$2-00</text:p>
          </table:table-cell>
          <table:table-cell table:style-name="t2.B5" office:value-type="string">
            <text:p text:style-name="P20">$2-10</text:p>
          </table:table-cell>
          <table:table-cell table:style-name="t2.B5" office:value-type="string">
            <text:p text:style-name="P20">$2-20</text:p>
          </table:table-cell>
          <table:table-cell table:style-name="t2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.A5" office:value-type="string">
            <text:p text:style-name="P19">0,7 µSv/h</text:p>
          </table:table-cell>
          <table:table-cell table:style-name="t2.B5" office:value-type="string">
            <text:p text:style-name="P20">$2-31</text:p>
          </table:table-cell>
          <table:table-cell table:style-name="t2.B5" office:value-type="string">
            <text:p text:style-name="P20">$2-41</text:p>
          </table:table-cell>
          <table:table-cell table:style-name="t2.B5" office:value-type="string">
            <text:p text:style-name="P20">$2-51</text:p>
          </table:table-cell>
          <table:table-cell table:style-name="t2.B5" office:value-type="string">
            <text:p text:style-name="P20">$2-61</text:p>
          </table:table-cell>
          <table:table-cell table:style-name="t2.B5" office:value-type="string">
            <text:p text:style-name="P20">$2-71</text:p>
          </table:table-cell>
          <table:table-cell table:style-name="t2.B5" office:value-type="string">
            <text:p text:style-name="P20">$2-81</text:p>
          </table:table-cell>
          <table:table-cell table:style-name="t2.B5" office:value-type="string">
            <text:p text:style-name="P20">$2-01</text:p>
          </table:table-cell>
          <table:table-cell table:style-name="t2.B5" office:value-type="string">
            <text:p text:style-name="P20">$2-11</text:p>
          </table:table-cell>
          <table:table-cell table:style-name="t2.B5" office:value-type="string">
            <text:p text:style-name="P20">$2-21</text:p>
          </table:table-cell>
          <table:covered-table-cell/>
        </table:table-row>
        <table:table-row>
          <table:table-cell table:style-name="t2.A5" office:value-type="string">
            <text:p text:style-name="P19">7 µSv/h</text:p>
          </table:table-cell>
          <table:table-cell table:style-name="t2.B5" office:value-type="string">
            <text:p text:style-name="P20">$2-32</text:p>
          </table:table-cell>
          <table:table-cell table:style-name="t2.B5" office:value-type="string">
            <text:p text:style-name="P20">$2-42</text:p>
          </table:table-cell>
          <table:table-cell table:style-name="t2.B5" office:value-type="string">
            <text:p text:style-name="P20">$2-52</text:p>
          </table:table-cell>
          <table:table-cell table:style-name="t2.B5" office:value-type="string">
            <text:p text:style-name="P20">$2-62</text:p>
          </table:table-cell>
          <table:table-cell table:style-name="t2.B5" office:value-type="string">
            <text:p text:style-name="P20">$2-72</text:p>
          </table:table-cell>
          <table:table-cell table:style-name="t2.B5" office:value-type="string">
            <text:p text:style-name="P20">$2-82</text:p>
          </table:table-cell>
          <table:table-cell table:style-name="t2.B5" office:value-type="string">
            <text:p text:style-name="P20">$2-02</text:p>
          </table:table-cell>
          <table:table-cell table:style-name="t2.B5" office:value-type="string">
            <text:p text:style-name="P20">$2-12</text:p>
          </table:table-cell>
          <table:table-cell table:style-name="t2.B5" office:value-type="string">
            <text:p text:style-name="P20">$2-22</text:p>
          </table:table-cell>
          <table:covered-table-cell/>
        </table:table-row>
        <table:table-row>
          <table:table-cell table:style-name="t2.A5" office:value-type="string">
            <text:p text:style-name="P19">70 µSv/h</text:p>
          </table:table-cell>
          <table:table-cell table:style-name="t2.B5" office:value-type="string">
            <text:p text:style-name="P20">$2-33</text:p>
          </table:table-cell>
          <table:table-cell table:style-name="t2.B5" office:value-type="string">
            <text:p text:style-name="P20">$2-43</text:p>
          </table:table-cell>
          <table:table-cell table:style-name="t2.B5" office:value-type="string">
            <text:p text:style-name="P20">$2-53</text:p>
          </table:table-cell>
          <table:table-cell table:style-name="t2.B5" office:value-type="string">
            <text:p text:style-name="P20">$2-63</text:p>
          </table:table-cell>
          <table:table-cell table:style-name="t2.B5" office:value-type="string">
            <text:p text:style-name="P20">$2-73</text:p>
          </table:table-cell>
          <table:table-cell table:style-name="t2.B5" office:value-type="string">
            <text:p text:style-name="P20">$2-83</text:p>
          </table:table-cell>
          <table:table-cell table:style-name="t2.B5" office:value-type="string">
            <text:p text:style-name="P20">$2-03</text:p>
          </table:table-cell>
          <table:table-cell table:style-name="t2.B5" office:value-type="string">
            <text:p text:style-name="P20">$2-13</text:p>
          </table:table-cell>
          <table:table-cell table:style-name="t2.B5" office:value-type="string">
            <text:p text:style-name="P20">$2-23</text:p>
          </table:table-cell>
          <table:covered-table-cell/>
        </table:table-row>
        <table:table-row>
          <table:table-cell table:style-name="t2.A9" office:value-type="string">
            <text:p text:style-name="P19"><text:span text:style-name="T54">240</text:span> <text:span text:style-name="T54">µSv/h</text:span></text:p>
          </table:table-cell>
          <table:table-cell table:style-name="t2.B9" office:value-type="string">
            <text:p text:style-name="P20">$2-34</text:p>
          </table:table-cell>
          <table:table-cell table:style-name="t2.B9" office:value-type="string">
            <text:p text:style-name="P20">$2-44</text:p>
          </table:table-cell>
          <table:table-cell table:style-name="t2.B9" office:value-type="string">
            <text:p text:style-name="P20">$2-54</text:p>
          </table:table-cell>
          <table:table-cell table:style-name="t2.B9" office:value-type="string">
            <text:p text:style-name="P20">$2-64</text:p>
          </table:table-cell>
          <table:table-cell table:style-name="t2.B9" office:value-type="string">
            <text:p text:style-name="P20">$2-74</text:p>
          </table:table-cell>
          <table:table-cell table:style-name="t2.B9" office:value-type="string">
            <text:p text:style-name="P20">$2-84</text:p>
          </table:table-cell>
          <table:table-cell table:style-name="t2.B9" office:value-type="string">
            <text:p text:style-name="P20">$2-04</text:p>
          </table:table-cell>
          <table:table-cell table:style-name="t2.B9" office:value-type="string">
            <text:p text:style-name="P20">$2-14</text:p>
          </table:table-cell>
          <table:table-cell table:style-name="t2.B9" office:value-type="string">
            <text:p text:style-name="P2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2"><text:span text:style-name="T14">BDKG-0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3.B2" table:number-rows-spanned="3" office:value-type="string">
            <text:p text:style-name="P58">Radia-tion source <text:s/>number</text:p>
          </table:table-cell>
          <table:table-cell table:style-name="t3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3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1">H</text:span><text:span text:style-name="T43">1</text:span></text:p>
          </table:table-cell>
          <table:table-cell table:style-name="t3.D3" office:value-type="string">
            <text:p text:style-name="P8"><text:span text:style-name="T9">H</text:span><text:span text:style-name="T43">2</text:span></text:p>
          </table:table-cell>
          <table:table-cell table:style-name="t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9"><text:span text:style-name="T8">0,07</text:span> µSv/h</text:p>
          </table:table-cell>
          <table:table-cell table:style-name="t3.B5" office:value-type="string">
            <text:p text:style-name="P20">$3-30</text:p>
          </table:table-cell>
          <table:table-cell table:style-name="t3.B5" office:value-type="string">
            <text:p text:style-name="P20">$3-40</text:p>
          </table:table-cell>
          <table:table-cell table:style-name="t3.B5" office:value-type="string">
            <text:p text:style-name="P20">$3-50</text:p>
          </table:table-cell>
          <table:table-cell table:style-name="t3.B5" office:value-type="string">
            <text:p text:style-name="P20">$3-60</text:p>
          </table:table-cell>
          <table:table-cell table:style-name="t3.B5" office:value-type="string">
            <text:p text:style-name="P20">$3-70</text:p>
          </table:table-cell>
          <table:table-cell table:style-name="t3.B5" office:value-type="string">
            <text:p text:style-name="P20">$3-80</text:p>
          </table:table-cell>
          <table:table-cell table:style-name="t3.B5" office:value-type="string">
            <text:p text:style-name="P20">$3-00</text:p>
          </table:table-cell>
          <table:table-cell table:style-name="t3.B5" office:value-type="string">
            <text:p text:style-name="P20">$3-10</text:p>
          </table:table-cell>
          <table:table-cell table:style-name="t3.B5" office:value-type="string">
            <text:p text:style-name="P20">$3-20</text:p>
          </table:table-cell>
          <table:table-cell table:style-name="t3.K5" table:number-rows-spanned="9" office:value-type="string">
            <text:p text:style-name="P19">±<text:span text:style-name="T8">20</text:span></text:p>
          </table:table-cell>
        </table:table-row>
        <table:table-row>
          <table:table-cell table:style-name="t3.A5" office:value-type="string">
            <text:p text:style-name="P19">0,7 µSv/h</text:p>
          </table:table-cell>
          <table:table-cell table:style-name="t3.B5" office:value-type="string">
            <text:p text:style-name="P20">$3-31</text:p>
          </table:table-cell>
          <table:table-cell table:style-name="t3.B5" office:value-type="string">
            <text:p text:style-name="P20">$3-41</text:p>
          </table:table-cell>
          <table:table-cell table:style-name="t3.B5" office:value-type="string">
            <text:p text:style-name="P20">$3-51</text:p>
          </table:table-cell>
          <table:table-cell table:style-name="t3.B5" office:value-type="string">
            <text:p text:style-name="P20">$3-61</text:p>
          </table:table-cell>
          <table:table-cell table:style-name="t3.B5" office:value-type="string">
            <text:p text:style-name="P20">$3-71</text:p>
          </table:table-cell>
          <table:table-cell table:style-name="t3.B5" office:value-type="string">
            <text:p text:style-name="P20">$3-81</text:p>
          </table:table-cell>
          <table:table-cell table:style-name="t3.B5" office:value-type="string">
            <text:p text:style-name="P20">$3-01</text:p>
          </table:table-cell>
          <table:table-cell table:style-name="t3.B5" office:value-type="string">
            <text:p text:style-name="P20">$3-11</text:p>
          </table:table-cell>
          <table:table-cell table:style-name="t3.B5" office:value-type="string">
            <text:p text:style-name="P20">$3-21</text:p>
          </table:table-cell>
          <table:covered-table-cell/>
        </table:table-row>
        <table:table-row>
          <table:table-cell table:style-name="t3.A5" office:value-type="string">
            <text:p text:style-name="P19">7 µSv/h</text:p>
          </table:table-cell>
          <table:table-cell table:style-name="t3.B5" office:value-type="string">
            <text:p text:style-name="P20">$3-32</text:p>
          </table:table-cell>
          <table:table-cell table:style-name="t3.B5" office:value-type="string">
            <text:p text:style-name="P20">$3-42</text:p>
          </table:table-cell>
          <table:table-cell table:style-name="t3.B5" office:value-type="string">
            <text:p text:style-name="P20">$3-52</text:p>
          </table:table-cell>
          <table:table-cell table:style-name="t3.B5" office:value-type="string">
            <text:p text:style-name="P20">$3-62</text:p>
          </table:table-cell>
          <table:table-cell table:style-name="t3.B5" office:value-type="string">
            <text:p text:style-name="P20">$3-72</text:p>
          </table:table-cell>
          <table:table-cell table:style-name="t3.B5" office:value-type="string">
            <text:p text:style-name="P20">$3-82</text:p>
          </table:table-cell>
          <table:table-cell table:style-name="t3.B5" office:value-type="string">
            <text:p text:style-name="P20">$3-02</text:p>
          </table:table-cell>
          <table:table-cell table:style-name="t3.B5" office:value-type="string">
            <text:p text:style-name="P20">$3-12</text:p>
          </table:table-cell>
          <table:table-cell table:style-name="t3.B5" office:value-type="string">
            <text:p text:style-name="P20">$3-22</text:p>
          </table:table-cell>
          <table:covered-table-cell/>
        </table:table-row>
        <table:table-row>
          <table:table-cell table:style-name="t3.A5" office:value-type="string">
            <text:p text:style-name="P19">70 µSv/h</text:p>
          </table:table-cell>
          <table:table-cell table:style-name="t3.B5" office:value-type="string">
            <text:p text:style-name="P20">$3-33</text:p>
          </table:table-cell>
          <table:table-cell table:style-name="t3.B5" office:value-type="string">
            <text:p text:style-name="P20">$3-43</text:p>
          </table:table-cell>
          <table:table-cell table:style-name="t3.B5" office:value-type="string">
            <text:p text:style-name="P20">$3-53</text:p>
          </table:table-cell>
          <table:table-cell table:style-name="t3.B5" office:value-type="string">
            <text:p text:style-name="P20">$3-63</text:p>
          </table:table-cell>
          <table:table-cell table:style-name="t3.B5" office:value-type="string">
            <text:p text:style-name="P20">$3-73</text:p>
          </table:table-cell>
          <table:table-cell table:style-name="t3.B5" office:value-type="string">
            <text:p text:style-name="P20">$3-83</text:p>
          </table:table-cell>
          <table:table-cell table:style-name="t3.B5" office:value-type="string">
            <text:p text:style-name="P20">$3-03</text:p>
          </table:table-cell>
          <table:table-cell table:style-name="t3.B5" office:value-type="string">
            <text:p text:style-name="P20">$3-13</text:p>
          </table:table-cell>
          <table:table-cell table:style-name="t3.B5" office:value-type="string">
            <text:p text:style-name="P20">$3-23</text:p>
          </table:table-cell>
          <table:covered-table-cell/>
        </table:table-row>
        <table:table-row>
          <table:table-cell table:style-name="t3.A5" office:value-type="string">
            <text:p text:style-name="P19">0,7 mSv/h</text:p>
          </table:table-cell>
          <table:table-cell table:style-name="t3.B5" office:value-type="string">
            <text:p text:style-name="P20">$3-34</text:p>
          </table:table-cell>
          <table:table-cell table:style-name="t3.B5" office:value-type="string">
            <text:p text:style-name="P20">$3-44</text:p>
          </table:table-cell>
          <table:table-cell table:style-name="t3.B5" office:value-type="string">
            <text:p text:style-name="P20">$3-54</text:p>
          </table:table-cell>
          <table:table-cell table:style-name="t3.B5" office:value-type="string">
            <text:p text:style-name="P20">$3-64</text:p>
          </table:table-cell>
          <table:table-cell table:style-name="t3.B5" office:value-type="string">
            <text:p text:style-name="P20">$3-74</text:p>
          </table:table-cell>
          <table:table-cell table:style-name="t3.B5" office:value-type="string">
            <text:p text:style-name="P20">$3-84</text:p>
          </table:table-cell>
          <table:table-cell table:style-name="t3.B5" office:value-type="string">
            <text:p text:style-name="P20">$3-04</text:p>
          </table:table-cell>
          <table:table-cell table:style-name="t3.B5" office:value-type="string">
            <text:p text:style-name="P20">$3-14</text:p>
          </table:table-cell>
          <table:table-cell table:style-name="t3.B5" office:value-type="string">
            <text:p text:style-name="P20">$3-24</text:p>
          </table:table-cell>
          <table:covered-table-cell/>
        </table:table-row>
        <table:table-row>
          <table:table-cell table:style-name="t3.A5" office:value-type="string">
            <text:p text:style-name="P19">7,0 mSv/h</text:p>
          </table:table-cell>
          <table:table-cell table:style-name="t3.B5" office:value-type="string">
            <text:p text:style-name="P20">$3-35</text:p>
          </table:table-cell>
          <table:table-cell table:style-name="t3.B5" office:value-type="string">
            <text:p text:style-name="P20">$3-45</text:p>
          </table:table-cell>
          <table:table-cell table:style-name="t3.B5" office:value-type="string">
            <text:p text:style-name="P20">$3-55</text:p>
          </table:table-cell>
          <table:table-cell table:style-name="t3.B5" office:value-type="string">
            <text:p text:style-name="P20">$3-65</text:p>
          </table:table-cell>
          <table:table-cell table:style-name="t3.B5" office:value-type="string">
            <text:p text:style-name="P20">$3-75</text:p>
          </table:table-cell>
          <table:table-cell table:style-name="t3.B5" office:value-type="string">
            <text:p text:style-name="P20">$3-85</text:p>
          </table:table-cell>
          <table:table-cell table:style-name="t3.B5" office:value-type="string">
            <text:p text:style-name="P20">$3-05</text:p>
          </table:table-cell>
          <table:table-cell table:style-name="t3.B5" office:value-type="string">
            <text:p text:style-name="P20">$3-15</text:p>
          </table:table-cell>
          <table:table-cell table:style-name="t3.B5" office:value-type="string">
            <text:p text:style-name="P20">$3-25</text:p>
          </table:table-cell>
          <table:covered-table-cell/>
        </table:table-row>
        <table:table-row>
          <table:table-cell table:style-name="t3.A5" office:value-type="string">
            <text:p text:style-name="P19">70 mSv/h</text:p>
          </table:table-cell>
          <table:table-cell table:style-name="t3.B5" office:value-type="string">
            <text:p text:style-name="P20">$3-36</text:p>
          </table:table-cell>
          <table:table-cell table:style-name="t3.B5" office:value-type="string">
            <text:p text:style-name="P20">$3-46</text:p>
          </table:table-cell>
          <table:table-cell table:style-name="t3.B5" office:value-type="string">
            <text:p text:style-name="P20">$3-56</text:p>
          </table:table-cell>
          <table:table-cell table:style-name="t3.B5" office:value-type="string">
            <text:p text:style-name="P20">$3-66</text:p>
          </table:table-cell>
          <table:table-cell table:style-name="t3.B5" office:value-type="string">
            <text:p text:style-name="P20">$3-76</text:p>
          </table:table-cell>
          <table:table-cell table:style-name="t3.B5" office:value-type="string">
            <text:p text:style-name="P20">$3-86</text:p>
          </table:table-cell>
          <table:table-cell table:style-name="t3.B5" office:value-type="string">
            <text:p text:style-name="P20">$3-06</text:p>
          </table:table-cell>
          <table:table-cell table:style-name="t3.B5" office:value-type="string">
            <text:p text:style-name="P20">$3-16</text:p>
          </table:table-cell>
          <table:table-cell table:style-name="t3.B5" office:value-type="string">
            <text:p text:style-name="P20">$3-26</text:p>
          </table:table-cell>
          <table:covered-table-cell/>
        </table:table-row>
        <table:table-row>
          <table:table-cell table:style-name="t3.A5" office:value-type="string">
            <text:p text:style-name="P19"><text:span text:style-name="T54">0,7</text:span> Sv/h</text:p>
          </table:table-cell>
          <table:table-cell table:style-name="t3.B5" office:value-type="string">
            <text:p text:style-name="P20">$3-37</text:p>
          </table:table-cell>
          <table:table-cell table:style-name="t3.B5" office:value-type="string">
            <text:p text:style-name="P20">$3-47</text:p>
          </table:table-cell>
          <table:table-cell table:style-name="t3.B5" office:value-type="string">
            <text:p text:style-name="P20">$3-57</text:p>
          </table:table-cell>
          <table:table-cell table:style-name="t3.B5" office:value-type="string">
            <text:p text:style-name="P20">$3-67</text:p>
          </table:table-cell>
          <table:table-cell table:style-name="t3.B5" office:value-type="string">
            <text:p text:style-name="P20">$3-77</text:p>
          </table:table-cell>
          <table:table-cell table:style-name="t3.B5" office:value-type="string">
            <text:p text:style-name="P20">$3-87</text:p>
          </table:table-cell>
          <table:table-cell table:style-name="t3.B5" office:value-type="string">
            <text:p text:style-name="P20">$3-07</text:p>
          </table:table-cell>
          <table:table-cell table:style-name="t3.B5" office:value-type="string">
            <text:p text:style-name="P20">$3-17</text:p>
          </table:table-cell>
          <table:table-cell table:style-name="t3.B5" office:value-type="string">
            <text:p text:style-name="P20">$3-27</text:p>
          </table:table-cell>
          <table:covered-table-cell/>
        </table:table-row>
        <table:table-row>
          <table:table-cell table:style-name="t3.A13" office:value-type="string">
            <text:p text:style-name="P19">7 Sv/h</text:p>
          </table:table-cell>
          <table:table-cell table:style-name="t3.B13" office:value-type="string">
            <text:p text:style-name="P20">$3-38</text:p>
          </table:table-cell>
          <table:table-cell table:style-name="t3.B13" office:value-type="string">
            <text:p text:style-name="P20">$3-48</text:p>
          </table:table-cell>
          <table:table-cell table:style-name="t3.B13" office:value-type="string">
            <text:p text:style-name="P20">$3-58</text:p>
          </table:table-cell>
          <table:table-cell table:style-name="t3.B13" office:value-type="string">
            <text:p text:style-name="P20">$3-68</text:p>
          </table:table-cell>
          <table:table-cell table:style-name="t3.B13" office:value-type="string">
            <text:p text:style-name="P20">$3-78</text:p>
          </table:table-cell>
          <table:table-cell table:style-name="t3.B13" office:value-type="string">
            <text:p text:style-name="P20">$3-88</text:p>
          </table:table-cell>
          <table:table-cell table:style-name="t3.B13" office:value-type="string">
            <text:p text:style-name="P20">$3-08</text:p>
          </table:table-cell>
          <table:table-cell table:style-name="t3.B13" office:value-type="string">
            <text:p text:style-name="P20">$3-18</text:p>
          </table:table-cell>
          <table:table-cell table:style-name="t3.B13" office:value-type="string">
            <text:p text:style-name="P2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2"><text:span text:style-name="T14">BDKG-05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4.B2" table:number-rows-spanned="3" office:value-type="string">
            <text:p text:style-name="P58">Radia-tion source <text:s/>number</text:p>
          </table:table-cell>
          <table:table-cell table:style-name="t4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4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1">H</text:span><text:span text:style-name="T43">1</text:span></text:p>
          </table:table-cell>
          <table:table-cell table:style-name="t4.D3" office:value-type="string">
            <text:p text:style-name="P8"><text:span text:style-name="T9">H</text:span><text:span text:style-name="T43">2</text:span></text:p>
          </table:table-cell>
          <table:table-cell table:style-name="t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<text:span text:style-name="T8">0,07</text:span> µSv/h</text:p>
          </table:table-cell>
          <table:table-cell table:style-name="t4.B5" office:value-type="string">
            <text:p text:style-name="P20">$4-30</text:p>
          </table:table-cell>
          <table:table-cell table:style-name="t4.B5" office:value-type="string">
            <text:p text:style-name="P20">$4-40</text:p>
          </table:table-cell>
          <table:table-cell table:style-name="t4.B5" office:value-type="string">
            <text:p text:style-name="P20">$4-50</text:p>
          </table:table-cell>
          <table:table-cell table:style-name="t4.B5" office:value-type="string">
            <text:p text:style-name="P20">$4-60</text:p>
          </table:table-cell>
          <table:table-cell table:style-name="t4.B5" office:value-type="string">
            <text:p text:style-name="P20">$4-70</text:p>
          </table:table-cell>
          <table:table-cell table:style-name="t4.B5" office:value-type="string">
            <text:p text:style-name="P20">$4-80</text:p>
          </table:table-cell>
          <table:table-cell table:style-name="t4.B5" office:value-type="string">
            <text:p text:style-name="P20">$4-00</text:p>
          </table:table-cell>
          <table:table-cell table:style-name="t4.B5" office:value-type="string">
            <text:p text:style-name="P20">$4-10</text:p>
          </table:table-cell>
          <table:table-cell table:style-name="t4.B5" office:value-type="string">
            <text:p text:style-name="P20">$4-20</text:p>
          </table:table-cell>
          <table:table-cell table:style-name="t4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4.A5" office:value-type="string">
            <text:p text:style-name="P19">0,7 µSv/h</text:p>
          </table:table-cell>
          <table:table-cell table:style-name="t4.B5" office:value-type="string">
            <text:p text:style-name="P20">$4-31</text:p>
          </table:table-cell>
          <table:table-cell table:style-name="t4.B5" office:value-type="string">
            <text:p text:style-name="P20">$4-41</text:p>
          </table:table-cell>
          <table:table-cell table:style-name="t4.B5" office:value-type="string">
            <text:p text:style-name="P20">$4-51</text:p>
          </table:table-cell>
          <table:table-cell table:style-name="t4.B5" office:value-type="string">
            <text:p text:style-name="P20">$4-61</text:p>
          </table:table-cell>
          <table:table-cell table:style-name="t4.B5" office:value-type="string">
            <text:p text:style-name="P20">$4-71</text:p>
          </table:table-cell>
          <table:table-cell table:style-name="t4.B5" office:value-type="string">
            <text:p text:style-name="P20">$4-81</text:p>
          </table:table-cell>
          <table:table-cell table:style-name="t4.B5" office:value-type="string">
            <text:p text:style-name="P20">$4-01</text:p>
          </table:table-cell>
          <table:table-cell table:style-name="t4.B5" office:value-type="string">
            <text:p text:style-name="P20">$4-11</text:p>
          </table:table-cell>
          <table:table-cell table:style-name="t4.B5" office:value-type="string">
            <text:p text:style-name="P20">$4-21</text:p>
          </table:table-cell>
          <table:covered-table-cell/>
        </table:table-row>
        <table:table-row>
          <table:table-cell table:style-name="t4.A5" office:value-type="string">
            <text:p text:style-name="P19">7 µSv/h</text:p>
          </table:table-cell>
          <table:table-cell table:style-name="t4.B5" office:value-type="string">
            <text:p text:style-name="P20">$4-32</text:p>
          </table:table-cell>
          <table:table-cell table:style-name="t4.B5" office:value-type="string">
            <text:p text:style-name="P20">$4-42</text:p>
          </table:table-cell>
          <table:table-cell table:style-name="t4.B5" office:value-type="string">
            <text:p text:style-name="P20">$4-52</text:p>
          </table:table-cell>
          <table:table-cell table:style-name="t4.B5" office:value-type="string">
            <text:p text:style-name="P20">$4-62</text:p>
          </table:table-cell>
          <table:table-cell table:style-name="t4.B5" office:value-type="string">
            <text:p text:style-name="P20">$4-72</text:p>
          </table:table-cell>
          <table:table-cell table:style-name="t4.B5" office:value-type="string">
            <text:p text:style-name="P20">$4-82</text:p>
          </table:table-cell>
          <table:table-cell table:style-name="t4.B5" office:value-type="string">
            <text:p text:style-name="P20">$4-02</text:p>
          </table:table-cell>
          <table:table-cell table:style-name="t4.B5" office:value-type="string">
            <text:p text:style-name="P20">$4-12</text:p>
          </table:table-cell>
          <table:table-cell table:style-name="t4.B5" office:value-type="string">
            <text:p text:style-name="P20">$4-22</text:p>
          </table:table-cell>
          <table:covered-table-cell/>
        </table:table-row>
        <table:table-row>
          <table:table-cell table:style-name="t4.A5" office:value-type="string">
            <text:p text:style-name="P19">70 µSv/h</text:p>
          </table:table-cell>
          <table:table-cell table:style-name="t4.B5" office:value-type="string">
            <text:p text:style-name="P20">$4-33</text:p>
          </table:table-cell>
          <table:table-cell table:style-name="t4.B5" office:value-type="string">
            <text:p text:style-name="P20">$4-43</text:p>
          </table:table-cell>
          <table:table-cell table:style-name="t4.B5" office:value-type="string">
            <text:p text:style-name="P20">$4-53</text:p>
          </table:table-cell>
          <table:table-cell table:style-name="t4.B5" office:value-type="string">
            <text:p text:style-name="P20">$4-63</text:p>
          </table:table-cell>
          <table:table-cell table:style-name="t4.B5" office:value-type="string">
            <text:p text:style-name="P20">$4-73</text:p>
          </table:table-cell>
          <table:table-cell table:style-name="t4.B5" office:value-type="string">
            <text:p text:style-name="P20">$4-83</text:p>
          </table:table-cell>
          <table:table-cell table:style-name="t4.B5" office:value-type="string">
            <text:p text:style-name="P20">$4-03</text:p>
          </table:table-cell>
          <table:table-cell table:style-name="t4.B5" office:value-type="string">
            <text:p text:style-name="P20">$4-13</text:p>
          </table:table-cell>
          <table:table-cell table:style-name="t4.B5" office:value-type="string">
            <text:p text:style-name="P20">$4-23</text:p>
          </table:table-cell>
          <table:covered-table-cell/>
        </table:table-row>
        <table:table-row>
          <table:table-cell table:style-name="t4.A9" office:value-type="string">
            <text:p text:style-name="P19">240 µSv/h</text:p>
          </table:table-cell>
          <table:table-cell table:style-name="t4.B9" office:value-type="string">
            <text:p text:style-name="P20">$4-34</text:p>
          </table:table-cell>
          <table:table-cell table:style-name="t4.B9" office:value-type="string">
            <text:p text:style-name="P20">$4-44</text:p>
          </table:table-cell>
          <table:table-cell table:style-name="t4.B9" office:value-type="string">
            <text:p text:style-name="P20">$4-54</text:p>
          </table:table-cell>
          <table:table-cell table:style-name="t4.B9" office:value-type="string">
            <text:p text:style-name="P20">$4-64</text:p>
          </table:table-cell>
          <table:table-cell table:style-name="t4.B9" office:value-type="string">
            <text:p text:style-name="P20">$4-74</text:p>
          </table:table-cell>
          <table:table-cell table:style-name="t4.B9" office:value-type="string">
            <text:p text:style-name="P20">$4-84</text:p>
          </table:table-cell>
          <table:table-cell table:style-name="t4.B9" office:value-type="string">
            <text:p text:style-name="P20">$4-04</text:p>
          </table:table-cell>
          <table:table-cell table:style-name="t4.B9" office:value-type="string">
            <text:p text:style-name="P20">$4-14</text:p>
          </table:table-cell>
          <table:table-cell table:style-name="t4.B9" office:value-type="string">
            <text:p text:style-name="P2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2"><text:span text:style-name="T14">BDKG-1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5.B2" table:number-rows-spanned="3" office:value-type="string">
            <text:p text:style-name="P58">Radia-tion source <text:s/>number</text:p>
          </table:table-cell>
          <table:table-cell table:style-name="t5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5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5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5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1">H</text:span><text:span text:style-name="T43">1</text:span></text:p>
          </table:table-cell>
          <table:table-cell table:style-name="t5.D3" office:value-type="string">
            <text:p text:style-name="P8"><text:span text:style-name="T9">H</text:span><text:span text:style-name="T43">2</text:span></text:p>
          </table:table-cell>
          <table:table-cell table:style-name="t5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<text:span text:style-name="T8">0,07</text:span> µSv/h</text:p>
          </table:table-cell>
          <table:table-cell table:style-name="t5.B5" office:value-type="string">
            <text:p text:style-name="P20">$5-30</text:p>
          </table:table-cell>
          <table:table-cell table:style-name="t5.B5" office:value-type="string">
            <text:p text:style-name="P20">$5-40</text:p>
          </table:table-cell>
          <table:table-cell table:style-name="t5.B5" office:value-type="string">
            <text:p text:style-name="P20">$5-50</text:p>
          </table:table-cell>
          <table:table-cell table:style-name="t5.B5" office:value-type="string">
            <text:p text:style-name="P20">$5-60</text:p>
          </table:table-cell>
          <table:table-cell table:style-name="t5.B5" office:value-type="string">
            <text:p text:style-name="P20">$5-70</text:p>
          </table:table-cell>
          <table:table-cell table:style-name="t5.B5" office:value-type="string">
            <text:p text:style-name="P20">$5-80</text:p>
          </table:table-cell>
          <table:table-cell table:style-name="t5.B5" office:value-type="string">
            <text:p text:style-name="P20">$5-00</text:p>
          </table:table-cell>
          <table:table-cell table:style-name="t5.B5" office:value-type="string">
            <text:p text:style-name="P20">$5-10</text:p>
          </table:table-cell>
          <table:table-cell table:style-name="t5.B5" office:value-type="string">
            <text:p text:style-name="P20">$5-20</text:p>
          </table:table-cell>
          <table:table-cell table:style-name="t5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5.A5" office:value-type="string">
            <text:p text:style-name="P19">0,7 µSv/h</text:p>
          </table:table-cell>
          <table:table-cell table:style-name="t5.B5" office:value-type="string">
            <text:p text:style-name="P20">$5-31</text:p>
          </table:table-cell>
          <table:table-cell table:style-name="t5.B5" office:value-type="string">
            <text:p text:style-name="P20">$5-41</text:p>
          </table:table-cell>
          <table:table-cell table:style-name="t5.B5" office:value-type="string">
            <text:p text:style-name="P20">$5-51</text:p>
          </table:table-cell>
          <table:table-cell table:style-name="t5.B5" office:value-type="string">
            <text:p text:style-name="P20">$5-61</text:p>
          </table:table-cell>
          <table:table-cell table:style-name="t5.B5" office:value-type="string">
            <text:p text:style-name="P20">$5-71</text:p>
          </table:table-cell>
          <table:table-cell table:style-name="t5.B5" office:value-type="string">
            <text:p text:style-name="P20">$5-81</text:p>
          </table:table-cell>
          <table:table-cell table:style-name="t5.B5" office:value-type="string">
            <text:p text:style-name="P20">$5-01</text:p>
          </table:table-cell>
          <table:table-cell table:style-name="t5.B5" office:value-type="string">
            <text:p text:style-name="P20">$5-11</text:p>
          </table:table-cell>
          <table:table-cell table:style-name="t5.B5" office:value-type="string">
            <text:p text:style-name="P20">$5-21</text:p>
          </table:table-cell>
          <table:covered-table-cell/>
        </table:table-row>
        <table:table-row>
          <table:table-cell table:style-name="t5.A5" office:value-type="string">
            <text:p text:style-name="P19">7 µSv/h</text:p>
          </table:table-cell>
          <table:table-cell table:style-name="t5.B5" office:value-type="string">
            <text:p text:style-name="P20">$5-32</text:p>
          </table:table-cell>
          <table:table-cell table:style-name="t5.B5" office:value-type="string">
            <text:p text:style-name="P20">$5-42</text:p>
          </table:table-cell>
          <table:table-cell table:style-name="t5.B5" office:value-type="string">
            <text:p text:style-name="P20">$5-52</text:p>
          </table:table-cell>
          <table:table-cell table:style-name="t5.B5" office:value-type="string">
            <text:p text:style-name="P20">$5-62</text:p>
          </table:table-cell>
          <table:table-cell table:style-name="t5.B5" office:value-type="string">
            <text:p text:style-name="P20">$5-72</text:p>
          </table:table-cell>
          <table:table-cell table:style-name="t5.B5" office:value-type="string">
            <text:p text:style-name="P20">$5-82</text:p>
          </table:table-cell>
          <table:table-cell table:style-name="t5.B5" office:value-type="string">
            <text:p text:style-name="P20">$5-02</text:p>
          </table:table-cell>
          <table:table-cell table:style-name="t5.B5" office:value-type="string">
            <text:p text:style-name="P20">$5-12</text:p>
          </table:table-cell>
          <table:table-cell table:style-name="t5.B5" office:value-type="string">
            <text:p text:style-name="P20">$5-22</text:p>
          </table:table-cell>
          <table:covered-table-cell/>
        </table:table-row>
        <table:table-row>
          <table:table-cell table:style-name="t5.A8" office:value-type="string">
            <text:p text:style-name="P19">70 µSv/h</text:p>
          </table:table-cell>
          <table:table-cell table:style-name="t5.B8" office:value-type="string">
            <text:p text:style-name="P20">$5-33</text:p>
          </table:table-cell>
          <table:table-cell table:style-name="t5.B8" office:value-type="string">
            <text:p text:style-name="P20">$5-43</text:p>
          </table:table-cell>
          <table:table-cell table:style-name="t5.B8" office:value-type="string">
            <text:p text:style-name="P20">$5-53</text:p>
          </table:table-cell>
          <table:table-cell table:style-name="t5.B8" office:value-type="string">
            <text:p text:style-name="P20">$5-63</text:p>
          </table:table-cell>
          <table:table-cell table:style-name="t5.B8" office:value-type="string">
            <text:p text:style-name="P20">$5-73</text:p>
          </table:table-cell>
          <table:table-cell table:style-name="t5.B8" office:value-type="string">
            <text:p text:style-name="P20">$5-83</text:p>
          </table:table-cell>
          <table:table-cell table:style-name="t5.B8" office:value-type="string">
            <text:p text:style-name="P20">$5-03</text:p>
          </table:table-cell>
          <table:table-cell table:style-name="t5.B8" office:value-type="string">
            <text:p text:style-name="P20">$5-13</text:p>
          </table:table-cell>
          <table:table-cell table:style-name="t5.B8" office:value-type="string">
            <text:p text:style-name="P2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2"><text:span text:style-name="T14">BDKG-17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6.B2" table:number-rows-spanned="3" office:value-type="string">
            <text:p text:style-name="P58">Radia-tion source <text:s/>number</text:p>
          </table:table-cell>
          <table:table-cell table:style-name="t6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6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1">H</text:span><text:span text:style-name="T43">1</text:span></text:p>
          </table:table-cell>
          <table:table-cell table:style-name="t6.D3" office:value-type="string">
            <text:p text:style-name="P8"><text:span text:style-name="T9">H</text:span><text:span text:style-name="T43">2</text:span></text:p>
          </table:table-cell>
          <table:table-cell table:style-name="t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<text:span text:style-name="T8">7,0</text:span> mSv/h</text:p>
          </table:table-cell>
          <table:table-cell table:style-name="t6.B5" office:value-type="string">
            <text:p text:style-name="P20">$6-30</text:p>
          </table:table-cell>
          <table:table-cell table:style-name="t6.B5" office:value-type="string">
            <text:p text:style-name="P20">$6-40</text:p>
          </table:table-cell>
          <table:table-cell table:style-name="t6.B5" office:value-type="string">
            <text:p text:style-name="P20">$6-50</text:p>
          </table:table-cell>
          <table:table-cell table:style-name="t6.B5" office:value-type="string">
            <text:p text:style-name="P20">$6-60</text:p>
          </table:table-cell>
          <table:table-cell table:style-name="t6.B5" office:value-type="string">
            <text:p text:style-name="P20">$6-70</text:p>
          </table:table-cell>
          <table:table-cell table:style-name="t6.B5" office:value-type="string">
            <text:p text:style-name="P20">$6-80</text:p>
          </table:table-cell>
          <table:table-cell table:style-name="t6.B5" office:value-type="string">
            <text:p text:style-name="P20">$6-00</text:p>
          </table:table-cell>
          <table:table-cell table:style-name="t6.B5" office:value-type="string">
            <text:p text:style-name="P20">$6-10</text:p>
          </table:table-cell>
          <table:table-cell table:style-name="t6.B5" office:value-type="string">
            <text:p text:style-name="P20">$6-20</text:p>
          </table:table-cell>
          <table:table-cell table:style-name="t6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6.A5" office:value-type="string">
            <text:p text:style-name="P19">7<text:span text:style-name="T8">0</text:span> mSv/h</text:p>
          </table:table-cell>
          <table:table-cell table:style-name="t6.B5" office:value-type="string">
            <text:p text:style-name="P20">$6-31</text:p>
          </table:table-cell>
          <table:table-cell table:style-name="t6.B5" office:value-type="string">
            <text:p text:style-name="P20">$6-41</text:p>
          </table:table-cell>
          <table:table-cell table:style-name="t6.B5" office:value-type="string">
            <text:p text:style-name="P20">$6-51</text:p>
          </table:table-cell>
          <table:table-cell table:style-name="t6.B5" office:value-type="string">
            <text:p text:style-name="P20">$6-61</text:p>
          </table:table-cell>
          <table:table-cell table:style-name="t6.B5" office:value-type="string">
            <text:p text:style-name="P20">$6-71</text:p>
          </table:table-cell>
          <table:table-cell table:style-name="t6.B5" office:value-type="string">
            <text:p text:style-name="P20">$6-81</text:p>
          </table:table-cell>
          <table:table-cell table:style-name="t6.B5" office:value-type="string">
            <text:p text:style-name="P20">$6-01</text:p>
          </table:table-cell>
          <table:table-cell table:style-name="t6.B5" office:value-type="string">
            <text:p text:style-name="P20">$6-11</text:p>
          </table:table-cell>
          <table:table-cell table:style-name="t6.B5" office:value-type="string">
            <text:p text:style-name="P20">$6-21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8">0,</text:span>7 Sv/h</text:p>
          </table:table-cell>
          <table:table-cell table:style-name="t6.B5" office:value-type="string">
            <text:p text:style-name="P20">$6-32</text:p>
          </table:table-cell>
          <table:table-cell table:style-name="t6.B5" office:value-type="string">
            <text:p text:style-name="P20">$6-42</text:p>
          </table:table-cell>
          <table:table-cell table:style-name="t6.B5" office:value-type="string">
            <text:p text:style-name="P20">$6-52</text:p>
          </table:table-cell>
          <table:table-cell table:style-name="t6.B5" office:value-type="string">
            <text:p text:style-name="P20">$6-62</text:p>
          </table:table-cell>
          <table:table-cell table:style-name="t6.B5" office:value-type="string">
            <text:p text:style-name="P20">$6-72</text:p>
          </table:table-cell>
          <table:table-cell table:style-name="t6.B5" office:value-type="string">
            <text:p text:style-name="P20">$6-82</text:p>
          </table:table-cell>
          <table:table-cell table:style-name="t6.B5" office:value-type="string">
            <text:p text:style-name="P20">$6-02</text:p>
          </table:table-cell>
          <table:table-cell table:style-name="t6.B5" office:value-type="string">
            <text:p text:style-name="P20">$6-12</text:p>
          </table:table-cell>
          <table:table-cell table:style-name="t6.B5" office:value-type="string">
            <text:p text:style-name="P20">$6-22</text:p>
          </table:table-cell>
          <table:covered-table-cell/>
        </table:table-row>
        <table:table-row>
          <table:table-cell table:style-name="t6.A5" office:value-type="string">
            <text:p text:style-name="P19">7 Sv/h</text:p>
          </table:table-cell>
          <table:table-cell table:style-name="t6.B5" office:value-type="string">
            <text:p text:style-name="P20">$6-33</text:p>
          </table:table-cell>
          <table:table-cell table:style-name="t6.B5" office:value-type="string">
            <text:p text:style-name="P20">$6-43</text:p>
          </table:table-cell>
          <table:table-cell table:style-name="t6.B5" office:value-type="string">
            <text:p text:style-name="P20">$6-53</text:p>
          </table:table-cell>
          <table:table-cell table:style-name="t6.B5" office:value-type="string">
            <text:p text:style-name="P20">$6-63</text:p>
          </table:table-cell>
          <table:table-cell table:style-name="t6.B5" office:value-type="string">
            <text:p text:style-name="P20">$6-73</text:p>
          </table:table-cell>
          <table:table-cell table:style-name="t6.B5" office:value-type="string">
            <text:p text:style-name="P20">$6-83</text:p>
          </table:table-cell>
          <table:table-cell table:style-name="t6.B5" office:value-type="string">
            <text:p text:style-name="P20">$6-03</text:p>
          </table:table-cell>
          <table:table-cell table:style-name="t6.B5" office:value-type="string">
            <text:p text:style-name="P20">$6-13</text:p>
          </table:table-cell>
          <table:table-cell table:style-name="t6.B5" office:value-type="string">
            <text:p text:style-name="P20">$6-23</text:p>
          </table:table-cell>
          <table:covered-table-cell/>
        </table:table-row>
        <table:table-row>
          <table:table-cell table:style-name="t6.A9" office:value-type="string">
            <text:p text:style-name="P19"><text:span text:style-name="T8">40</text:span> Sv/h</text:p>
          </table:table-cell>
          <table:table-cell table:style-name="t6.B9" office:value-type="string">
            <text:p text:style-name="P20">$6-34</text:p>
          </table:table-cell>
          <table:table-cell table:style-name="t6.B9" office:value-type="string">
            <text:p text:style-name="P20">$6-44</text:p>
          </table:table-cell>
          <table:table-cell table:style-name="t6.B9" office:value-type="string">
            <text:p text:style-name="P20">$6-54</text:p>
          </table:table-cell>
          <table:table-cell table:style-name="t6.B9" office:value-type="string">
            <text:p text:style-name="P20">$6-64</text:p>
          </table:table-cell>
          <table:table-cell table:style-name="t6.B9" office:value-type="string">
            <text:p text:style-name="P20">$6-74</text:p>
          </table:table-cell>
          <table:table-cell table:style-name="t6.B9" office:value-type="string">
            <text:p text:style-name="P20">$6-84</text:p>
          </table:table-cell>
          <table:table-cell table:style-name="t6.B9" office:value-type="string">
            <text:p text:style-name="P20">$6-04</text:p>
          </table:table-cell>
          <table:table-cell table:style-name="t6.B9" office:value-type="string">
            <text:p text:style-name="P20">$6-14</text:p>
          </table:table-cell>
          <table:table-cell table:style-name="t6.B9" office:value-type="string">
            <text:p text:style-name="P2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2"><text:span text:style-name="T14">BDKG-2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7.B2" table:number-rows-spanned="3" office:value-type="string">
            <text:p text:style-name="P58">Radia-tion source <text:s/>number</text:p>
          </table:table-cell>
          <table:table-cell table:style-name="t7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7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1">H</text:span><text:span text:style-name="T43">1</text:span></text:p>
          </table:table-cell>
          <table:table-cell table:style-name="t7.D3" office:value-type="string">
            <text:p text:style-name="P8"><text:span text:style-name="T9">H</text:span><text:span text:style-name="T43">2</text:span></text:p>
          </table:table-cell>
          <table:table-cell table:style-name="t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<text:span text:style-name="T54">0,07</text:span> µSv/h</text:p>
          </table:table-cell>
          <table:table-cell table:style-name="t7.B5" office:value-type="string">
            <text:p text:style-name="P20">$7-30</text:p>
          </table:table-cell>
          <table:table-cell table:style-name="t7.B5" office:value-type="string">
            <text:p text:style-name="P20">$7-40</text:p>
          </table:table-cell>
          <table:table-cell table:style-name="t7.B5" office:value-type="string">
            <text:p text:style-name="P20">$7-50</text:p>
          </table:table-cell>
          <table:table-cell table:style-name="t7.B5" office:value-type="string">
            <text:p text:style-name="P20">$7-60</text:p>
          </table:table-cell>
          <table:table-cell table:style-name="t7.B5" office:value-type="string">
            <text:p text:style-name="P20">$7-70</text:p>
          </table:table-cell>
          <table:table-cell table:style-name="t7.B5" office:value-type="string">
            <text:p text:style-name="P20">$7-80</text:p>
          </table:table-cell>
          <table:table-cell table:style-name="t7.B5" office:value-type="string">
            <text:p text:style-name="P20">$7-00</text:p>
          </table:table-cell>
          <table:table-cell table:style-name="t7.B5" office:value-type="string">
            <text:p text:style-name="P20">$7-10</text:p>
          </table:table-cell>
          <table:table-cell table:style-name="t7.B5" office:value-type="string">
            <text:p text:style-name="P20">$7-20</text:p>
          </table:table-cell>
          <table:table-cell table:style-name="t7.K5" table:number-rows-spanned="8" office:value-type="string">
            <text:p text:style-name="P19">±<text:span text:style-name="T8">20</text:span></text:p>
          </table:table-cell>
        </table:table-row>
        <table:table-row>
          <table:table-cell table:style-name="t7.A5" office:value-type="string">
            <text:p text:style-name="P19">0,7 µSv/h</text:p>
          </table:table-cell>
          <table:table-cell table:style-name="t7.B5" office:value-type="string">
            <text:p text:style-name="P20">$7-31</text:p>
          </table:table-cell>
          <table:table-cell table:style-name="t7.B5" office:value-type="string">
            <text:p text:style-name="P20">$7-41</text:p>
          </table:table-cell>
          <table:table-cell table:style-name="t7.B5" office:value-type="string">
            <text:p text:style-name="P20">$7-51</text:p>
          </table:table-cell>
          <table:table-cell table:style-name="t7.B5" office:value-type="string">
            <text:p text:style-name="P20">$7-61</text:p>
          </table:table-cell>
          <table:table-cell table:style-name="t7.B5" office:value-type="string">
            <text:p text:style-name="P20">$7-71</text:p>
          </table:table-cell>
          <table:table-cell table:style-name="t7.B5" office:value-type="string">
            <text:p text:style-name="P20">$7-81</text:p>
          </table:table-cell>
          <table:table-cell table:style-name="t7.B5" office:value-type="string">
            <text:p text:style-name="P20">$7-01</text:p>
          </table:table-cell>
          <table:table-cell table:style-name="t7.B5" office:value-type="string">
            <text:p text:style-name="P20">$7-11</text:p>
          </table:table-cell>
          <table:table-cell table:style-name="t7.B5" office:value-type="string">
            <text:p text:style-name="P20">$7-21</text:p>
          </table:table-cell>
          <table:covered-table-cell/>
        </table:table-row>
        <table:table-row>
          <table:table-cell table:style-name="t7.A5" office:value-type="string">
            <text:p text:style-name="P19">7 µSv/h</text:p>
          </table:table-cell>
          <table:table-cell table:style-name="t7.B5" office:value-type="string">
            <text:p text:style-name="P20">$7-32</text:p>
          </table:table-cell>
          <table:table-cell table:style-name="t7.B5" office:value-type="string">
            <text:p text:style-name="P20">$7-42</text:p>
          </table:table-cell>
          <table:table-cell table:style-name="t7.B5" office:value-type="string">
            <text:p text:style-name="P20">$7-52</text:p>
          </table:table-cell>
          <table:table-cell table:style-name="t7.B5" office:value-type="string">
            <text:p text:style-name="P20">$7-62</text:p>
          </table:table-cell>
          <table:table-cell table:style-name="t7.B5" office:value-type="string">
            <text:p text:style-name="P20">$7-72</text:p>
          </table:table-cell>
          <table:table-cell table:style-name="t7.B5" office:value-type="string">
            <text:p text:style-name="P20">$7-82</text:p>
          </table:table-cell>
          <table:table-cell table:style-name="t7.B5" office:value-type="string">
            <text:p text:style-name="P20">$7-02</text:p>
          </table:table-cell>
          <table:table-cell table:style-name="t7.B5" office:value-type="string">
            <text:p text:style-name="P20">$7-12</text:p>
          </table:table-cell>
          <table:table-cell table:style-name="t7.B5" office:value-type="string">
            <text:p text:style-name="P20">$7-22</text:p>
          </table:table-cell>
          <table:covered-table-cell/>
        </table:table-row>
        <table:table-row>
          <table:table-cell table:style-name="t7.A5" office:value-type="string">
            <text:p text:style-name="P19">70 µSv/h</text:p>
          </table:table-cell>
          <table:table-cell table:style-name="t7.B5" office:value-type="string">
            <text:p text:style-name="P20">$7-33</text:p>
          </table:table-cell>
          <table:table-cell table:style-name="t7.B5" office:value-type="string">
            <text:p text:style-name="P20">$7-43</text:p>
          </table:table-cell>
          <table:table-cell table:style-name="t7.B5" office:value-type="string">
            <text:p text:style-name="P20">$7-53</text:p>
          </table:table-cell>
          <table:table-cell table:style-name="t7.B5" office:value-type="string">
            <text:p text:style-name="P20">$7-63</text:p>
          </table:table-cell>
          <table:table-cell table:style-name="t7.B5" office:value-type="string">
            <text:p text:style-name="P20">$7-73</text:p>
          </table:table-cell>
          <table:table-cell table:style-name="t7.B5" office:value-type="string">
            <text:p text:style-name="P20">$7-83</text:p>
          </table:table-cell>
          <table:table-cell table:style-name="t7.B5" office:value-type="string">
            <text:p text:style-name="P20">$7-03</text:p>
          </table:table-cell>
          <table:table-cell table:style-name="t7.B5" office:value-type="string">
            <text:p text:style-name="P20">$7-13</text:p>
          </table:table-cell>
          <table:table-cell table:style-name="t7.B5" office:value-type="string">
            <text:p text:style-name="P20">$7-23</text:p>
          </table:table-cell>
          <table:covered-table-cell/>
        </table:table-row>
        <table:table-row>
          <table:table-cell table:style-name="t7.A5" office:value-type="string">
            <text:p text:style-name="P19">0,7 mSv/h</text:p>
          </table:table-cell>
          <table:table-cell table:style-name="t7.B5" office:value-type="string">
            <text:p text:style-name="P20">$7-34</text:p>
          </table:table-cell>
          <table:table-cell table:style-name="t7.B5" office:value-type="string">
            <text:p text:style-name="P20">$7-44</text:p>
          </table:table-cell>
          <table:table-cell table:style-name="t7.B5" office:value-type="string">
            <text:p text:style-name="P20">$7-54</text:p>
          </table:table-cell>
          <table:table-cell table:style-name="t7.B5" office:value-type="string">
            <text:p text:style-name="P20">$7-64</text:p>
          </table:table-cell>
          <table:table-cell table:style-name="t7.B5" office:value-type="string">
            <text:p text:style-name="P20">$7-74</text:p>
          </table:table-cell>
          <table:table-cell table:style-name="t7.B5" office:value-type="string">
            <text:p text:style-name="P20">$7-84</text:p>
          </table:table-cell>
          <table:table-cell table:style-name="t7.B5" office:value-type="string">
            <text:p text:style-name="P20">$7-04</text:p>
          </table:table-cell>
          <table:table-cell table:style-name="t7.B5" office:value-type="string">
            <text:p text:style-name="P20">$7-14</text:p>
          </table:table-cell>
          <table:table-cell table:style-name="t7.B5" office:value-type="string">
            <text:p text:style-name="P20">$7-24</text:p>
          </table:table-cell>
          <table:covered-table-cell/>
        </table:table-row>
        <table:table-row>
          <table:table-cell table:style-name="t7.A5" office:value-type="string">
            <text:p text:style-name="P19">7,0 mSv/h</text:p>
          </table:table-cell>
          <table:table-cell table:style-name="t7.B5" office:value-type="string">
            <text:p text:style-name="P20">$7-35</text:p>
          </table:table-cell>
          <table:table-cell table:style-name="t7.B5" office:value-type="string">
            <text:p text:style-name="P20">$7-45</text:p>
          </table:table-cell>
          <table:table-cell table:style-name="t7.B5" office:value-type="string">
            <text:p text:style-name="P20">$7-55</text:p>
          </table:table-cell>
          <table:table-cell table:style-name="t7.B5" office:value-type="string">
            <text:p text:style-name="P20">$7-65</text:p>
          </table:table-cell>
          <table:table-cell table:style-name="t7.B5" office:value-type="string">
            <text:p text:style-name="P20">$7-75</text:p>
          </table:table-cell>
          <table:table-cell table:style-name="t7.B5" office:value-type="string">
            <text:p text:style-name="P20">$7-85</text:p>
          </table:table-cell>
          <table:table-cell table:style-name="t7.B5" office:value-type="string">
            <text:p text:style-name="P20">$7-05</text:p>
          </table:table-cell>
          <table:table-cell table:style-name="t7.B5" office:value-type="string">
            <text:p text:style-name="P20">$7-15</text:p>
          </table:table-cell>
          <table:table-cell table:style-name="t7.B5" office:value-type="string">
            <text:p text:style-name="P20">$7-25</text:p>
          </table:table-cell>
          <table:covered-table-cell/>
        </table:table-row>
        <table:table-row>
          <table:table-cell table:style-name="t7.A5" office:value-type="string">
            <text:p text:style-name="P19">70 mSv/h</text:p>
          </table:table-cell>
          <table:table-cell table:style-name="t7.B5" office:value-type="string">
            <text:p text:style-name="P20">$7-36</text:p>
          </table:table-cell>
          <table:table-cell table:style-name="t7.B5" office:value-type="string">
            <text:p text:style-name="P20">$7-46</text:p>
          </table:table-cell>
          <table:table-cell table:style-name="t7.B5" office:value-type="string">
            <text:p text:style-name="P20">$7-56</text:p>
          </table:table-cell>
          <table:table-cell table:style-name="t7.B5" office:value-type="string">
            <text:p text:style-name="P20">$7-66</text:p>
          </table:table-cell>
          <table:table-cell table:style-name="t7.B5" office:value-type="string">
            <text:p text:style-name="P20">$7-76</text:p>
          </table:table-cell>
          <table:table-cell table:style-name="t7.B5" office:value-type="string">
            <text:p text:style-name="P20">$7-86</text:p>
          </table:table-cell>
          <table:table-cell table:style-name="t7.B5" office:value-type="string">
            <text:p text:style-name="P20">$7-06</text:p>
          </table:table-cell>
          <table:table-cell table:style-name="t7.B5" office:value-type="string">
            <text:p text:style-name="P20">$7-16</text:p>
          </table:table-cell>
          <table:table-cell table:style-name="t7.B5" office:value-type="string">
            <text:p text:style-name="P20">$7-26</text:p>
          </table:table-cell>
          <table:covered-table-cell/>
        </table:table-row>
        <table:table-row>
          <table:table-cell table:style-name="t7.A12" office:value-type="string">
            <text:p text:style-name="P19">0,7 Sv/h</text:p>
          </table:table-cell>
          <table:table-cell table:style-name="t7.B12" office:value-type="string">
            <text:p text:style-name="P20">$7-37</text:p>
          </table:table-cell>
          <table:table-cell table:style-name="t7.B12" office:value-type="string">
            <text:p text:style-name="P20">$7-47</text:p>
          </table:table-cell>
          <table:table-cell table:style-name="t7.B12" office:value-type="string">
            <text:p text:style-name="P20">$7-57</text:p>
          </table:table-cell>
          <table:table-cell table:style-name="t7.B12" office:value-type="string">
            <text:p text:style-name="P20">$7-67</text:p>
          </table:table-cell>
          <table:table-cell table:style-name="t7.B12" office:value-type="string">
            <text:p text:style-name="P20">$7-77</text:p>
          </table:table-cell>
          <table:table-cell table:style-name="t7.B12" office:value-type="string">
            <text:p text:style-name="P20">$7-87</text:p>
          </table:table-cell>
          <table:table-cell table:style-name="t7.B12" office:value-type="string">
            <text:p text:style-name="P20">$7-07</text:p>
          </table:table-cell>
          <table:table-cell table:style-name="t7.B12" office:value-type="string">
            <text:p text:style-name="P20">$7-17</text:p>
          </table:table-cell>
          <table:table-cell table:style-name="t7.B12" office:value-type="string">
            <text:p text:style-name="P2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2"><text:span text:style-name="T14">BDKG-30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<text:span text:style-name="T8">Kerma rate at check point</text:span> <text:span text:style-name="T41">Ḣ</text:span><text:span text:style-name="T45">oi</text:span><text:span text:style-name="T66">(10)</text:span></text:p>
          </table:table-cell>
          <table:table-cell table:style-name="t8.B2" table:number-rows-spanned="3" office:value-type="string">
            <text:p text:style-name="P58">Radia-tion source <text:s/>number</text:p>
          </table:table-cell>
          <table:table-cell table:style-name="t8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8.B2" table:number-columns-spanned="5" office:value-type="string">
            <text:p text:style-name="P8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8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1">H</text:span><text:span text:style-name="T43">1</text:span></text:p>
          </table:table-cell>
          <table:table-cell table:style-name="t8.D3" office:value-type="string">
            <text:p text:style-name="P8"><text:span text:style-name="T9">H</text:span><text:span text:style-name="T43">2</text:span></text:p>
          </table:table-cell>
          <table:table-cell table:style-name="t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<text:span text:style-name="T8">03</text:span> µ<text:span text:style-name="T8">Gy</text:span>/h</text:p>
          </table:table-cell>
          <table:table-cell table:style-name="t8.B5" office:value-type="string">
            <text:p text:style-name="P20">$8-30</text:p>
          </table:table-cell>
          <table:table-cell table:style-name="t8.B5" office:value-type="string">
            <text:p text:style-name="P20">$8-40</text:p>
          </table:table-cell>
          <table:table-cell table:style-name="t8.B5" office:value-type="string">
            <text:p text:style-name="P20">$8-50</text:p>
          </table:table-cell>
          <table:table-cell table:style-name="t8.B5" office:value-type="string">
            <text:p text:style-name="P20">$8-60</text:p>
          </table:table-cell>
          <table:table-cell table:style-name="t8.B5" office:value-type="string">
            <text:p text:style-name="P20">$8-70</text:p>
          </table:table-cell>
          <table:table-cell table:style-name="t8.B5" office:value-type="string">
            <text:p text:style-name="P20">$8-80</text:p>
          </table:table-cell>
          <table:table-cell table:style-name="t8.B5" office:value-type="string">
            <text:p text:style-name="P20">$8-00</text:p>
          </table:table-cell>
          <table:table-cell table:style-name="t8.B5" office:value-type="string">
            <text:p text:style-name="P20">$8-10</text:p>
          </table:table-cell>
          <table:table-cell table:style-name="t8.B5" office:value-type="string">
            <text:p text:style-name="P20">$8-20</text:p>
          </table:table-cell>
          <table:table-cell table:style-name="t8.K5" table:number-rows-spanned="8" office:value-type="string">
            <text:p text:style-name="P19">±<text:span text:style-name="T8">20</text:span></text:p>
          </table:table-cell>
        </table:table-row>
        <table:table-row>
          <table:table-cell table:style-name="t8.A5" office:value-type="string">
            <text:p text:style-name="P19">0,<text:span text:style-name="T54">7</text:span> µ<text:span text:style-name="T8">Gy</text:span>/h</text:p>
          </table:table-cell>
          <table:table-cell table:style-name="t8.B5" office:value-type="string">
            <text:p text:style-name="P20">$8-31</text:p>
          </table:table-cell>
          <table:table-cell table:style-name="t8.B5" office:value-type="string">
            <text:p text:style-name="P20">$8-41</text:p>
          </table:table-cell>
          <table:table-cell table:style-name="t8.B5" office:value-type="string">
            <text:p text:style-name="P20">$8-51</text:p>
          </table:table-cell>
          <table:table-cell table:style-name="t8.B5" office:value-type="string">
            <text:p text:style-name="P20">$8-61</text:p>
          </table:table-cell>
          <table:table-cell table:style-name="t8.B5" office:value-type="string">
            <text:p text:style-name="P20">$8-71</text:p>
          </table:table-cell>
          <table:table-cell table:style-name="t8.B5" office:value-type="string">
            <text:p text:style-name="P20">$8-81</text:p>
          </table:table-cell>
          <table:table-cell table:style-name="t8.B5" office:value-type="string">
            <text:p text:style-name="P20">$8-01</text:p>
          </table:table-cell>
          <table:table-cell table:style-name="t8.B5" office:value-type="string">
            <text:p text:style-name="P20">$8-11</text:p>
          </table:table-cell>
          <table:table-cell table:style-name="t8.B5" office:value-type="string">
            <text:p text:style-name="P20">$8-21</text:p>
          </table:table-cell>
          <table:covered-table-cell/>
        </table:table-row>
        <table:table-row>
          <table:table-cell table:style-name="t8.A5" office:value-type="string">
            <text:p text:style-name="P19">7 µ<text:span text:style-name="T8">Gy</text:span>/h</text:p>
          </table:table-cell>
          <table:table-cell table:style-name="t8.B5" office:value-type="string">
            <text:p text:style-name="P20">$8-32</text:p>
          </table:table-cell>
          <table:table-cell table:style-name="t8.B5" office:value-type="string">
            <text:p text:style-name="P20">$8-42</text:p>
          </table:table-cell>
          <table:table-cell table:style-name="t8.B5" office:value-type="string">
            <text:p text:style-name="P20">$8-52</text:p>
          </table:table-cell>
          <table:table-cell table:style-name="t8.B5" office:value-type="string">
            <text:p text:style-name="P20">$8-62</text:p>
          </table:table-cell>
          <table:table-cell table:style-name="t8.B5" office:value-type="string">
            <text:p text:style-name="P20">$8-72</text:p>
          </table:table-cell>
          <table:table-cell table:style-name="t8.B5" office:value-type="string">
            <text:p text:style-name="P20">$8-82</text:p>
          </table:table-cell>
          <table:table-cell table:style-name="t8.B5" office:value-type="string">
            <text:p text:style-name="P20">$8-02</text:p>
          </table:table-cell>
          <table:table-cell table:style-name="t8.B5" office:value-type="string">
            <text:p text:style-name="P20">$8-12</text:p>
          </table:table-cell>
          <table:table-cell table:style-name="t8.B5" office:value-type="string">
            <text:p text:style-name="P20">$8-22</text:p>
          </table:table-cell>
          <table:covered-table-cell/>
        </table:table-row>
        <table:table-row>
          <table:table-cell table:style-name="t8.A5" office:value-type="string">
            <text:p text:style-name="P19">70 µ<text:span text:style-name="T8">Gy</text:span>/h</text:p>
          </table:table-cell>
          <table:table-cell table:style-name="t8.B5" office:value-type="string">
            <text:p text:style-name="P20">$8-33</text:p>
          </table:table-cell>
          <table:table-cell table:style-name="t8.B5" office:value-type="string">
            <text:p text:style-name="P20">$8-43</text:p>
          </table:table-cell>
          <table:table-cell table:style-name="t8.B5" office:value-type="string">
            <text:p text:style-name="P20">$8-53</text:p>
          </table:table-cell>
          <table:table-cell table:style-name="t8.B5" office:value-type="string">
            <text:p text:style-name="P20">$8-63</text:p>
          </table:table-cell>
          <table:table-cell table:style-name="t8.B5" office:value-type="string">
            <text:p text:style-name="P20">$8-73</text:p>
          </table:table-cell>
          <table:table-cell table:style-name="t8.B5" office:value-type="string">
            <text:p text:style-name="P20">$8-83</text:p>
          </table:table-cell>
          <table:table-cell table:style-name="t8.B5" office:value-type="string">
            <text:p text:style-name="P20">$8-03</text:p>
          </table:table-cell>
          <table:table-cell table:style-name="t8.B5" office:value-type="string">
            <text:p text:style-name="P20">$8-13</text:p>
          </table:table-cell>
          <table:table-cell table:style-name="t8.B5" office:value-type="string">
            <text:p text:style-name="P20">$8-23</text:p>
          </table:table-cell>
          <table:covered-table-cell/>
        </table:table-row>
        <table:table-row>
          <table:table-cell table:style-name="t8.A5" office:value-type="string">
            <text:p text:style-name="P19">0,7 <text:span text:style-name="T8">mGy</text:span>/h</text:p>
          </table:table-cell>
          <table:table-cell table:style-name="t8.B5" office:value-type="string">
            <text:p text:style-name="P20">$8-34</text:p>
          </table:table-cell>
          <table:table-cell table:style-name="t8.B5" office:value-type="string">
            <text:p text:style-name="P20">$8-44</text:p>
          </table:table-cell>
          <table:table-cell table:style-name="t8.B5" office:value-type="string">
            <text:p text:style-name="P20">$8-54</text:p>
          </table:table-cell>
          <table:table-cell table:style-name="t8.B5" office:value-type="string">
            <text:p text:style-name="P20">$8-64</text:p>
          </table:table-cell>
          <table:table-cell table:style-name="t8.B5" office:value-type="string">
            <text:p text:style-name="P20">$8-74</text:p>
          </table:table-cell>
          <table:table-cell table:style-name="t8.B5" office:value-type="string">
            <text:p text:style-name="P20">$8-84</text:p>
          </table:table-cell>
          <table:table-cell table:style-name="t8.B5" office:value-type="string">
            <text:p text:style-name="P20">$8-04</text:p>
          </table:table-cell>
          <table:table-cell table:style-name="t8.B5" office:value-type="string">
            <text:p text:style-name="P20">$8-14</text:p>
          </table:table-cell>
          <table:table-cell table:style-name="t8.B5" office:value-type="string">
            <text:p text:style-name="P20">$8-24</text:p>
          </table:table-cell>
          <table:covered-table-cell/>
        </table:table-row>
        <table:table-row>
          <table:table-cell table:style-name="t8.A5" office:value-type="string">
            <text:p text:style-name="P19">7,0 <text:span text:style-name="T8">mGy</text:span>/h</text:p>
          </table:table-cell>
          <table:table-cell table:style-name="t8.B5" office:value-type="string">
            <text:p text:style-name="P20">$8-35</text:p>
          </table:table-cell>
          <table:table-cell table:style-name="t8.B5" office:value-type="string">
            <text:p text:style-name="P20">$8-45</text:p>
          </table:table-cell>
          <table:table-cell table:style-name="t8.B5" office:value-type="string">
            <text:p text:style-name="P20">$8-55</text:p>
          </table:table-cell>
          <table:table-cell table:style-name="t8.B5" office:value-type="string">
            <text:p text:style-name="P20">$8-65</text:p>
          </table:table-cell>
          <table:table-cell table:style-name="t8.B5" office:value-type="string">
            <text:p text:style-name="P20">$8-75</text:p>
          </table:table-cell>
          <table:table-cell table:style-name="t8.B5" office:value-type="string">
            <text:p text:style-name="P20">$8-85</text:p>
          </table:table-cell>
          <table:table-cell table:style-name="t8.B5" office:value-type="string">
            <text:p text:style-name="P20">$8-05</text:p>
          </table:table-cell>
          <table:table-cell table:style-name="t8.B5" office:value-type="string">
            <text:p text:style-name="P20">$8-15</text:p>
          </table:table-cell>
          <table:table-cell table:style-name="t8.B5" office:value-type="string">
            <text:p text:style-name="P20">$8-25</text:p>
          </table:table-cell>
          <table:covered-table-cell/>
        </table:table-row>
        <table:table-row>
          <table:table-cell table:style-name="t8.A5" office:value-type="string">
            <text:p text:style-name="P19">70 <text:span text:style-name="T8">mGy</text:span>/h</text:p>
          </table:table-cell>
          <table:table-cell table:style-name="t8.B5" office:value-type="string">
            <text:p text:style-name="P20">$8-36</text:p>
          </table:table-cell>
          <table:table-cell table:style-name="t8.B5" office:value-type="string">
            <text:p text:style-name="P20">$8-46</text:p>
          </table:table-cell>
          <table:table-cell table:style-name="t8.B5" office:value-type="string">
            <text:p text:style-name="P20">$8-56</text:p>
          </table:table-cell>
          <table:table-cell table:style-name="t8.B5" office:value-type="string">
            <text:p text:style-name="P20">$8-66</text:p>
          </table:table-cell>
          <table:table-cell table:style-name="t8.B5" office:value-type="string">
            <text:p text:style-name="P20">$8-76</text:p>
          </table:table-cell>
          <table:table-cell table:style-name="t8.B5" office:value-type="string">
            <text:p text:style-name="P20">$8-86</text:p>
          </table:table-cell>
          <table:table-cell table:style-name="t8.B5" office:value-type="string">
            <text:p text:style-name="P20">$8-06</text:p>
          </table:table-cell>
          <table:table-cell table:style-name="t8.B5" office:value-type="string">
            <text:p text:style-name="P20">$8-16</text:p>
          </table:table-cell>
          <table:table-cell table:style-name="t8.B5" office:value-type="string">
            <text:p text:style-name="P20">$8-26</text:p>
          </table:table-cell>
          <table:covered-table-cell/>
        </table:table-row>
        <table:table-row>
          <table:table-cell table:style-name="t8.A12" office:value-type="string">
            <text:p text:style-name="P19">0,7 <text:span text:style-name="T8">Gy</text:span>/h</text:p>
          </table:table-cell>
          <table:table-cell table:style-name="t8.B12" office:value-type="string">
            <text:p text:style-name="P20">$8-37</text:p>
          </table:table-cell>
          <table:table-cell table:style-name="t8.B12" office:value-type="string">
            <text:p text:style-name="P20">$8-47</text:p>
          </table:table-cell>
          <table:table-cell table:style-name="t8.B12" office:value-type="string">
            <text:p text:style-name="P20">$8-57</text:p>
          </table:table-cell>
          <table:table-cell table:style-name="t8.B12" office:value-type="string">
            <text:p text:style-name="P20">$8-67</text:p>
          </table:table-cell>
          <table:table-cell table:style-name="t8.B12" office:value-type="string">
            <text:p text:style-name="P20">$8-77</text:p>
          </table:table-cell>
          <table:table-cell table:style-name="t8.B12" office:value-type="string">
            <text:p text:style-name="P20">$8-87</text:p>
          </table:table-cell>
          <table:table-cell table:style-name="t8.B12" office:value-type="string">
            <text:p text:style-name="P20">$8-07</text:p>
          </table:table-cell>
          <table:table-cell table:style-name="t8.B12" office:value-type="string">
            <text:p text:style-name="P20">$8-17</text:p>
          </table:table-cell>
          <table:table-cell table:style-name="t8.B12" office:value-type="string">
            <text:p text:style-name="P2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2"><text:span text:style-name="T14">BDKG-3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9.B2" table:number-rows-spanned="3" office:value-type="string">
            <text:p text:style-name="P58">Radia-tion source <text:s/>number</text:p>
          </table:table-cell>
          <table:table-cell table:style-name="t9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9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1">H</text:span><text:span text:style-name="T43">1</text:span></text:p>
          </table:table-cell>
          <table:table-cell table:style-name="t9.D3" office:value-type="string">
            <text:p text:style-name="P8"><text:span text:style-name="T9">H</text:span><text:span text:style-name="T43">2</text:span></text:p>
          </table:table-cell>
          <table:table-cell table:style-name="t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<text:span text:style-name="T54">0,07</text:span> µSv/h</text:p>
          </table:table-cell>
          <table:table-cell table:style-name="t9.B5" office:value-type="string">
            <text:p text:style-name="P20">$9-30</text:p>
          </table:table-cell>
          <table:table-cell table:style-name="t9.B5" office:value-type="string">
            <text:p text:style-name="P20">$9-40</text:p>
          </table:table-cell>
          <table:table-cell table:style-name="t9.B5" office:value-type="string">
            <text:p text:style-name="P20">$9-50</text:p>
          </table:table-cell>
          <table:table-cell table:style-name="t9.B5" office:value-type="string">
            <text:p text:style-name="P20">$9-60</text:p>
          </table:table-cell>
          <table:table-cell table:style-name="t9.B5" office:value-type="string">
            <text:p text:style-name="P20">$9-70</text:p>
          </table:table-cell>
          <table:table-cell table:style-name="t9.B5" office:value-type="string">
            <text:p text:style-name="P20">$9-80</text:p>
          </table:table-cell>
          <table:table-cell table:style-name="t9.B5" office:value-type="string">
            <text:p text:style-name="P20">$9-00</text:p>
          </table:table-cell>
          <table:table-cell table:style-name="t9.B5" office:value-type="string">
            <text:p text:style-name="P20">$9-10</text:p>
          </table:table-cell>
          <table:table-cell table:style-name="t9.B5" office:value-type="string">
            <text:p text:style-name="P20">$9-20</text:p>
          </table:table-cell>
          <table:table-cell table:style-name="t9.K5" table:number-rows-spanned="9" office:value-type="string">
            <text:p text:style-name="P19">±<text:span text:style-name="T8">20</text:span></text:p>
          </table:table-cell>
        </table:table-row>
        <table:table-row>
          <table:table-cell table:style-name="t9.A5" office:value-type="string">
            <text:p text:style-name="P19">0,7 µSv/h</text:p>
          </table:table-cell>
          <table:table-cell table:style-name="t9.B5" office:value-type="string">
            <text:p text:style-name="P20">$9-31</text:p>
          </table:table-cell>
          <table:table-cell table:style-name="t9.B5" office:value-type="string">
            <text:p text:style-name="P20">$9-41</text:p>
          </table:table-cell>
          <table:table-cell table:style-name="t9.B5" office:value-type="string">
            <text:p text:style-name="P20">$9-51</text:p>
          </table:table-cell>
          <table:table-cell table:style-name="t9.B5" office:value-type="string">
            <text:p text:style-name="P20">$9-61</text:p>
          </table:table-cell>
          <table:table-cell table:style-name="t9.B5" office:value-type="string">
            <text:p text:style-name="P20">$9-71</text:p>
          </table:table-cell>
          <table:table-cell table:style-name="t9.B5" office:value-type="string">
            <text:p text:style-name="P20">$9-81</text:p>
          </table:table-cell>
          <table:table-cell table:style-name="t9.B5" office:value-type="string">
            <text:p text:style-name="P20">$9-01</text:p>
          </table:table-cell>
          <table:table-cell table:style-name="t9.B5" office:value-type="string">
            <text:p text:style-name="P20">$9-11</text:p>
          </table:table-cell>
          <table:table-cell table:style-name="t9.B5" office:value-type="string">
            <text:p text:style-name="P20">$9-21</text:p>
          </table:table-cell>
          <table:covered-table-cell/>
        </table:table-row>
        <table:table-row>
          <table:table-cell table:style-name="t9.A5" office:value-type="string">
            <text:p text:style-name="P19">7 µSv/h</text:p>
          </table:table-cell>
          <table:table-cell table:style-name="t9.B5" office:value-type="string">
            <text:p text:style-name="P20">$9-32</text:p>
          </table:table-cell>
          <table:table-cell table:style-name="t9.B5" office:value-type="string">
            <text:p text:style-name="P20">$9-42</text:p>
          </table:table-cell>
          <table:table-cell table:style-name="t9.B5" office:value-type="string">
            <text:p text:style-name="P20">$9-52</text:p>
          </table:table-cell>
          <table:table-cell table:style-name="t9.B5" office:value-type="string">
            <text:p text:style-name="P20">$9-62</text:p>
          </table:table-cell>
          <table:table-cell table:style-name="t9.B5" office:value-type="string">
            <text:p text:style-name="P20">$9-72</text:p>
          </table:table-cell>
          <table:table-cell table:style-name="t9.B5" office:value-type="string">
            <text:p text:style-name="P20">$9-82</text:p>
          </table:table-cell>
          <table:table-cell table:style-name="t9.B5" office:value-type="string">
            <text:p text:style-name="P20">$9-02</text:p>
          </table:table-cell>
          <table:table-cell table:style-name="t9.B5" office:value-type="string">
            <text:p text:style-name="P20">$9-12</text:p>
          </table:table-cell>
          <table:table-cell table:style-name="t9.B5" office:value-type="string">
            <text:p text:style-name="P20">$9-22</text:p>
          </table:table-cell>
          <table:covered-table-cell/>
        </table:table-row>
        <table:table-row>
          <table:table-cell table:style-name="t9.A5" office:value-type="string">
            <text:p text:style-name="P19">70 µSv/h</text:p>
          </table:table-cell>
          <table:table-cell table:style-name="t9.B5" office:value-type="string">
            <text:p text:style-name="P20">$9-33</text:p>
          </table:table-cell>
          <table:table-cell table:style-name="t9.B5" office:value-type="string">
            <text:p text:style-name="P20">$9-43</text:p>
          </table:table-cell>
          <table:table-cell table:style-name="t9.B5" office:value-type="string">
            <text:p text:style-name="P20">$9-53</text:p>
          </table:table-cell>
          <table:table-cell table:style-name="t9.B5" office:value-type="string">
            <text:p text:style-name="P20">$9-63</text:p>
          </table:table-cell>
          <table:table-cell table:style-name="t9.B5" office:value-type="string">
            <text:p text:style-name="P20">$9-73</text:p>
          </table:table-cell>
          <table:table-cell table:style-name="t9.B5" office:value-type="string">
            <text:p text:style-name="P20">$9-83</text:p>
          </table:table-cell>
          <table:table-cell table:style-name="t9.B5" office:value-type="string">
            <text:p text:style-name="P20">$9-03</text:p>
          </table:table-cell>
          <table:table-cell table:style-name="t9.B5" office:value-type="string">
            <text:p text:style-name="P20">$9-13</text:p>
          </table:table-cell>
          <table:table-cell table:style-name="t9.B5" office:value-type="string">
            <text:p text:style-name="P20">$9-23</text:p>
          </table:table-cell>
          <table:covered-table-cell/>
        </table:table-row>
        <table:table-row>
          <table:table-cell table:style-name="t9.A5" office:value-type="string">
            <text:p text:style-name="P19">0,7 mSv/h</text:p>
          </table:table-cell>
          <table:table-cell table:style-name="t9.B5" office:value-type="string">
            <text:p text:style-name="P20">$9-34</text:p>
          </table:table-cell>
          <table:table-cell table:style-name="t9.B5" office:value-type="string">
            <text:p text:style-name="P20">$9-44</text:p>
          </table:table-cell>
          <table:table-cell table:style-name="t9.B5" office:value-type="string">
            <text:p text:style-name="P20">$9-54</text:p>
          </table:table-cell>
          <table:table-cell table:style-name="t9.B5" office:value-type="string">
            <text:p text:style-name="P20">$9-64</text:p>
          </table:table-cell>
          <table:table-cell table:style-name="t9.B5" office:value-type="string">
            <text:p text:style-name="P20">$9-74</text:p>
          </table:table-cell>
          <table:table-cell table:style-name="t9.B5" office:value-type="string">
            <text:p text:style-name="P20">$9-84</text:p>
          </table:table-cell>
          <table:table-cell table:style-name="t9.B5" office:value-type="string">
            <text:p text:style-name="P20">$9-04</text:p>
          </table:table-cell>
          <table:table-cell table:style-name="t9.B5" office:value-type="string">
            <text:p text:style-name="P20">$9-14</text:p>
          </table:table-cell>
          <table:table-cell table:style-name="t9.B5" office:value-type="string">
            <text:p text:style-name="P20">$9-24</text:p>
          </table:table-cell>
          <table:covered-table-cell/>
        </table:table-row>
        <table:table-row>
          <table:table-cell table:style-name="t9.A5" office:value-type="string">
            <text:p text:style-name="P19">7,0 mSv/h</text:p>
          </table:table-cell>
          <table:table-cell table:style-name="t9.B5" office:value-type="string">
            <text:p text:style-name="P20">$9-35</text:p>
          </table:table-cell>
          <table:table-cell table:style-name="t9.B5" office:value-type="string">
            <text:p text:style-name="P20">$9-45</text:p>
          </table:table-cell>
          <table:table-cell table:style-name="t9.B5" office:value-type="string">
            <text:p text:style-name="P20">$9-55</text:p>
          </table:table-cell>
          <table:table-cell table:style-name="t9.B5" office:value-type="string">
            <text:p text:style-name="P20">$9-65</text:p>
          </table:table-cell>
          <table:table-cell table:style-name="t9.B5" office:value-type="string">
            <text:p text:style-name="P20">$9-75</text:p>
          </table:table-cell>
          <table:table-cell table:style-name="t9.B5" office:value-type="string">
            <text:p text:style-name="P20">$9-85</text:p>
          </table:table-cell>
          <table:table-cell table:style-name="t9.B5" office:value-type="string">
            <text:p text:style-name="P20">$9-05</text:p>
          </table:table-cell>
          <table:table-cell table:style-name="t9.B5" office:value-type="string">
            <text:p text:style-name="P20">$9-15</text:p>
          </table:table-cell>
          <table:table-cell table:style-name="t9.B5" office:value-type="string">
            <text:p text:style-name="P20">$9-25</text:p>
          </table:table-cell>
          <table:covered-table-cell/>
        </table:table-row>
        <table:table-row>
          <table:table-cell table:style-name="t9.A5" office:value-type="string">
            <text:p text:style-name="P19">70 mSv/h</text:p>
          </table:table-cell>
          <table:table-cell table:style-name="t9.B5" office:value-type="string">
            <text:p text:style-name="P20">$9-36</text:p>
          </table:table-cell>
          <table:table-cell table:style-name="t9.B5" office:value-type="string">
            <text:p text:style-name="P20">$9-46</text:p>
          </table:table-cell>
          <table:table-cell table:style-name="t9.B5" office:value-type="string">
            <text:p text:style-name="P20">$9-56</text:p>
          </table:table-cell>
          <table:table-cell table:style-name="t9.B5" office:value-type="string">
            <text:p text:style-name="P20">$9-66</text:p>
          </table:table-cell>
          <table:table-cell table:style-name="t9.B5" office:value-type="string">
            <text:p text:style-name="P20">$9-76</text:p>
          </table:table-cell>
          <table:table-cell table:style-name="t9.B5" office:value-type="string">
            <text:p text:style-name="P20">$9-86</text:p>
          </table:table-cell>
          <table:table-cell table:style-name="t9.B5" office:value-type="string">
            <text:p text:style-name="P20">$9-06</text:p>
          </table:table-cell>
          <table:table-cell table:style-name="t9.B5" office:value-type="string">
            <text:p text:style-name="P20">$9-16</text:p>
          </table:table-cell>
          <table:table-cell table:style-name="t9.B5" office:value-type="string">
            <text:p text:style-name="P20">$9-26</text:p>
          </table:table-cell>
          <table:covered-table-cell/>
        </table:table-row>
        <table:table-row>
          <table:table-cell table:style-name="t9.A5" office:value-type="string">
            <text:p text:style-name="P19">0,<text:span text:style-name="T54">35</text:span> Sv/h</text:p>
          </table:table-cell>
          <table:table-cell table:style-name="t9.B5" office:value-type="string">
            <text:p text:style-name="P20">$9-37</text:p>
          </table:table-cell>
          <table:table-cell table:style-name="t9.B5" office:value-type="string">
            <text:p text:style-name="P20">$9-47</text:p>
          </table:table-cell>
          <table:table-cell table:style-name="t9.B5" office:value-type="string">
            <text:p text:style-name="P20">$9-57</text:p>
          </table:table-cell>
          <table:table-cell table:style-name="t9.B5" office:value-type="string">
            <text:p text:style-name="P20">$9-67</text:p>
          </table:table-cell>
          <table:table-cell table:style-name="t9.B5" office:value-type="string">
            <text:p text:style-name="P20">$9-77</text:p>
          </table:table-cell>
          <table:table-cell table:style-name="t9.B5" office:value-type="string">
            <text:p text:style-name="P20">$9-87</text:p>
          </table:table-cell>
          <table:table-cell table:style-name="t9.B5" office:value-type="string">
            <text:p text:style-name="P20">$9-07</text:p>
          </table:table-cell>
          <table:table-cell table:style-name="t9.B5" office:value-type="string">
            <text:p text:style-name="P20">$9-17</text:p>
          </table:table-cell>
          <table:table-cell table:style-name="t9.B5" office:value-type="string">
            <text:p text:style-name="P20">$9-27</text:p>
          </table:table-cell>
          <table:covered-table-cell/>
        </table:table-row>
        <table:table-row>
          <table:table-cell table:style-name="t9.A13" office:value-type="string">
            <text:p text:style-name="P19"><text:span text:style-name="T54">0</text:span>,<text:span text:style-name="T54">5 </text:span>Sv/h</text:p>
          </table:table-cell>
          <table:table-cell table:style-name="t9.B13" office:value-type="string">
            <text:p text:style-name="P20">$9-38</text:p>
          </table:table-cell>
          <table:table-cell table:style-name="t9.B13" office:value-type="string">
            <text:p text:style-name="P20">$9-48</text:p>
          </table:table-cell>
          <table:table-cell table:style-name="t9.B13" office:value-type="string">
            <text:p text:style-name="P20">$9-58</text:p>
          </table:table-cell>
          <table:table-cell table:style-name="t9.B13" office:value-type="string">
            <text:p text:style-name="P20">$9-68</text:p>
          </table:table-cell>
          <table:table-cell table:style-name="t9.B13" office:value-type="string">
            <text:p text:style-name="P20">$9-78</text:p>
          </table:table-cell>
          <table:table-cell table:style-name="t9.B13" office:value-type="string">
            <text:p text:style-name="P20">$9-88</text:p>
          </table:table-cell>
          <table:table-cell table:style-name="t9.B13" office:value-type="string">
            <text:p text:style-name="P20">$9-08</text:p>
          </table:table-cell>
          <table:table-cell table:style-name="t9.B13" office:value-type="string">
            <text:p text:style-name="P20">$9-18</text:p>
          </table:table-cell>
          <table:table-cell table:style-name="t9.B13" office:value-type="string">
            <text:p text:style-name="P20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5"><text:span text:style-name="T14">BDKN-01 </text:span><text:span text:style-name="T14">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9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10.B2" office:value-type="string">
            <text:p text:style-name="P22">Back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10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600</text:p>
            <text:p text:style-name="P18"><text:span text:style-name="T10">φ</text:span><text:span text:style-name="T45">0i</text:span><text:span text:style-name="T8">=6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10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600</text:p>
            <text:p text:style-name="P18"><text:span text:style-name="T10">φ</text:span><text:span text:style-name="T45">0i</text:span><text:span text:style-name="T8">=57,</text:span>0</text:p>
            <text:p text:style-name="P18">20-100</text:p>
          </table:table-cell>
          <table:table-cell table:style-name="t10.B2" office:value-type="string">
            <text:p text:style-name="P61">ИБН-8-6</text:p>
            <text:p text:style-name="P62"><text:s text:c="3"/>N010</text:p>
            <text:p text:style-name="P60"><text:span text:style-name="T8">R=1,0 </text:span><text:span text:style-name="T9">m</text:span></text:p>
            <text:p text:style-name="P62">B(R)=0,863</text:p>
            <text:p text:style-name="P60"><text:span text:style-name="T10">φ</text:span><text:span text:style-name="T45">0i</text:span><text:span text:style-name="T8">=235</text:span></text:p>
            <text:p text:style-name="P61">2⋅10<text:span text:style-name="T33">2</text:span> - 10<text:span text:style-name="T33">3</text:span></text:p>
          </table:table-cell>
          <table:table-cell table:style-name="t10.F2" office:value-type="string">
            <text:p text:style-name="P61">ИБН-8-6</text:p>
            <text:p text:style-name="P62"><text:s text:c="3"/>N010</text:p>
            <text:p text:style-name="P60"><text:span text:style-name="T8">R=0,5 </text:span><text:span text:style-name="T9">m</text:span></text:p>
            <text:p text:style-name="P62">B(R)=0,965</text:p>
            <text:p text:style-name="P60"><text:span text:style-name="T10">φ</text:span><text:span text:style-name="T45">0i</text:span><text:span text:style-name="T8">=986</text:span></text:p>
            <text:p text:style-name="P61">2⋅10<text:span text:style-name="T33">3</text:span> - 10<text:span text:style-name="T33">4</text:span></text:p>
          </table:table-cell>
        </table:table-row>
        <table:table-row>
          <table:table-cell table:style-name="t10.A3" office:value-type="string">
            <text:p text:style-name="P35"><text:span text:style-name="T4">Readings</text:span><text:span text:style-name="T6"> </text:span><text:span text:style-name="T4">at check point</text:span><text:span text:style-name="T6"> <text:s/></text:span><text:span text:style-name="T70">φ</text:span><text:span text:style-name="T49"> </text:span><text:span text:style-name="T52">0</text:span><text:span text:style-name="T53">i</text:span><text:span text:style-name="T6">, </text:span><text:span text:style-name="T5">s</text:span><text:span text:style-name="T40">1</text:span><text:span text:style-name="T6">⋅</text:span><text:span text:style-name="T5">cm</text:span><text:span text:style-name="T40">-2 </text:span><text:span text:style-name="T71">,</text:span><text:span text:style-name="T6"> %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61</text:p>
            <text:p text:style-name="P23">$10-71</text:p>
            <text:p text:style-name="P23">$10-81</text:p>
          </table:table-cell>
          <table:table-cell table:style-name="t10.B3" office:value-type="string">
            <text:p text:style-name="P23">$10-62</text:p>
            <text:p text:style-name="P23">$10-72</text:p>
            <text:p text:style-name="P23">$10-82</text:p>
          </table:table-cell>
          <table:table-cell table:style-name="t10.B3" office:value-type="string">
            <text:p text:style-name="P23">$10-63</text:p>
            <text:p text:style-name="P23">$10-73</text:p>
            <text:p text:style-name="P23">$10-83</text:p>
          </table:table-cell>
          <table:table-cell table:style-name="t10.F3" office:value-type="string">
            <text:p text:style-name="P23">$10-64</text:p>
            <text:p text:style-name="P23">$10-74</text:p>
            <text:p text:style-name="P23">$10-84</text:p>
          </table:table-cell>
        </table:table-row>
        <table:table-row>
          <table:table-cell table:style-name="t10.A3" office:value-type="string">
            <text:p text:style-name="P21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10.B3" office:value-type="string">
            <text:p text:style-name="P23">$<text:span text:style-name="T54">10</text:span>-00</text:p>
          </table:table-cell>
          <table:table-cell table:style-name="t10.B3" office:value-type="string">
            <text:p text:style-name="P23">$<text:span text:style-name="T54">10</text:span>-01</text:p>
          </table:table-cell>
          <table:table-cell table:style-name="t10.B3" office:value-type="string">
            <text:p text:style-name="P23">$<text:span text:style-name="T54">10</text:span>-02</text:p>
          </table:table-cell>
          <table:table-cell table:style-name="t10.B3" office:value-type="string">
            <text:p text:style-name="P23">$<text:span text:style-name="T54">10</text:span>-03</text:p>
          </table:table-cell>
          <table:table-cell table:style-name="t10.F3" office:value-type="string">
            <text:p text:style-name="P23">$<text:span text:style-name="T54">10</text:span>-04</text:p>
          </table:table-cell>
        </table:table-row>
        <table:table-row>
          <table:table-cell table:style-name="t10.A3" office:value-type="string">
            <text:p text:style-name="P21"><text:span text:style-name="T8">Result of flux density measurement</text:span> <text:s/><text:span text:style-name="T8">at control point</text:span></text:p>
            <text:p text:style-name="P17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21</text:p>
          </table:table-cell>
          <table:table-cell table:style-name="t10.B3" office:value-type="string">
            <text:p text:style-name="P23">$10-n22</text:p>
          </table:table-cell>
          <table:table-cell table:style-name="t10.B3" office:value-type="string">
            <text:p text:style-name="P23">$10-n23</text:p>
          </table:table-cell>
          <table:table-cell table:style-name="t10.F3" office:value-type="string">
            <text:p text:style-name="P23">$10-n24</text:p>
          </table:table-cell>
        </table:table-row>
        <table:table-row>
          <table:table-cell table:style-name="t10.A3" office:value-type="string">
            <text:p text:style-name="P21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31</text:p>
          </table:table-cell>
          <table:table-cell table:style-name="t10.B3" office:value-type="string">
            <text:p text:style-name="P23">$10-n32</text:p>
          </table:table-cell>
          <table:table-cell table:style-name="t10.B3" office:value-type="string">
            <text:p text:style-name="P23">$10-n33</text:p>
          </table:table-cell>
          <table:table-cell table:style-name="t10.F3" office:value-type="string">
            <text:p text:style-name="P23">$10-n34</text:p>
          </table:table-cell>
        </table:table-row>
        <table:table-row>
          <table:table-cell table:style-name="t10.A3" office:value-type="string">
            <text:p text:style-name="P21"><text:span text:style-name="T8">Confidence limit of the intrinsic relative error</text:span> <text:span text:style-name="T72">Δ</text:span><text:span text:style-name="T11">i</text:span>, %</text:p>
          </table:table-cell>
          <table:table-cell table:style-name="t10.B3" office:value-type="string">
            <text:p text:style-name="P19"/>
            <text:p text:style-name="P18"/>
          </table:table-cell>
          <table:table-cell table:style-name="t10.B3" office:value-type="string">
            <text:p text:style-name="P23">$10-n41</text:p>
          </table:table-cell>
          <table:table-cell table:style-name="t10.B3" office:value-type="string">
            <text:p text:style-name="P23">$10-n42</text:p>
          </table:table-cell>
          <table:table-cell table:style-name="t10.B3" office:value-type="string">
            <text:p text:style-name="P23">$10-n43</text:p>
          </table:table-cell>
          <table:table-cell table:style-name="t10.F3" office:value-type="string">
            <text:p text:style-name="P23">$10-n44</text:p>
          </table:table-cell>
        </table:table-row>
        <table:table-row table:style-name="t10.8">
          <table:table-cell table:style-name="t10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10.B8" office:value-type="string">
            <text:p text:style-name="P19"/>
          </table:table-cell>
          <table:table-cell table:style-name="t10.C8" table:number-columns-spanned="4" office:value-type="string">
            <text:p text:style-name="P19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5"><text:span text:style-name="T14">BDKN-03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6"><text:span text:style-name="T100">Dose rate at check point</text:span><text:span text:style-name="T79"> </text:span><text:span text:style-name="T77">Ḣ</text:span><text:span text:style-name="T83">oi</text:span><text:span text:style-name="T101">(10)</text:span></text:p>
          </table:table-cell>
          <table:table-cell table:style-name="t11.B2" office:value-type="string">
            <text:p text:style-name="P22">Bac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11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922</text:p>
            <text:p text:style-name="P18"><text:span text:style-name="T74">H</text:span><text:span text:style-name="T87">*</text:span><text:span text:style-name="T81">oi</text:span><text:span text:style-name="T78">(10)</text:span><text:span text:style-name="T8">=</text:span><text:span text:style-name="T54">9</text:span></text:p>
            <text:p text:style-name="P3">1-10</text:p>
          </table:table-cell>
          <table:table-cell table:style-name="t11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922</text:p>
            <text:p text:style-name="P18"><text:span text:style-name="T74">H</text:span><text:span text:style-name="T87">*</text:span><text:span text:style-name="T81">oi</text:span><text:span text:style-name="T78">(10)</text:span><text:span text:style-name="T8">=</text:span><text:span text:style-name="T54">80</text:span></text:p>
            <text:p text:style-name="P23">20-100</text:p>
          </table:table-cell>
          <table:table-cell table:style-name="t11.B2" office:value-type="string">
            <text:p text:style-name="P61">ИБН-8-6</text:p>
            <text:p text:style-name="P62">N010</text:p>
            <text:p text:style-name="P60"><text:span text:style-name="T8">R=1,0 </text:span><text:span text:style-name="T9">m</text:span></text:p>
            <text:p text:style-name="P60"><text:span text:style-name="T8">B(R)=0,</text:span>980</text:p>
            <text:p text:style-name="P60"><text:span text:style-name="T74">H</text:span><text:span text:style-name="T87">*</text:span><text:span text:style-name="T81">oi</text:span><text:span text:style-name="T78">(10)</text:span><text:span text:style-name="T8">=</text:span><text:span text:style-name="T54">330</text:span></text:p>
            <text:p text:style-name="P63">2<text:span text:style-name="T103">·</text:span>10<text:span text:style-name="T33">2</text:span>-10<text:span text:style-name="T33">3</text:span></text:p>
          </table:table-cell>
          <table:table-cell table:style-name="t11.F2" office:value-type="string">
            <text:p text:style-name="P61">ИБН-8-6</text:p>
            <text:p text:style-name="P62">N010</text:p>
            <text:p text:style-name="P60"><text:span text:style-name="T8">R=0,5 </text:span><text:span text:style-name="T9">m</text:span></text:p>
            <text:p text:style-name="P60"><text:span text:style-name="T8">B(R)=0,9</text:span>95</text:p>
            <text:p text:style-name="P60"><text:span text:style-name="T74">H</text:span><text:span text:style-name="T87">*</text:span><text:span text:style-name="T81">oi</text:span><text:span text:style-name="T78">(10)</text:span><text:span text:style-name="T8">=</text:span><text:span text:style-name="T54">1460</text:span></text:p>
            <text:p text:style-name="P63">2<text:span text:style-name="T103">·</text:span>10<text:span text:style-name="T33">3</text:span>-10<text:span text:style-name="T33">4</text:span></text:p>
          </table:table-cell>
        </table:table-row>
        <table:table-row>
          <table:table-cell table:style-name="t11.A3" office:value-type="string">
            <text:p text:style-name="P26"><text:span text:style-name="T8">Readings</text:span> <text:span text:style-name="T8">at check point</text:span></text:p>
            <text:p text:style-name="P25"><text:span text:style-name="T75">H</text:span><text:span text:style-name="T88">*</text:span><text:span text:style-name="T82">i</text:span><text:span text:style-name="T80">(10) , </text:span><text:span text:style-name="T58">±δ</text:span><text:span text:style-name="T43">ст</text:span>, %</text:p>
          </table:table-cell>
          <table:table-cell table:style-name="t11.B3" office:value-type="string">
            <text:p text:style-name="P19"/>
          </table:table-cell>
          <table:table-cell table:style-name="t11.B3" office:value-type="string">
            <text:p text:style-name="P23">$11-61</text:p>
            <text:p text:style-name="P23">$11-71</text:p>
            <text:p text:style-name="P23">$11-81</text:p>
          </table:table-cell>
          <table:table-cell table:style-name="t11.B3" office:value-type="string">
            <text:p text:style-name="P23">$11-62</text:p>
            <text:p text:style-name="P23">$11-72</text:p>
            <text:p text:style-name="P23">$11-82</text:p>
          </table:table-cell>
          <table:table-cell table:style-name="t11.B3" office:value-type="string">
            <text:p text:style-name="P23">$11-63</text:p>
            <text:p text:style-name="P23">$11-73</text:p>
            <text:p text:style-name="P23">$11-83</text:p>
          </table:table-cell>
          <table:table-cell table:style-name="t11.F3" office:value-type="string">
            <text:p text:style-name="P23">$11-64</text:p>
            <text:p text:style-name="P23">$11-74</text:p>
            <text:p text:style-name="P23">$11-84</text:p>
          </table:table-cell>
        </table:table-row>
        <table:table-row>
          <table:table-cell table:style-name="t11.A3" office:value-type="string">
            <text:p text:style-name="P26"><text:span text:style-name="T8">Average readings</text:span>, <text:span text:style-name="T76">H</text:span><text:span text:style-name="T88">*</text:span><text:span text:style-name="T82">i</text:span><text:span text:style-name="T80">(10) </text:span></text:p>
          </table:table-cell>
          <table:table-cell table:style-name="t11.B4" office:value-type="string">
            <text:p text:style-name="P23">$<text:span text:style-name="T54">1</text:span>1-00</text:p>
          </table:table-cell>
          <table:table-cell table:style-name="t11.B4" office:value-type="string">
            <text:p text:style-name="P23">$<text:span text:style-name="T54">1</text:span>1-01</text:p>
          </table:table-cell>
          <table:table-cell table:style-name="t11.B4" office:value-type="string">
            <text:p text:style-name="P23">$11-02</text:p>
          </table:table-cell>
          <table:table-cell table:style-name="t11.B4" office:value-type="string">
            <text:p text:style-name="P23">$11-03</text:p>
          </table:table-cell>
          <table:table-cell table:style-name="t11.F3" office:value-type="string">
            <text:p text:style-name="P23">$<text:span text:style-name="T54">1</text:span>1-04</text:p>
          </table:table-cell>
        </table:table-row>
        <table:table-row>
          <table:table-cell table:style-name="t11.A3" office:value-type="string">
            <text:p text:style-name="P26"><text:span text:style-name="T8">Dose rate measurement</text:span> <text:span text:style-name="T8">result</text:span> <text:span text:style-name="T8">at control point</text:span></text:p>
            <text:p text:style-name="P25"><text:span text:style-name="T75">H</text:span><text:span text:style-name="T88">*</text:span><text:span text:style-name="T84">пр</text:span><text:span text:style-name="T85">i</text:span><text:span text:style-name="T80">(10) </text:span>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21</text:p>
          </table:table-cell>
          <table:table-cell table:style-name="t11.B4" office:value-type="string">
            <text:p text:style-name="P23">$11-n22</text:p>
          </table:table-cell>
          <table:table-cell table:style-name="t11.B4" office:value-type="string">
            <text:p text:style-name="P23">$11-n23</text:p>
          </table:table-cell>
          <table:table-cell table:style-name="t11.F3" office:value-type="string">
            <text:p text:style-name="P23">$11-n24</text:p>
          </table:table-cell>
        </table:table-row>
        <table:table-row>
          <table:table-cell table:style-name="t11.A3" office:value-type="string">
            <text:p text:style-name="P21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31</text:p>
          </table:table-cell>
          <table:table-cell table:style-name="t11.B4" office:value-type="string">
            <text:p text:style-name="P23">$11-n32</text:p>
          </table:table-cell>
          <table:table-cell table:style-name="t11.B4" office:value-type="string">
            <text:p text:style-name="P23">$11-n33</text:p>
          </table:table-cell>
          <table:table-cell table:style-name="t11.F3" office:value-type="string">
            <text:p text:style-name="P23">$11-n34</text:p>
          </table:table-cell>
        </table:table-row>
        <table:table-row>
          <table:table-cell table:style-name="t11.A3" office:value-type="string">
            <text:p text:style-name="P21"><text:span text:style-name="T8">Confidence limit of the intrinsic relative error</text:span> <text:span text:style-name="T72">Δ</text:span><text:span text:style-name="T11">i</text:span>, %</text:p>
          </table:table-cell>
          <table:table-cell table:style-name="t11.B4" office:value-type="string">
            <text:p text:style-name="P19"/>
            <text:p text:style-name="P18"/>
          </table:table-cell>
          <table:table-cell table:style-name="t11.B4" office:value-type="string">
            <text:p text:style-name="P23">$11-n41</text:p>
          </table:table-cell>
          <table:table-cell table:style-name="t11.B4" office:value-type="string">
            <text:p text:style-name="P23">$11-n42</text:p>
          </table:table-cell>
          <table:table-cell table:style-name="t11.B4" office:value-type="string">
            <text:p text:style-name="P23">$11-n43</text:p>
          </table:table-cell>
          <table:table-cell table:style-name="t11.F3" office:value-type="string">
            <text:p text:style-name="P23">$11-n44</text:p>
          </table:table-cell>
        </table:table-row>
        <table:table-row table:style-name="t11.8">
          <table:table-cell table:style-name="t11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11.B8" office:value-type="string">
            <text:p text:style-name="P19"/>
          </table:table-cell>
          <table:table-cell table:style-name="t11.C8" table:number-columns-spanned="4" office:value-type="string">
            <text:p text:style-name="P19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5"><text:span text:style-name="T14">BDKN-05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9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27.B2" office:value-type="string">
            <text:p text:style-name="P22">Back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27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607</text:p>
            <text:p text:style-name="P18"><text:span text:style-name="T10">φ</text:span><text:span text:style-name="T45">0i</text:span><text:span text:style-name="T8">=6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27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607</text:p>
            <text:p text:style-name="P18"><text:span text:style-name="T10">φ</text:span><text:span text:style-name="T45">0i</text:span><text:span text:style-name="T8">=57,</text:span>0</text:p>
            <text:p text:style-name="P18">20-100</text:p>
          </table:table-cell>
          <table:table-cell table:style-name="t27.B2" office:value-type="string">
            <text:p text:style-name="P61">ИБН-8-6</text:p>
            <text:p text:style-name="P62"><text:s text:c="3"/>N010</text:p>
            <text:p text:style-name="P60"><text:span text:style-name="T8">R=1,0 </text:span><text:span text:style-name="T9">m</text:span></text:p>
            <text:p text:style-name="P62">B(R)=0,866</text:p>
            <text:p text:style-name="P60"><text:span text:style-name="T10">φ</text:span><text:span text:style-name="T45">0i</text:span><text:span text:style-name="T8">=235</text:span></text:p>
            <text:p text:style-name="P61">2⋅10<text:span text:style-name="T33">2</text:span> - 10<text:span text:style-name="T33">3</text:span></text:p>
          </table:table-cell>
          <table:table-cell table:style-name="t27.F2" office:value-type="string">
            <text:p text:style-name="P61">ИБН-8-6</text:p>
            <text:p text:style-name="P62"><text:s text:c="3"/>N010</text:p>
            <text:p text:style-name="P60"><text:span text:style-name="T8">R=0,5 </text:span><text:span text:style-name="T9">m</text:span></text:p>
            <text:p text:style-name="P62">B(R)=0,966</text:p>
            <text:p text:style-name="P60"><text:span text:style-name="T10">φ</text:span><text:span text:style-name="T45">0i</text:span><text:span text:style-name="T8">=986</text:span></text:p>
            <text:p text:style-name="P61">2⋅10<text:span text:style-name="T33">3</text:span> - 10<text:span text:style-name="T33">4</text:span></text:p>
          </table:table-cell>
        </table:table-row>
        <table:table-row>
          <table:table-cell table:style-name="t27.A3" office:value-type="string">
            <text:p text:style-name="P21"><text:span text:style-name="T8">Readings</text:span> <text:span text:style-name="T8">at check point</text:span> <text:s/><text:span text:style-name="T42">φ</text:span><text:span text:style-name="T48">0</text:span><text:span text:style-name="T45">i</text:span>, <text:span text:style-name="T9">s</text:span><text:span text:style-name="T33">1</text:span>⋅<text:span text:style-name="T9">cm</text:span><text:span text:style-name="T33">-2 </text:span><text:span text:style-name="T57">,</text:span> %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61</text:p>
            <text:p text:style-name="P23">$27-71</text:p>
            <text:p text:style-name="P23">$27-81</text:p>
          </table:table-cell>
          <table:table-cell table:style-name="t27.B3" office:value-type="string">
            <text:p text:style-name="P23">$27-62</text:p>
            <text:p text:style-name="P23">$27-72</text:p>
            <text:p text:style-name="P23">$27-82</text:p>
          </table:table-cell>
          <table:table-cell table:style-name="t27.B3" office:value-type="string">
            <text:p text:style-name="P23">$27-63</text:p>
            <text:p text:style-name="P23">$27-73</text:p>
            <text:p text:style-name="P23">$27-83</text:p>
          </table:table-cell>
          <table:table-cell table:style-name="t27.F3" office:value-type="string">
            <text:p text:style-name="P23">$27-64</text:p>
            <text:p text:style-name="P23">$27-74</text:p>
            <text:p text:style-name="P23">$27-84</text:p>
          </table:table-cell>
        </table:table-row>
        <table:table-row>
          <table:table-cell table:style-name="t27.A3" office:value-type="string">
            <text:p text:style-name="P21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27.B3" office:value-type="string">
            <text:p text:style-name="P23">$27-00</text:p>
          </table:table-cell>
          <table:table-cell table:style-name="t27.B3" office:value-type="string">
            <text:p text:style-name="P23">$27-01</text:p>
          </table:table-cell>
          <table:table-cell table:style-name="t27.B3" office:value-type="string">
            <text:p text:style-name="P23">$27-02</text:p>
          </table:table-cell>
          <table:table-cell table:style-name="t27.B3" office:value-type="string">
            <text:p text:style-name="P23">$27-03</text:p>
          </table:table-cell>
          <table:table-cell table:style-name="t27.F3" office:value-type="string">
            <text:p text:style-name="P23">$27-04</text:p>
          </table:table-cell>
        </table:table-row>
        <table:table-row>
          <table:table-cell table:style-name="t27.A3" office:value-type="string">
            <text:p text:style-name="P21"><text:span text:style-name="T8">Result of flux density measurement</text:span> <text:s/><text:span text:style-name="T8">at control point</text:span></text:p>
            <text:p text:style-name="P17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n21</text:p>
          </table:table-cell>
          <table:table-cell table:style-name="t27.B3" office:value-type="string">
            <text:p text:style-name="P23">$27-n22</text:p>
          </table:table-cell>
          <table:table-cell table:style-name="t27.B3" office:value-type="string">
            <text:p text:style-name="P23">$27-n23</text:p>
          </table:table-cell>
          <table:table-cell table:style-name="t27.F3" office:value-type="string">
            <text:p text:style-name="P23">$27-n24</text:p>
          </table:table-cell>
        </table:table-row>
        <table:table-row>
          <table:table-cell table:style-name="t27.A3" office:value-type="string">
            <text:p text:style-name="P21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n31</text:p>
          </table:table-cell>
          <table:table-cell table:style-name="t27.B3" office:value-type="string">
            <text:p text:style-name="P23">$27-n32</text:p>
          </table:table-cell>
          <table:table-cell table:style-name="t27.B3" office:value-type="string">
            <text:p text:style-name="P23">$27-n33</text:p>
          </table:table-cell>
          <table:table-cell table:style-name="t27.F3" office:value-type="string">
            <text:p text:style-name="P23">$27-n34</text:p>
          </table:table-cell>
        </table:table-row>
        <table:table-row>
          <table:table-cell table:style-name="t27.A3" office:value-type="string">
            <text:p text:style-name="P21"><text:span text:style-name="T8">Confidence limit of the intrinsic relative error</text:span> <text:span text:style-name="T72">Δ</text:span><text:span text:style-name="T11">i</text:span>, %</text:p>
          </table:table-cell>
          <table:table-cell table:style-name="t27.B3" office:value-type="string">
            <text:p text:style-name="P19"/>
            <text:p text:style-name="P18"/>
          </table:table-cell>
          <table:table-cell table:style-name="t27.B3" office:value-type="string">
            <text:p text:style-name="P23">$27-n41</text:p>
          </table:table-cell>
          <table:table-cell table:style-name="t27.B3" office:value-type="string">
            <text:p text:style-name="P23">$27-n42</text:p>
          </table:table-cell>
          <table:table-cell table:style-name="t27.B3" office:value-type="string">
            <text:p text:style-name="P23">$27-n43</text:p>
          </table:table-cell>
          <table:table-cell table:style-name="t27.F3" office:value-type="string">
            <text:p text:style-name="P23">$27-n44</text:p>
          </table:table-cell>
        </table:table-row>
        <table:table-row table:style-name="t27.8">
          <table:table-cell table:style-name="t27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27.B8" office:value-type="string">
            <text:p text:style-name="P19"/>
          </table:table-cell>
          <table:table-cell table:style-name="t27.C8" table:number-columns-spanned="4" office:value-type="string">
            <text:p text:style-name="P19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2"><text:span text:style-name="T14">BDPA-01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4"><text:span text:style-name="T8">Flux density in test point</text:span> <text:span text:style-name="T104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2.B2" table:number-rows-spanned="3" office:value-type="string">
            <text:p text:style-name="P58">Radiation source <text:s/>number</text:p>
          </table:table-cell>
          <table:table-cell table:style-name="t12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1"><text:span text:style-name="T29">Relative alph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2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2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8">Back-ground</text:span>, <text:span text:style-name="T104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2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70">φ</text:span><text:span text:style-name="T43">1</text:span></text:p>
          </table:table-cell>
          <table:table-cell table:style-name="t12.D4" office:value-type="string">
            <text:p text:style-name="P8"><text:span text:style-name="T65">φ</text:span><text:span text:style-name="T43">2</text:span></text:p>
          </table:table-cell>
          <table:table-cell table:style-name="t12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4">$12-90</text:p>
          </table:table-cell>
          <table:table-cell table:style-name="t12.B5" office:value-type="float" office:value="1179">
            <text:p text:style-name="P27">1179</text:p>
          </table:table-cell>
          <table:table-cell table:style-name="t12.C5" office:value-type="string">
            <text:p text:style-name="P20">$s_bg</text:p>
          </table:table-cell>
          <table:table-cell table:style-name="t12.C5" office:value-type="string">
            <text:p text:style-name="P20">$12-60</text:p>
          </table:table-cell>
          <table:table-cell table:style-name="t12.C5" office:value-type="string">
            <text:p text:style-name="P20">$12-70</text:p>
          </table:table-cell>
          <table:table-cell table:style-name="t12.C5" office:value-type="string">
            <text:p text:style-name="P20">$12-80</text:p>
          </table:table-cell>
          <table:table-cell table:style-name="t12.C5" office:value-type="string">
            <text:p text:style-name="P20">$12-00</text:p>
          </table:table-cell>
          <table:table-cell table:style-name="t12.C5" office:value-type="string">
            <text:p text:style-name="P20">$12-10</text:p>
          </table:table-cell>
          <table:table-cell table:style-name="t12.C5" office:value-type="string">
            <text:p text:style-name="P20">$12-20</text:p>
          </table:table-cell>
          <table:table-cell table:style-name="t12.J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2.A5" office:value-type="string">
            <text:p text:style-name="P24">$12-91</text:p>
          </table:table-cell>
          <table:table-cell table:style-name="t12.B5" office:value-type="float" office:value="1180">
            <text:p text:style-name="P27">1180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1</text:p>
          </table:table-cell>
          <table:table-cell table:style-name="t12.C5" office:value-type="string">
            <text:p text:style-name="P20">$12-71</text:p>
          </table:table-cell>
          <table:table-cell table:style-name="t12.C5" office:value-type="string">
            <text:p text:style-name="P20">$12-81</text:p>
          </table:table-cell>
          <table:table-cell table:style-name="t12.C5" office:value-type="string">
            <text:p text:style-name="P20">$12-01</text:p>
          </table:table-cell>
          <table:table-cell table:style-name="t12.C5" office:value-type="string">
            <text:p text:style-name="P20">$12-11</text:p>
          </table:table-cell>
          <table:table-cell table:style-name="t12.C5" office:value-type="string">
            <text:p text:style-name="P20">$12-21</text:p>
          </table:table-cell>
          <table:covered-table-cell/>
        </table:table-row>
        <table:table-row>
          <table:table-cell table:style-name="t12.A5" office:value-type="string">
            <text:p text:style-name="P24">$12-92</text:p>
          </table:table-cell>
          <table:table-cell table:style-name="t12.B5" office:value-type="float" office:value="1181">
            <text:p text:style-name="P27">1181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2</text:p>
          </table:table-cell>
          <table:table-cell table:style-name="t12.C5" office:value-type="string">
            <text:p text:style-name="P20">$12-72</text:p>
          </table:table-cell>
          <table:table-cell table:style-name="t12.C5" office:value-type="string">
            <text:p text:style-name="P20">$12-82</text:p>
          </table:table-cell>
          <table:table-cell table:style-name="t12.C5" office:value-type="string">
            <text:p text:style-name="P20">$12-02</text:p>
          </table:table-cell>
          <table:table-cell table:style-name="t12.C5" office:value-type="string">
            <text:p text:style-name="P20">$12-12</text:p>
          </table:table-cell>
          <table:table-cell table:style-name="t12.C5" office:value-type="string">
            <text:p text:style-name="P20">$12-22</text:p>
          </table:table-cell>
          <table:covered-table-cell/>
        </table:table-row>
        <table:table-row>
          <table:table-cell table:style-name="t12.A8" office:value-type="string">
            <text:p text:style-name="P24">$12-93</text:p>
          </table:table-cell>
          <table:table-cell table:style-name="t12.B8" office:value-type="float" office:value="1182">
            <text:p text:style-name="P27">1182</text:p>
          </table:table-cell>
          <table:table-cell table:style-name="t12.C8" office:value-type="string">
            <text:p text:style-name="P20">---</text:p>
          </table:table-cell>
          <table:table-cell table:style-name="t12.C8" office:value-type="string">
            <text:p text:style-name="P20">$12-63</text:p>
          </table:table-cell>
          <table:table-cell table:style-name="t12.C8" office:value-type="string">
            <text:p text:style-name="P20">$12-73</text:p>
          </table:table-cell>
          <table:table-cell table:style-name="t12.C8" office:value-type="string">
            <text:p text:style-name="P20">$12-83</text:p>
          </table:table-cell>
          <table:table-cell table:style-name="t12.C8" office:value-type="string">
            <text:p text:style-name="P20">$12-03</text:p>
          </table:table-cell>
          <table:table-cell table:style-name="t12.C8" office:value-type="string">
            <text:p text:style-name="P20">$12-13</text:p>
          </table:table-cell>
          <table:table-cell table:style-name="t12.C8" office:value-type="string">
            <text:p text:style-name="P2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2"><text:span text:style-name="T14">BDPA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4"><text:span text:style-name="T8">Flux density in test point</text:span> <text:span text:style-name="T104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3.B2" table:number-rows-spanned="3" office:value-type="string">
            <text:p text:style-name="P58">Radiation source <text:s/>number</text:p>
          </table:table-cell>
          <table:table-cell table:style-name="t13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1"><text:span text:style-name="T29">Relative alph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3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3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8">Back-ground</text:span>, <text:span text:style-name="T104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3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70">φ</text:span><text:span text:style-name="T43">1</text:span></text:p>
          </table:table-cell>
          <table:table-cell table:style-name="t13.D4" office:value-type="string">
            <text:p text:style-name="P8"><text:span text:style-name="T65">φ</text:span><text:span text:style-name="T43">2</text:span></text:p>
          </table:table-cell>
          <table:table-cell table:style-name="t13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4">$13-90</text:p>
          </table:table-cell>
          <table:table-cell table:style-name="t13.B5" office:value-type="float" office:value="651">
            <text:p text:style-name="P28">0651</text:p>
          </table:table-cell>
          <table:table-cell table:style-name="t13.C5" office:value-type="string">
            <text:p text:style-name="P20">$s_bg</text:p>
          </table:table-cell>
          <table:table-cell table:style-name="t13.C5" office:value-type="string">
            <text:p text:style-name="P20">$13-60</text:p>
          </table:table-cell>
          <table:table-cell table:style-name="t13.C5" office:value-type="string">
            <text:p text:style-name="P20">$13-70</text:p>
          </table:table-cell>
          <table:table-cell table:style-name="t13.C5" office:value-type="string">
            <text:p text:style-name="P20">$13-80</text:p>
          </table:table-cell>
          <table:table-cell table:style-name="t13.C5" office:value-type="string">
            <text:p text:style-name="P20">$13-00</text:p>
          </table:table-cell>
          <table:table-cell table:style-name="t13.C5" office:value-type="string">
            <text:p text:style-name="P20">$13-10</text:p>
          </table:table-cell>
          <table:table-cell table:style-name="t13.C5" office:value-type="string">
            <text:p text:style-name="P20">$13-20</text:p>
          </table:table-cell>
          <table:table-cell table:style-name="t13.J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3.A5" office:value-type="string">
            <text:p text:style-name="P20">$13-<text:span text:style-name="T8">9</text:span>1</text:p>
          </table:table-cell>
          <table:table-cell table:style-name="t13.B5" office:value-type="float" office:value="653">
            <text:p text:style-name="P28">0652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1</text:p>
          </table:table-cell>
          <table:table-cell table:style-name="t13.C5" office:value-type="string">
            <text:p text:style-name="P20">$13-71</text:p>
          </table:table-cell>
          <table:table-cell table:style-name="t13.C5" office:value-type="string">
            <text:p text:style-name="P20">$13-81</text:p>
          </table:table-cell>
          <table:table-cell table:style-name="t13.C5" office:value-type="string">
            <text:p text:style-name="P20">$13-01</text:p>
          </table:table-cell>
          <table:table-cell table:style-name="t13.C5" office:value-type="string">
            <text:p text:style-name="P20">$13-11</text:p>
          </table:table-cell>
          <table:table-cell table:style-name="t13.C5" office:value-type="string">
            <text:p text:style-name="P20">$13-21</text:p>
          </table:table-cell>
          <table:covered-table-cell/>
        </table:table-row>
        <table:table-row>
          <table:table-cell table:style-name="t13.A5" office:value-type="string">
            <text:p text:style-name="P24">$13-92</text:p>
          </table:table-cell>
          <table:table-cell table:style-name="t13.B5" office:value-type="float" office:value="0">
            <text:p text:style-name="P28">0653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2</text:p>
          </table:table-cell>
          <table:table-cell table:style-name="t13.C5" office:value-type="string">
            <text:p text:style-name="P20">$13-72</text:p>
          </table:table-cell>
          <table:table-cell table:style-name="t13.C5" office:value-type="string">
            <text:p text:style-name="P20">$13-82</text:p>
          </table:table-cell>
          <table:table-cell table:style-name="t13.C5" office:value-type="string">
            <text:p text:style-name="P20">$13-02</text:p>
          </table:table-cell>
          <table:table-cell table:style-name="t13.C5" office:value-type="string">
            <text:p text:style-name="P20">$13-12</text:p>
          </table:table-cell>
          <table:table-cell table:style-name="t13.C5" office:value-type="string">
            <text:p text:style-name="P20">$13-22</text:p>
          </table:table-cell>
          <table:covered-table-cell/>
        </table:table-row>
        <table:table-row>
          <table:table-cell table:style-name="t13.A8" office:value-type="string">
            <text:p text:style-name="P24">$13-93</text:p>
          </table:table-cell>
          <table:table-cell table:style-name="t13.B8" office:value-type="float" office:value="0">
            <text:p text:style-name="P28">0655</text:p>
          </table:table-cell>
          <table:table-cell table:style-name="t13.C8" office:value-type="string">
            <text:p text:style-name="P20">---</text:p>
          </table:table-cell>
          <table:table-cell table:style-name="t13.C8" office:value-type="string">
            <text:p text:style-name="P20">$13-63</text:p>
          </table:table-cell>
          <table:table-cell table:style-name="t13.C8" office:value-type="string">
            <text:p text:style-name="P20">$13-73</text:p>
          </table:table-cell>
          <table:table-cell table:style-name="t13.C8" office:value-type="string">
            <text:p text:style-name="P20">$13-83</text:p>
          </table:table-cell>
          <table:table-cell table:style-name="t13.C8" office:value-type="string">
            <text:p text:style-name="P20">$13-03</text:p>
          </table:table-cell>
          <table:table-cell table:style-name="t13.C8" office:value-type="string">
            <text:p text:style-name="P20">$13-13</text:p>
          </table:table-cell>
          <table:table-cell table:style-name="t13.C8" office:value-type="string">
            <text:p text:style-name="P2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42"><text:span text:style-name="T14">BDPA-03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4"><text:span text:style-name="T8">Flux density in test point</text:span> <text:span text:style-name="T104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5.B2" table:number-rows-spanned="3" office:value-type="string">
            <text:p text:style-name="P58">Radiation source <text:s/>number</text:p>
          </table:table-cell>
          <table:table-cell table:style-name="t2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1"><text:span text:style-name="T29">Relative alph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5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5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8">Back-ground</text:span>, <text:span text:style-name="T104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70">φ</text:span><text:span text:style-name="T43">1</text:span></text:p>
          </table:table-cell>
          <table:table-cell table:style-name="t25.D4" office:value-type="string">
            <text:p text:style-name="P8"><text:span text:style-name="T65">φ</text:span><text:span text:style-name="T43">2</text:span></text:p>
          </table:table-cell>
          <table:table-cell table:style-name="t2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4">$25-90</text:p>
          </table:table-cell>
          <table:table-cell table:style-name="t25.B5" office:value-type="float" office:value="651">
            <text:p text:style-name="P28">0651</text:p>
          </table:table-cell>
          <table:table-cell table:style-name="t25.C5" office:value-type="string">
            <text:p text:style-name="P20">$s_bg</text:p>
          </table:table-cell>
          <table:table-cell table:style-name="t25.C5" office:value-type="string">
            <text:p text:style-name="P20">$25-60</text:p>
          </table:table-cell>
          <table:table-cell table:style-name="t25.C5" office:value-type="string">
            <text:p text:style-name="P20">$25-70</text:p>
          </table:table-cell>
          <table:table-cell table:style-name="t25.C5" office:value-type="string">
            <text:p text:style-name="P20">$25-80</text:p>
          </table:table-cell>
          <table:table-cell table:style-name="t25.C5" office:value-type="string">
            <text:p text:style-name="P20">$25-00</text:p>
          </table:table-cell>
          <table:table-cell table:style-name="t25.C5" office:value-type="string">
            <text:p text:style-name="P20">$25-10</text:p>
          </table:table-cell>
          <table:table-cell table:style-name="t25.C5" office:value-type="string">
            <text:p text:style-name="P20">$25-20</text:p>
          </table:table-cell>
          <table:table-cell table:style-name="t25.J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25.A5" office:value-type="string">
            <text:p text:style-name="P20">$25-<text:span text:style-name="T8">9</text:span>1</text:p>
          </table:table-cell>
          <table:table-cell table:style-name="t25.B5" office:value-type="float" office:value="653">
            <text:p text:style-name="P28">0652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1</text:p>
          </table:table-cell>
          <table:table-cell table:style-name="t25.C5" office:value-type="string">
            <text:p text:style-name="P20">$25-71</text:p>
          </table:table-cell>
          <table:table-cell table:style-name="t25.C5" office:value-type="string">
            <text:p text:style-name="P20">$25-81</text:p>
          </table:table-cell>
          <table:table-cell table:style-name="t25.C5" office:value-type="string">
            <text:p text:style-name="P20">$25-01</text:p>
          </table:table-cell>
          <table:table-cell table:style-name="t25.C5" office:value-type="string">
            <text:p text:style-name="P20">$25-11</text:p>
          </table:table-cell>
          <table:table-cell table:style-name="t25.C5" office:value-type="string">
            <text:p text:style-name="P20">$25-21</text:p>
          </table:table-cell>
          <table:covered-table-cell/>
        </table:table-row>
        <table:table-row>
          <table:table-cell table:style-name="t25.A5" office:value-type="string">
            <text:p text:style-name="P24">$25-92</text:p>
          </table:table-cell>
          <table:table-cell table:style-name="t25.B5" office:value-type="float" office:value="0">
            <text:p text:style-name="P28">0653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2</text:p>
          </table:table-cell>
          <table:table-cell table:style-name="t25.C5" office:value-type="string">
            <text:p text:style-name="P20">$25-72</text:p>
          </table:table-cell>
          <table:table-cell table:style-name="t25.C5" office:value-type="string">
            <text:p text:style-name="P20">$25-82</text:p>
          </table:table-cell>
          <table:table-cell table:style-name="t25.C5" office:value-type="string">
            <text:p text:style-name="P20">$25-02</text:p>
          </table:table-cell>
          <table:table-cell table:style-name="t25.C5" office:value-type="string">
            <text:p text:style-name="P20">$25-12</text:p>
          </table:table-cell>
          <table:table-cell table:style-name="t25.C5" office:value-type="string">
            <text:p text:style-name="P20">$25-22</text:p>
          </table:table-cell>
          <table:covered-table-cell/>
        </table:table-row>
        <table:table-row>
          <table:table-cell table:style-name="t25.A8" office:value-type="string">
            <text:p text:style-name="P24">$25-93</text:p>
          </table:table-cell>
          <table:table-cell table:style-name="t25.B8" office:value-type="float" office:value="0">
            <text:p text:style-name="P28">0655</text:p>
          </table:table-cell>
          <table:table-cell table:style-name="t25.C8" office:value-type="string">
            <text:p text:style-name="P20">---</text:p>
          </table:table-cell>
          <table:table-cell table:style-name="t25.C8" office:value-type="string">
            <text:p text:style-name="P20">$25-63</text:p>
          </table:table-cell>
          <table:table-cell table:style-name="t25.C8" office:value-type="string">
            <text:p text:style-name="P20">$25-73</text:p>
          </table:table-cell>
          <table:table-cell table:style-name="t25.C8" office:value-type="string">
            <text:p text:style-name="P20">$25-83</text:p>
          </table:table-cell>
          <table:table-cell table:style-name="t25.C8" office:value-type="string">
            <text:p text:style-name="P20">$25-03</text:p>
          </table:table-cell>
          <table:table-cell table:style-name="t25.C8" office:value-type="string">
            <text:p text:style-name="P20">$25-13</text:p>
          </table:table-cell>
          <table:table-cell table:style-name="t25.C8" office:value-type="string">
            <text:p text:style-name="P2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3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4"><text:span text:style-name="T8">Flux density in test point</text:span> <text:span text:style-name="T104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4.B2" table:number-rows-spanned="3" office:value-type="string">
            <text:p text:style-name="P58">Radiation source <text:s/>number</text:p>
          </table:table-cell>
          <table:table-cell table:style-name="t14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1"><text:span text:style-name="T29">Relative bet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4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4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8">Back-ground</text:span>, <text:span text:style-name="T104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4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70">φ</text:span><text:span text:style-name="T43">1</text:span></text:p>
          </table:table-cell>
          <table:table-cell table:style-name="t14.D4" office:value-type="string">
            <text:p text:style-name="P8"><text:span text:style-name="T65">φ</text:span><text:span text:style-name="T43">2</text:span></text:p>
          </table:table-cell>
          <table:table-cell table:style-name="t14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0">$14-<text:span text:style-name="T8">9</text:span>0</text:p>
          </table:table-cell>
          <table:table-cell table:style-name="t14.B5" office:value-type="string">
            <text:p text:style-name="P20">$14-<text:span text:style-name="T8">3</text:span>0</text:p>
          </table:table-cell>
          <table:table-cell table:style-name="t14.B5" office:value-type="string">
            <text:p text:style-name="P20">$<text:span text:style-name="T8">b_bg</text:span></text:p>
          </table:table-cell>
          <table:table-cell table:style-name="t14.B5" office:value-type="string">
            <text:p text:style-name="P20">$14-60</text:p>
          </table:table-cell>
          <table:table-cell table:style-name="t14.B5" office:value-type="string">
            <text:p text:style-name="P20">$14-70</text:p>
          </table:table-cell>
          <table:table-cell table:style-name="t14.B5" office:value-type="string">
            <text:p text:style-name="P20">$14-80</text:p>
          </table:table-cell>
          <table:table-cell table:style-name="t14.B5" office:value-type="string">
            <text:p text:style-name="P20">$14-00</text:p>
          </table:table-cell>
          <table:table-cell table:style-name="t14.B5" office:value-type="string">
            <text:p text:style-name="P20">$14-10</text:p>
          </table:table-cell>
          <table:table-cell table:style-name="t14.B5" office:value-type="string">
            <text:p text:style-name="P20">$14-20</text:p>
          </table:table-cell>
          <table:table-cell table:style-name="t14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14.A5" office:value-type="string">
            <text:p text:style-name="P24">$14-91</text:p>
          </table:table-cell>
          <table:table-cell table:style-name="t14.B5" office:value-type="string">
            <text:p text:style-name="P20">$14-<text:span text:style-name="T8">3</text:span>1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1</text:p>
          </table:table-cell>
          <table:table-cell table:style-name="t14.B5" office:value-type="string">
            <text:p text:style-name="P20">$14-71</text:p>
          </table:table-cell>
          <table:table-cell table:style-name="t14.B5" office:value-type="string">
            <text:p text:style-name="P20">$14-81</text:p>
          </table:table-cell>
          <table:table-cell table:style-name="t14.B5" office:value-type="string">
            <text:p text:style-name="P20">$14-01</text:p>
          </table:table-cell>
          <table:table-cell table:style-name="t14.B5" office:value-type="string">
            <text:p text:style-name="P20">$14-11</text:p>
          </table:table-cell>
          <table:table-cell table:style-name="t14.B5" office:value-type="string">
            <text:p text:style-name="P20">$14-21</text:p>
          </table:table-cell>
          <table:covered-table-cell/>
        </table:table-row>
        <table:table-row>
          <table:table-cell table:style-name="t14.A5" office:value-type="string">
            <text:p text:style-name="P24">$14-92</text:p>
          </table:table-cell>
          <table:table-cell table:style-name="t14.B5" office:value-type="string">
            <text:p text:style-name="P24">$14-32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2</text:p>
          </table:table-cell>
          <table:table-cell table:style-name="t14.B5" office:value-type="string">
            <text:p text:style-name="P20">$14-72</text:p>
          </table:table-cell>
          <table:table-cell table:style-name="t14.B5" office:value-type="string">
            <text:p text:style-name="P20">$14-82</text:p>
          </table:table-cell>
          <table:table-cell table:style-name="t14.B5" office:value-type="string">
            <text:p text:style-name="P20">$14-02</text:p>
          </table:table-cell>
          <table:table-cell table:style-name="t14.B5" office:value-type="string">
            <text:p text:style-name="P20">$14-12</text:p>
          </table:table-cell>
          <table:table-cell table:style-name="t14.B5" office:value-type="string">
            <text:p text:style-name="P20">$14-22</text:p>
          </table:table-cell>
          <table:covered-table-cell/>
        </table:table-row>
        <table:table-row>
          <table:table-cell table:style-name="t14.A5" office:value-type="string">
            <text:p text:style-name="P20">$14-<text:span text:style-name="T8">9</text:span>3</text:p>
          </table:table-cell>
          <table:table-cell table:style-name="t14.B5" office:value-type="string">
            <text:p text:style-name="P24">$14-33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3</text:p>
          </table:table-cell>
          <table:table-cell table:style-name="t14.B5" office:value-type="string">
            <text:p text:style-name="P20">$14-73</text:p>
          </table:table-cell>
          <table:table-cell table:style-name="t14.B5" office:value-type="string">
            <text:p text:style-name="P20">$14-83</text:p>
          </table:table-cell>
          <table:table-cell table:style-name="t14.B5" office:value-type="string">
            <text:p text:style-name="P20">$14-03</text:p>
          </table:table-cell>
          <table:table-cell table:style-name="t14.B5" office:value-type="string">
            <text:p text:style-name="P20">$14-13</text:p>
          </table:table-cell>
          <table:table-cell table:style-name="t14.B5" office:value-type="string">
            <text:p text:style-name="P20">$14-23</text:p>
          </table:table-cell>
          <table:covered-table-cell/>
        </table:table-row>
        <table:table-row>
          <table:table-cell table:style-name="t14.A9" office:value-type="string">
            <text:p text:style-name="P20">$14-<text:span text:style-name="T8">9</text:span>4</text:p>
          </table:table-cell>
          <table:table-cell table:style-name="t14.B9" office:value-type="string">
            <text:p text:style-name="P20">$14-<text:span text:style-name="T8">3</text:span>4</text:p>
          </table:table-cell>
          <table:table-cell table:style-name="t14.B9" office:value-type="string">
            <text:p text:style-name="P20">---</text:p>
          </table:table-cell>
          <table:table-cell table:style-name="t14.B9" office:value-type="string">
            <text:p text:style-name="P20">$14-64</text:p>
          </table:table-cell>
          <table:table-cell table:style-name="t14.B9" office:value-type="string">
            <text:p text:style-name="P20">$14-74</text:p>
          </table:table-cell>
          <table:table-cell table:style-name="t14.B9" office:value-type="string">
            <text:p text:style-name="P20">$14-84</text:p>
          </table:table-cell>
          <table:table-cell table:style-name="t14.B9" office:value-type="string">
            <text:p text:style-name="P20">$14-04</text:p>
          </table:table-cell>
          <table:table-cell table:style-name="t14.B9" office:value-type="string">
            <text:p text:style-name="P20">$14-14</text:p>
          </table:table-cell>
          <table:table-cell table:style-name="t14.B9" office:value-type="string">
            <text:p text:style-name="P2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3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4"><text:span text:style-name="T8">Flux density in test point</text:span> <text:span text:style-name="T104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5.B2" table:number-rows-spanned="3" office:value-type="string">
            <text:p text:style-name="P58">Radiation source <text:s/>number</text:p>
          </table:table-cell>
          <table:table-cell table:style-name="t1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1"><text:span text:style-name="T29">Relative bet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5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5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8">Back-ground</text:span>, <text:span text:style-name="T104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70">φ</text:span><text:span text:style-name="T43">1</text:span></text:p>
          </table:table-cell>
          <table:table-cell table:style-name="t15.D4" office:value-type="string">
            <text:p text:style-name="P8"><text:span text:style-name="T65">φ</text:span><text:span text:style-name="T43">2</text:span></text:p>
          </table:table-cell>
          <table:table-cell table:style-name="t1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0">$15-<text:span text:style-name="T8">9</text:span>0</text:p>
          </table:table-cell>
          <table:table-cell table:style-name="t15.B5" office:value-type="string">
            <text:p text:style-name="P20">$15-30</text:p>
          </table:table-cell>
          <table:table-cell table:style-name="t15.B5" office:value-type="string">
            <text:p text:style-name="P20">$<text:span text:style-name="T8">b2_bg</text:span></text:p>
          </table:table-cell>
          <table:table-cell table:style-name="t15.B5" office:value-type="string">
            <text:p text:style-name="P20">$15-60</text:p>
          </table:table-cell>
          <table:table-cell table:style-name="t15.B5" office:value-type="string">
            <text:p text:style-name="P20">$15-70</text:p>
          </table:table-cell>
          <table:table-cell table:style-name="t15.B5" office:value-type="string">
            <text:p text:style-name="P20">$15-80</text:p>
          </table:table-cell>
          <table:table-cell table:style-name="t15.B5" office:value-type="string">
            <text:p text:style-name="P20">$15-00</text:p>
          </table:table-cell>
          <table:table-cell table:style-name="t15.B5" office:value-type="string">
            <text:p text:style-name="P20">$15-10</text:p>
          </table:table-cell>
          <table:table-cell table:style-name="t15.B5" office:value-type="string">
            <text:p text:style-name="P20">$15-20</text:p>
          </table:table-cell>
          <table:table-cell table:style-name="t15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15.A5" office:value-type="string">
            <text:p text:style-name="P24">$15-91</text:p>
          </table:table-cell>
          <table:table-cell table:style-name="t15.B5" office:value-type="string">
            <text:p text:style-name="P20">$15-31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1</text:p>
          </table:table-cell>
          <table:table-cell table:style-name="t15.B5" office:value-type="string">
            <text:p text:style-name="P20">$15-71</text:p>
          </table:table-cell>
          <table:table-cell table:style-name="t15.B5" office:value-type="string">
            <text:p text:style-name="P20">$15-81</text:p>
          </table:table-cell>
          <table:table-cell table:style-name="t15.B5" office:value-type="string">
            <text:p text:style-name="P20">$15-01</text:p>
          </table:table-cell>
          <table:table-cell table:style-name="t15.B5" office:value-type="string">
            <text:p text:style-name="P20">$15-11</text:p>
          </table:table-cell>
          <table:table-cell table:style-name="t15.B5" office:value-type="string">
            <text:p text:style-name="P20">$15-21</text:p>
          </table:table-cell>
          <table:covered-table-cell/>
        </table:table-row>
        <table:table-row>
          <table:table-cell table:style-name="t15.A5" office:value-type="string">
            <text:p text:style-name="P24">$15-92</text:p>
          </table:table-cell>
          <table:table-cell table:style-name="t15.B5" office:value-type="string">
            <text:p text:style-name="P20">$15-32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2</text:p>
          </table:table-cell>
          <table:table-cell table:style-name="t15.B5" office:value-type="string">
            <text:p text:style-name="P20">$15-72</text:p>
          </table:table-cell>
          <table:table-cell table:style-name="t15.B5" office:value-type="string">
            <text:p text:style-name="P20">$15-82</text:p>
          </table:table-cell>
          <table:table-cell table:style-name="t15.B5" office:value-type="string">
            <text:p text:style-name="P20">$15-02</text:p>
          </table:table-cell>
          <table:table-cell table:style-name="t15.B5" office:value-type="string">
            <text:p text:style-name="P20">$15-12</text:p>
          </table:table-cell>
          <table:table-cell table:style-name="t15.B5" office:value-type="string">
            <text:p text:style-name="P20">$15-22</text:p>
          </table:table-cell>
          <table:covered-table-cell/>
        </table:table-row>
        <table:table-row>
          <table:table-cell table:style-name="t15.A5" office:value-type="string">
            <text:p text:style-name="P24">$15-93</text:p>
          </table:table-cell>
          <table:table-cell table:style-name="t15.B5" office:value-type="string">
            <text:p text:style-name="P20">$15-33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3</text:p>
          </table:table-cell>
          <table:table-cell table:style-name="t15.B5" office:value-type="string">
            <text:p text:style-name="P20">$15-73</text:p>
          </table:table-cell>
          <table:table-cell table:style-name="t15.B5" office:value-type="string">
            <text:p text:style-name="P20">$15-83</text:p>
          </table:table-cell>
          <table:table-cell table:style-name="t15.B5" office:value-type="string">
            <text:p text:style-name="P20">$15-03</text:p>
          </table:table-cell>
          <table:table-cell table:style-name="t15.B5" office:value-type="string">
            <text:p text:style-name="P20">$15-13</text:p>
          </table:table-cell>
          <table:table-cell table:style-name="t15.B5" office:value-type="string">
            <text:p text:style-name="P20">$15-23</text:p>
          </table:table-cell>
          <table:covered-table-cell/>
        </table:table-row>
        <table:table-row>
          <table:table-cell table:style-name="t15.A9" office:value-type="string">
            <text:p text:style-name="P24">$15-94</text:p>
          </table:table-cell>
          <table:table-cell table:style-name="t15.B9" office:value-type="string">
            <text:p text:style-name="P20">$15-34</text:p>
          </table:table-cell>
          <table:table-cell table:style-name="t15.B9" office:value-type="string">
            <text:p text:style-name="P20">---</text:p>
          </table:table-cell>
          <table:table-cell table:style-name="t15.B9" office:value-type="string">
            <text:p text:style-name="P20">$15-64</text:p>
          </table:table-cell>
          <table:table-cell table:style-name="t15.B9" office:value-type="string">
            <text:p text:style-name="P20">$15-74</text:p>
          </table:table-cell>
          <table:table-cell table:style-name="t15.B9" office:value-type="string">
            <text:p text:style-name="P20">$15-84</text:p>
          </table:table-cell>
          <table:table-cell table:style-name="t15.B9" office:value-type="string">
            <text:p text:style-name="P20">$15-04</text:p>
          </table:table-cell>
          <table:table-cell table:style-name="t15.B9" office:value-type="string">
            <text:p text:style-name="P20">$15-14</text:p>
          </table:table-cell>
          <table:table-cell table:style-name="t15.B9" office:value-type="string">
            <text:p text:style-name="P2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43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4"><text:span text:style-name="T8">Flux density in test point</text:span> <text:span text:style-name="T104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6.B2" table:number-rows-spanned="3" office:value-type="string">
            <text:p text:style-name="P58">Radiation source <text:s/>number</text:p>
          </table:table-cell>
          <table:table-cell table:style-name="t26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1"><text:span text:style-name="T29">Relative bet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6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6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8">Back-ground</text:span>, <text:span text:style-name="T104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6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70">φ</text:span><text:span text:style-name="T43">1</text:span></text:p>
          </table:table-cell>
          <table:table-cell table:style-name="t26.D4" office:value-type="string">
            <text:p text:style-name="P8"><text:span text:style-name="T65">φ</text:span><text:span text:style-name="T43">2</text:span></text:p>
          </table:table-cell>
          <table:table-cell table:style-name="t26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0">$26-<text:span text:style-name="T8">9</text:span>0</text:p>
          </table:table-cell>
          <table:table-cell table:style-name="t26.B5" office:value-type="string">
            <text:p text:style-name="P44">06<text:span text:style-name="T8">63</text:span></text:p>
          </table:table-cell>
          <table:table-cell table:style-name="t26.B5" office:value-type="string">
            <text:p text:style-name="P20">$<text:span text:style-name="T8">b2_bg</text:span></text:p>
          </table:table-cell>
          <table:table-cell table:style-name="t26.B5" office:value-type="string">
            <text:p text:style-name="P20">$26-60</text:p>
          </table:table-cell>
          <table:table-cell table:style-name="t26.B5" office:value-type="string">
            <text:p text:style-name="P20">$26-70</text:p>
          </table:table-cell>
          <table:table-cell table:style-name="t26.B5" office:value-type="string">
            <text:p text:style-name="P20">$26-80</text:p>
          </table:table-cell>
          <table:table-cell table:style-name="t26.B5" office:value-type="string">
            <text:p text:style-name="P20">$26-00</text:p>
          </table:table-cell>
          <table:table-cell table:style-name="t26.B5" office:value-type="string">
            <text:p text:style-name="P20">$26-10</text:p>
          </table:table-cell>
          <table:table-cell table:style-name="t26.B5" office:value-type="string">
            <text:p text:style-name="P20">$26-20</text:p>
          </table:table-cell>
          <table:table-cell table:style-name="t26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6.A5" office:value-type="string">
            <text:p text:style-name="P24">$26-91</text:p>
          </table:table-cell>
          <table:table-cell table:style-name="t26.B5" office:value-type="string">
            <text:p text:style-name="P44">06<text:span text:style-name="T8">64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1</text:p>
          </table:table-cell>
          <table:table-cell table:style-name="t26.B5" office:value-type="string">
            <text:p text:style-name="P20">$26-71</text:p>
          </table:table-cell>
          <table:table-cell table:style-name="t26.B5" office:value-type="string">
            <text:p text:style-name="P20">$26-81</text:p>
          </table:table-cell>
          <table:table-cell table:style-name="t26.B5" office:value-type="string">
            <text:p text:style-name="P20">$26-01</text:p>
          </table:table-cell>
          <table:table-cell table:style-name="t26.B5" office:value-type="string">
            <text:p text:style-name="P20">$26-11</text:p>
          </table:table-cell>
          <table:table-cell table:style-name="t26.B5" office:value-type="string">
            <text:p text:style-name="P20">$26-21</text:p>
          </table:table-cell>
          <table:covered-table-cell/>
        </table:table-row>
        <table:table-row>
          <table:table-cell table:style-name="t26.A5" office:value-type="string">
            <text:p text:style-name="P24">$26-92</text:p>
          </table:table-cell>
          <table:table-cell table:style-name="t26.B5" office:value-type="string">
            <text:p text:style-name="P44">06<text:span text:style-name="T8">65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2</text:p>
          </table:table-cell>
          <table:table-cell table:style-name="t26.B5" office:value-type="string">
            <text:p text:style-name="P20">$26-72</text:p>
          </table:table-cell>
          <table:table-cell table:style-name="t26.B5" office:value-type="string">
            <text:p text:style-name="P20">$26-82</text:p>
          </table:table-cell>
          <table:table-cell table:style-name="t26.B5" office:value-type="string">
            <text:p text:style-name="P20">$26-02</text:p>
          </table:table-cell>
          <table:table-cell table:style-name="t26.B5" office:value-type="string">
            <text:p text:style-name="P20">$26-12</text:p>
          </table:table-cell>
          <table:table-cell table:style-name="t26.B5" office:value-type="string">
            <text:p text:style-name="P20">$26-22</text:p>
          </table:table-cell>
          <table:covered-table-cell/>
        </table:table-row>
        <table:table-row>
          <table:table-cell table:style-name="t26.A5" office:value-type="string">
            <text:p text:style-name="P24">$26-93</text:p>
          </table:table-cell>
          <table:table-cell table:style-name="t26.B5" office:value-type="string">
            <text:p text:style-name="P44">06<text:span text:style-name="T8">66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3</text:p>
          </table:table-cell>
          <table:table-cell table:style-name="t26.B5" office:value-type="string">
            <text:p text:style-name="P20">$26-73</text:p>
          </table:table-cell>
          <table:table-cell table:style-name="t26.B5" office:value-type="string">
            <text:p text:style-name="P20">$26-83</text:p>
          </table:table-cell>
          <table:table-cell table:style-name="t26.B5" office:value-type="string">
            <text:p text:style-name="P20">$26-03</text:p>
          </table:table-cell>
          <table:table-cell table:style-name="t26.B5" office:value-type="string">
            <text:p text:style-name="P20">$26-13</text:p>
          </table:table-cell>
          <table:table-cell table:style-name="t26.B5" office:value-type="string">
            <text:p text:style-name="P20">$26-23</text:p>
          </table:table-cell>
          <table:covered-table-cell/>
        </table:table-row>
        <table:table-row>
          <table:table-cell table:style-name="t26.A9" office:value-type="string">
            <text:p text:style-name="P24">$26-94</text:p>
          </table:table-cell>
          <table:table-cell table:style-name="t26.B9" office:value-type="string">
            <text:p text:style-name="P44">06<text:span text:style-name="T8">67</text:span></text:p>
          </table:table-cell>
          <table:table-cell table:style-name="t26.B9" office:value-type="string">
            <text:p text:style-name="P20">---</text:p>
          </table:table-cell>
          <table:table-cell table:style-name="t26.B9" office:value-type="string">
            <text:p text:style-name="P20">$26-64</text:p>
          </table:table-cell>
          <table:table-cell table:style-name="t26.B9" office:value-type="string">
            <text:p text:style-name="P20">$26-74</text:p>
          </table:table-cell>
          <table:table-cell table:style-name="t26.B9" office:value-type="string">
            <text:p text:style-name="P20">$26-84</text:p>
          </table:table-cell>
          <table:table-cell table:style-name="t26.B9" office:value-type="string">
            <text:p text:style-name="P20">$26-04</text:p>
          </table:table-cell>
          <table:table-cell table:style-name="t26.B9" office:value-type="string">
            <text:p text:style-name="P20">$26-14</text:p>
          </table:table-cell>
          <table:table-cell table:style-name="t26.B9" office:value-type="string">
            <text:p text:style-name="P2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2"><text:span text:style-name="T14">BDKR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</text:span><text:span text:style-name="T68">0.07</text:span><text:span text:style-name="T66">)</text:span></text:p>
          </table:table-cell>
          <table:table-cell table:style-name="t19.B2" table:number-rows-spanned="3" office:value-type="string">
            <text:p text:style-name="P58">Radia-tion source <text:s/>number</text:p>
          </table:table-cell>
          <table:table-cell table:style-name="t19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9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9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1">H</text:span><text:span text:style-name="T43">1</text:span></text:p>
          </table:table-cell>
          <table:table-cell table:style-name="t19.D3" office:value-type="string">
            <text:p text:style-name="P8"><text:span text:style-name="T9">H</text:span><text:span text:style-name="T43">2</text:span></text:p>
          </table:table-cell>
          <table:table-cell table:style-name="t1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9"><text:span text:style-name="T8">0,07</text:span> µSv/h</text:p>
          </table:table-cell>
          <table:table-cell table:style-name="t19.B5" office:value-type="string">
            <text:p text:style-name="P20">$19-30</text:p>
          </table:table-cell>
          <table:table-cell table:style-name="t19.B5" office:value-type="string">
            <text:p text:style-name="P20">$19-40</text:p>
          </table:table-cell>
          <table:table-cell table:style-name="t19.B5" office:value-type="string">
            <text:p text:style-name="P20">$19-50</text:p>
          </table:table-cell>
          <table:table-cell table:style-name="t19.B5" office:value-type="string">
            <text:p text:style-name="P20">$19-60</text:p>
          </table:table-cell>
          <table:table-cell table:style-name="t19.B5" office:value-type="string">
            <text:p text:style-name="P20">$19-70</text:p>
          </table:table-cell>
          <table:table-cell table:style-name="t19.B5" office:value-type="string">
            <text:p text:style-name="P20">$19-80</text:p>
          </table:table-cell>
          <table:table-cell table:style-name="t19.B5" office:value-type="string">
            <text:p text:style-name="P20">$19-00</text:p>
          </table:table-cell>
          <table:table-cell table:style-name="t19.B5" office:value-type="string">
            <text:p text:style-name="P20">$19-10</text:p>
          </table:table-cell>
          <table:table-cell table:style-name="t19.B5" office:value-type="string">
            <text:p text:style-name="P20">$19-20</text:p>
          </table:table-cell>
          <table:table-cell table:style-name="t19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9.A5" office:value-type="string">
            <text:p text:style-name="P19">0,7 µSv/h</text:p>
          </table:table-cell>
          <table:table-cell table:style-name="t19.B5" office:value-type="string">
            <text:p text:style-name="P20">$19-31</text:p>
          </table:table-cell>
          <table:table-cell table:style-name="t19.B5" office:value-type="string">
            <text:p text:style-name="P20">$19-41</text:p>
          </table:table-cell>
          <table:table-cell table:style-name="t19.B5" office:value-type="string">
            <text:p text:style-name="P20">$19-51</text:p>
          </table:table-cell>
          <table:table-cell table:style-name="t19.B5" office:value-type="string">
            <text:p text:style-name="P20">$19-61</text:p>
          </table:table-cell>
          <table:table-cell table:style-name="t19.B5" office:value-type="string">
            <text:p text:style-name="P20">$19-71</text:p>
          </table:table-cell>
          <table:table-cell table:style-name="t19.B5" office:value-type="string">
            <text:p text:style-name="P20">$19-81</text:p>
          </table:table-cell>
          <table:table-cell table:style-name="t19.B5" office:value-type="string">
            <text:p text:style-name="P20">$19-01</text:p>
          </table:table-cell>
          <table:table-cell table:style-name="t19.B5" office:value-type="string">
            <text:p text:style-name="P20">$19-11</text:p>
          </table:table-cell>
          <table:table-cell table:style-name="t19.B5" office:value-type="string">
            <text:p text:style-name="P20">$19-21</text:p>
          </table:table-cell>
          <table:covered-table-cell/>
        </table:table-row>
        <table:table-row>
          <table:table-cell table:style-name="t19.A5" office:value-type="string">
            <text:p text:style-name="P19">7 µSv/h</text:p>
          </table:table-cell>
          <table:table-cell table:style-name="t19.B5" office:value-type="string">
            <text:p text:style-name="P20">$19-32</text:p>
          </table:table-cell>
          <table:table-cell table:style-name="t19.B5" office:value-type="string">
            <text:p text:style-name="P20">$19-42</text:p>
          </table:table-cell>
          <table:table-cell table:style-name="t19.B5" office:value-type="string">
            <text:p text:style-name="P20">$19-52</text:p>
          </table:table-cell>
          <table:table-cell table:style-name="t19.B5" office:value-type="string">
            <text:p text:style-name="P20">$19-62</text:p>
          </table:table-cell>
          <table:table-cell table:style-name="t19.B5" office:value-type="string">
            <text:p text:style-name="P20">$19-72</text:p>
          </table:table-cell>
          <table:table-cell table:style-name="t19.B5" office:value-type="string">
            <text:p text:style-name="P20">$19-82</text:p>
          </table:table-cell>
          <table:table-cell table:style-name="t19.B5" office:value-type="string">
            <text:p text:style-name="P20">$19-02</text:p>
          </table:table-cell>
          <table:table-cell table:style-name="t19.B5" office:value-type="string">
            <text:p text:style-name="P20">$19-12</text:p>
          </table:table-cell>
          <table:table-cell table:style-name="t19.B5" office:value-type="string">
            <text:p text:style-name="P20">$19-22</text:p>
          </table:table-cell>
          <table:covered-table-cell/>
        </table:table-row>
        <table:table-row>
          <table:table-cell table:style-name="t19.A8" office:value-type="string">
            <text:p text:style-name="P19">70 µSv/h</text:p>
          </table:table-cell>
          <table:table-cell table:style-name="t19.B8" office:value-type="string">
            <text:p text:style-name="P20">$19-33</text:p>
          </table:table-cell>
          <table:table-cell table:style-name="t19.B8" office:value-type="string">
            <text:p text:style-name="P20">$19-43</text:p>
          </table:table-cell>
          <table:table-cell table:style-name="t19.B8" office:value-type="string">
            <text:p text:style-name="P20">$19-53</text:p>
          </table:table-cell>
          <table:table-cell table:style-name="t19.B8" office:value-type="string">
            <text:p text:style-name="P20">$19-63</text:p>
          </table:table-cell>
          <table:table-cell table:style-name="t19.B8" office:value-type="string">
            <text:p text:style-name="P20">$19-73</text:p>
          </table:table-cell>
          <table:table-cell table:style-name="t19.B8" office:value-type="string">
            <text:p text:style-name="P20">$19-83</text:p>
          </table:table-cell>
          <table:table-cell table:style-name="t19.B8" office:value-type="string">
            <text:p text:style-name="P20">$19-03</text:p>
          </table:table-cell>
          <table:table-cell table:style-name="t19.B8" office:value-type="string">
            <text:p text:style-name="P20">$19-13</text:p>
          </table:table-cell>
          <table:table-cell table:style-name="t19.B8" office:value-type="string">
            <text:p text:style-name="P2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2"><text:span text:style-name="T14">BDPS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4"><text:span text:style-name="T8">Flux density in test point</text:span> <text:span text:style-name="T104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0.B2" table:number-rows-spanned="3" office:value-type="string">
            <text:p text:style-name="P58">Radiation source <text:s/>number</text:p>
          </table:table-cell>
          <table:table-cell table:style-name="t20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1"><text:span text:style-name="T29">Relative alph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0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0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8">Back-ground</text:span>, <text:span text:style-name="T104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0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70">φ</text:span><text:span text:style-name="T43">1</text:span></text:p>
          </table:table-cell>
          <table:table-cell table:style-name="t20.D4" office:value-type="string">
            <text:p text:style-name="P8"><text:span text:style-name="T65">φ</text:span><text:span text:style-name="T43">2</text:span></text:p>
          </table:table-cell>
          <table:table-cell table:style-name="t20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4">$20-90</text:p>
          </table:table-cell>
          <table:table-cell table:style-name="t20.B5" office:value-type="float" office:value="1179">
            <text:p text:style-name="P27">1179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0</text:p>
          </table:table-cell>
          <table:table-cell table:style-name="t20.C5" office:value-type="string">
            <text:p text:style-name="P20">$20-70</text:p>
          </table:table-cell>
          <table:table-cell table:style-name="t20.C5" office:value-type="string">
            <text:p text:style-name="P20">$20-80</text:p>
          </table:table-cell>
          <table:table-cell table:style-name="t20.C5" office:value-type="string">
            <text:p text:style-name="P20">$20-00</text:p>
          </table:table-cell>
          <table:table-cell table:style-name="t20.C5" office:value-type="string">
            <text:p text:style-name="P20">$20-10</text:p>
          </table:table-cell>
          <table:table-cell table:style-name="t20.C5" office:value-type="string">
            <text:p text:style-name="P20">$20-20</text:p>
          </table:table-cell>
          <table:table-cell table:style-name="t20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0.A5" office:value-type="string">
            <text:p text:style-name="P24">$20-91</text:p>
          </table:table-cell>
          <table:table-cell table:style-name="t20.B5" office:value-type="float" office:value="1180">
            <text:p text:style-name="P27">1180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1</text:p>
          </table:table-cell>
          <table:table-cell table:style-name="t20.C5" office:value-type="string">
            <text:p text:style-name="P20">$20-71</text:p>
          </table:table-cell>
          <table:table-cell table:style-name="t20.C5" office:value-type="string">
            <text:p text:style-name="P20">$20-81</text:p>
          </table:table-cell>
          <table:table-cell table:style-name="t20.C5" office:value-type="string">
            <text:p text:style-name="P20">$20-01</text:p>
          </table:table-cell>
          <table:table-cell table:style-name="t20.C5" office:value-type="string">
            <text:p text:style-name="P20">$20-11</text:p>
          </table:table-cell>
          <table:table-cell table:style-name="t20.C5" office:value-type="string">
            <text:p text:style-name="P20">$20-21</text:p>
          </table:table-cell>
          <table:covered-table-cell/>
        </table:table-row>
        <table:table-row>
          <table:table-cell table:style-name="t20.A5" office:value-type="string">
            <text:p text:style-name="P24">$20-92</text:p>
          </table:table-cell>
          <table:table-cell table:style-name="t20.B5" office:value-type="float" office:value="1181">
            <text:p text:style-name="P27">1181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2</text:p>
          </table:table-cell>
          <table:table-cell table:style-name="t20.C5" office:value-type="string">
            <text:p text:style-name="P20">$20-72</text:p>
          </table:table-cell>
          <table:table-cell table:style-name="t20.C5" office:value-type="string">
            <text:p text:style-name="P20">$20-82</text:p>
          </table:table-cell>
          <table:table-cell table:style-name="t20.C5" office:value-type="string">
            <text:p text:style-name="P20">$20-02</text:p>
          </table:table-cell>
          <table:table-cell table:style-name="t20.C5" office:value-type="string">
            <text:p text:style-name="P20">$20-12</text:p>
          </table:table-cell>
          <table:table-cell table:style-name="t20.C5" office:value-type="string">
            <text:p text:style-name="P20">$20-22</text:p>
          </table:table-cell>
          <table:covered-table-cell/>
        </table:table-row>
        <table:table-row>
          <table:table-cell table:style-name="t20.A5" office:value-type="string">
            <text:p text:style-name="P24">$20-93</text:p>
          </table:table-cell>
          <table:table-cell table:style-name="t20.B5" office:value-type="float" office:value="1182">
            <text:p text:style-name="P27">1182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3</text:p>
          </table:table-cell>
          <table:table-cell table:style-name="t20.C5" office:value-type="string">
            <text:p text:style-name="P20">$20-73</text:p>
          </table:table-cell>
          <table:table-cell table:style-name="t20.C5" office:value-type="string">
            <text:p text:style-name="P20">$20-83</text:p>
          </table:table-cell>
          <table:table-cell table:style-name="t20.C5" office:value-type="string">
            <text:p text:style-name="P20">$20-03</text:p>
          </table:table-cell>
          <table:table-cell table:style-name="t20.C5" office:value-type="string">
            <text:p text:style-name="P20">$20-13</text:p>
          </table:table-cell>
          <table:table-cell table:style-name="t20.C5" office:value-type="string">
            <text:p text:style-name="P20">$20-23</text:p>
          </table:table-cell>
          <table:covered-table-cell/>
        </table:table-row>
        <table:table-row>
          <table:table-cell table:style-name="t20.A9" office:value-type="string">
            <text:p text:style-name="P24">$20-94</text:p>
          </table:table-cell>
          <table:table-cell table:style-name="t20.B9" office:value-type="float" office:value="1183">
            <text:p text:style-name="P27">1183</text:p>
          </table:table-cell>
          <table:table-cell table:style-name="t20.C9" office:value-type="string">
            <text:p text:style-name="P20">---</text:p>
          </table:table-cell>
          <table:table-cell table:style-name="t20.C9" office:value-type="string">
            <text:p text:style-name="P20">$20-64</text:p>
          </table:table-cell>
          <table:table-cell table:style-name="t20.C9" office:value-type="string">
            <text:p text:style-name="P20">$20-74</text:p>
          </table:table-cell>
          <table:table-cell table:style-name="t20.C9" office:value-type="string">
            <text:p text:style-name="P20">$20-84</text:p>
          </table:table-cell>
          <table:table-cell table:style-name="t20.C9" office:value-type="string">
            <text:p text:style-name="P20">$20-04</text:p>
          </table:table-cell>
          <table:table-cell table:style-name="t20.C9" office:value-type="string">
            <text:p text:style-name="P20">$20-14</text:p>
          </table:table-cell>
          <table:table-cell table:style-name="t20.C9" office:value-type="string">
            <text:p text:style-name="P2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3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4"><text:span text:style-name="T8">Flux density in test point</text:span> <text:span text:style-name="T104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1.B2" table:number-rows-spanned="3" office:value-type="string">
            <text:p text:style-name="P58">Radiation source <text:s/>number</text:p>
          </table:table-cell>
          <table:table-cell table:style-name="t21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1"><text:span text:style-name="T29">Relative bet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1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1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8">Back-ground</text:span>, <text:span text:style-name="T104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1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70">φ</text:span><text:span text:style-name="T43">1</text:span></text:p>
          </table:table-cell>
          <table:table-cell table:style-name="t21.D4" office:value-type="string">
            <text:p text:style-name="P8"><text:span text:style-name="T65">φ</text:span><text:span text:style-name="T43">2</text:span></text:p>
          </table:table-cell>
          <table:table-cell table:style-name="t21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0">$21-<text:span text:style-name="T8">9</text:span>0</text:p>
          </table:table-cell>
          <table:table-cell table:style-name="t21.B5" office:value-type="string">
            <text:p text:style-name="P20">$21-30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0</text:p>
          </table:table-cell>
          <table:table-cell table:style-name="t21.B5" office:value-type="string">
            <text:p text:style-name="P20">$21-70</text:p>
          </table:table-cell>
          <table:table-cell table:style-name="t21.B5" office:value-type="string">
            <text:p text:style-name="P20">$21-80</text:p>
          </table:table-cell>
          <table:table-cell table:style-name="t21.B5" office:value-type="string">
            <text:p text:style-name="P20">$21-00</text:p>
          </table:table-cell>
          <table:table-cell table:style-name="t21.B5" office:value-type="string">
            <text:p text:style-name="P20">$21-10</text:p>
          </table:table-cell>
          <table:table-cell table:style-name="t21.B5" office:value-type="string">
            <text:p text:style-name="P20">$21-20</text:p>
          </table:table-cell>
          <table:table-cell table:style-name="t21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1.A5" office:value-type="string">
            <text:p text:style-name="P24">$21-91</text:p>
          </table:table-cell>
          <table:table-cell table:style-name="t21.B5" office:value-type="string">
            <text:p text:style-name="P20">$21-31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1</text:p>
          </table:table-cell>
          <table:table-cell table:style-name="t21.B5" office:value-type="string">
            <text:p text:style-name="P20">$21-71</text:p>
          </table:table-cell>
          <table:table-cell table:style-name="t21.B5" office:value-type="string">
            <text:p text:style-name="P20">$21-81</text:p>
          </table:table-cell>
          <table:table-cell table:style-name="t21.B5" office:value-type="string">
            <text:p text:style-name="P20">$21-01</text:p>
          </table:table-cell>
          <table:table-cell table:style-name="t21.B5" office:value-type="string">
            <text:p text:style-name="P20">$21-11</text:p>
          </table:table-cell>
          <table:table-cell table:style-name="t21.B5" office:value-type="string">
            <text:p text:style-name="P20">$21-21</text:p>
          </table:table-cell>
          <table:covered-table-cell/>
        </table:table-row>
        <table:table-row>
          <table:table-cell table:style-name="t21.A5" office:value-type="string">
            <text:p text:style-name="P24">$21-92</text:p>
          </table:table-cell>
          <table:table-cell table:style-name="t21.B5" office:value-type="string">
            <text:p text:style-name="P20">$21-32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2</text:p>
          </table:table-cell>
          <table:table-cell table:style-name="t21.B5" office:value-type="string">
            <text:p text:style-name="P20">$21-72</text:p>
          </table:table-cell>
          <table:table-cell table:style-name="t21.B5" office:value-type="string">
            <text:p text:style-name="P20">$21-82</text:p>
          </table:table-cell>
          <table:table-cell table:style-name="t21.B5" office:value-type="string">
            <text:p text:style-name="P20">$21-02</text:p>
          </table:table-cell>
          <table:table-cell table:style-name="t21.B5" office:value-type="string">
            <text:p text:style-name="P20">$21-12</text:p>
          </table:table-cell>
          <table:table-cell table:style-name="t21.B5" office:value-type="string">
            <text:p text:style-name="P20">$21-22</text:p>
          </table:table-cell>
          <table:covered-table-cell/>
        </table:table-row>
        <table:table-row>
          <table:table-cell table:style-name="t21.A5" office:value-type="string">
            <text:p text:style-name="P24">$21-93</text:p>
          </table:table-cell>
          <table:table-cell table:style-name="t21.B5" office:value-type="string">
            <text:p text:style-name="P20">$21-33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3</text:p>
          </table:table-cell>
          <table:table-cell table:style-name="t21.B5" office:value-type="string">
            <text:p text:style-name="P20">$21-73</text:p>
          </table:table-cell>
          <table:table-cell table:style-name="t21.B5" office:value-type="string">
            <text:p text:style-name="P20">$21-83</text:p>
          </table:table-cell>
          <table:table-cell table:style-name="t21.B5" office:value-type="string">
            <text:p text:style-name="P20">$21-03</text:p>
          </table:table-cell>
          <table:table-cell table:style-name="t21.B5" office:value-type="string">
            <text:p text:style-name="P20">$21-13</text:p>
          </table:table-cell>
          <table:table-cell table:style-name="t21.B5" office:value-type="string">
            <text:p text:style-name="P20">$21-23</text:p>
          </table:table-cell>
          <table:covered-table-cell/>
        </table:table-row>
        <table:table-row>
          <table:table-cell table:style-name="t21.A9" office:value-type="string">
            <text:p text:style-name="P24">$21-94</text:p>
          </table:table-cell>
          <table:table-cell table:style-name="t21.B9" office:value-type="string">
            <text:p text:style-name="P20">$21-34</text:p>
          </table:table-cell>
          <table:table-cell table:style-name="t21.B9" office:value-type="string">
            <text:p text:style-name="P20">---</text:p>
          </table:table-cell>
          <table:table-cell table:style-name="t21.B9" office:value-type="string">
            <text:p text:style-name="P20">$21-64</text:p>
          </table:table-cell>
          <table:table-cell table:style-name="t21.B9" office:value-type="string">
            <text:p text:style-name="P20">$21-74</text:p>
          </table:table-cell>
          <table:table-cell table:style-name="t21.B9" office:value-type="string">
            <text:p text:style-name="P20">$21-84</text:p>
          </table:table-cell>
          <table:table-cell table:style-name="t21.B9" office:value-type="string">
            <text:p text:style-name="P20">$21-04</text:p>
          </table:table-cell>
          <table:table-cell table:style-name="t21.B9" office:value-type="string">
            <text:p text:style-name="P20">$21-14</text:p>
          </table:table-cell>
          <table:table-cell table:style-name="t21.B9" office:value-type="string">
            <text:p text:style-name="P2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2"><text:span text:style-name="T14">BDPS-0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2.B2" table:number-rows-spanned="3" office:value-type="string">
            <text:p text:style-name="P58">Radia-tion source <text:s/>number</text:p>
          </table:table-cell>
          <table:table-cell table:style-name="t22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2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2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1">H</text:span><text:span text:style-name="T43">1</text:span></text:p>
          </table:table-cell>
          <table:table-cell table:style-name="t22.D3" office:value-type="string">
            <text:p text:style-name="P8"><text:span text:style-name="T9">H</text:span><text:span text:style-name="T43">2</text:span></text:p>
          </table:table-cell>
          <table:table-cell table:style-name="t2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9">0,7 µSv/h</text:p>
          </table:table-cell>
          <table:table-cell table:style-name="t22.B5" office:value-type="string">
            <text:p text:style-name="P20">$22-30</text:p>
          </table:table-cell>
          <table:table-cell table:style-name="t22.B5" office:value-type="string">
            <text:p text:style-name="P20">$22-40</text:p>
          </table:table-cell>
          <table:table-cell table:style-name="t22.B5" office:value-type="string">
            <text:p text:style-name="P20">$22-50</text:p>
          </table:table-cell>
          <table:table-cell table:style-name="t22.B5" office:value-type="string">
            <text:p text:style-name="P20">$22-60</text:p>
          </table:table-cell>
          <table:table-cell table:style-name="t22.B5" office:value-type="string">
            <text:p text:style-name="P20">$22-70</text:p>
          </table:table-cell>
          <table:table-cell table:style-name="t22.B5" office:value-type="string">
            <text:p text:style-name="P20">$22-80</text:p>
          </table:table-cell>
          <table:table-cell table:style-name="t22.B5" office:value-type="string">
            <text:p text:style-name="P20">$22-00</text:p>
          </table:table-cell>
          <table:table-cell table:style-name="t22.B5" office:value-type="string">
            <text:p text:style-name="P20">$22-10</text:p>
          </table:table-cell>
          <table:table-cell table:style-name="t22.B5" office:value-type="string">
            <text:p text:style-name="P20">$22-20</text:p>
          </table:table-cell>
          <table:table-cell table:style-name="t22.K5" table:number-rows-spanned="6" office:value-type="string">
            <text:p text:style-name="P19">±<text:span text:style-name="T54">20</text:span></text:p>
          </table:table-cell>
        </table:table-row>
        <table:table-row>
          <table:table-cell table:style-name="t22.A5" office:value-type="string">
            <text:p text:style-name="P19">7 µSv/h</text:p>
          </table:table-cell>
          <table:table-cell table:style-name="t22.B5" office:value-type="string">
            <text:p text:style-name="P20">$22-31</text:p>
          </table:table-cell>
          <table:table-cell table:style-name="t22.B5" office:value-type="string">
            <text:p text:style-name="P20">$22-41</text:p>
          </table:table-cell>
          <table:table-cell table:style-name="t22.B5" office:value-type="string">
            <text:p text:style-name="P20">$22-51</text:p>
          </table:table-cell>
          <table:table-cell table:style-name="t22.B5" office:value-type="string">
            <text:p text:style-name="P20">$22-61</text:p>
          </table:table-cell>
          <table:table-cell table:style-name="t22.B5" office:value-type="string">
            <text:p text:style-name="P20">$22-71</text:p>
          </table:table-cell>
          <table:table-cell table:style-name="t22.B5" office:value-type="string">
            <text:p text:style-name="P20">$22-81</text:p>
          </table:table-cell>
          <table:table-cell table:style-name="t22.B5" office:value-type="string">
            <text:p text:style-name="P20">$22-01</text:p>
          </table:table-cell>
          <table:table-cell table:style-name="t22.B5" office:value-type="string">
            <text:p text:style-name="P20">$22-11</text:p>
          </table:table-cell>
          <table:table-cell table:style-name="t22.B5" office:value-type="string">
            <text:p text:style-name="P20">$22-21</text:p>
          </table:table-cell>
          <table:covered-table-cell/>
        </table:table-row>
        <table:table-row>
          <table:table-cell table:style-name="t22.A5" office:value-type="string">
            <text:p text:style-name="P19">70 µSv/h</text:p>
          </table:table-cell>
          <table:table-cell table:style-name="t22.B5" office:value-type="string">
            <text:p text:style-name="P20">$22-32</text:p>
          </table:table-cell>
          <table:table-cell table:style-name="t22.B5" office:value-type="string">
            <text:p text:style-name="P20">$22-42</text:p>
          </table:table-cell>
          <table:table-cell table:style-name="t22.B5" office:value-type="string">
            <text:p text:style-name="P20">$22-52</text:p>
          </table:table-cell>
          <table:table-cell table:style-name="t22.B5" office:value-type="string">
            <text:p text:style-name="P20">$22-62</text:p>
          </table:table-cell>
          <table:table-cell table:style-name="t22.B5" office:value-type="string">
            <text:p text:style-name="P20">$22-72</text:p>
          </table:table-cell>
          <table:table-cell table:style-name="t22.B5" office:value-type="string">
            <text:p text:style-name="P20">$22-82</text:p>
          </table:table-cell>
          <table:table-cell table:style-name="t22.B5" office:value-type="string">
            <text:p text:style-name="P20">$22-02</text:p>
          </table:table-cell>
          <table:table-cell table:style-name="t22.B5" office:value-type="string">
            <text:p text:style-name="P20">$22-12</text:p>
          </table:table-cell>
          <table:table-cell table:style-name="t22.B5" office:value-type="string">
            <text:p text:style-name="P20">$22-22</text:p>
          </table:table-cell>
          <table:covered-table-cell/>
        </table:table-row>
        <table:table-row>
          <table:table-cell table:style-name="t22.A5" office:value-type="string">
            <text:p text:style-name="P19">0,7 mSv/h</text:p>
          </table:table-cell>
          <table:table-cell table:style-name="t22.B5" office:value-type="string">
            <text:p text:style-name="P20">$22-33</text:p>
          </table:table-cell>
          <table:table-cell table:style-name="t22.B5" office:value-type="string">
            <text:p text:style-name="P20">$22-43</text:p>
          </table:table-cell>
          <table:table-cell table:style-name="t22.B5" office:value-type="string">
            <text:p text:style-name="P20">$22-53</text:p>
          </table:table-cell>
          <table:table-cell table:style-name="t22.B5" office:value-type="string">
            <text:p text:style-name="P20">$22-63</text:p>
          </table:table-cell>
          <table:table-cell table:style-name="t22.B5" office:value-type="string">
            <text:p text:style-name="P20">$22-73</text:p>
          </table:table-cell>
          <table:table-cell table:style-name="t22.B5" office:value-type="string">
            <text:p text:style-name="P20">$22-83</text:p>
          </table:table-cell>
          <table:table-cell table:style-name="t22.B5" office:value-type="string">
            <text:p text:style-name="P20">$22-03</text:p>
          </table:table-cell>
          <table:table-cell table:style-name="t22.B5" office:value-type="string">
            <text:p text:style-name="P20">$22-13</text:p>
          </table:table-cell>
          <table:table-cell table:style-name="t22.B5" office:value-type="string">
            <text:p text:style-name="P20">$22-23</text:p>
          </table:table-cell>
          <table:covered-table-cell/>
        </table:table-row>
        <table:table-row>
          <table:table-cell table:style-name="t22.A5" office:value-type="string">
            <text:p text:style-name="P19">7,0 mSv/h</text:p>
          </table:table-cell>
          <table:table-cell table:style-name="t22.B5" office:value-type="string">
            <text:p text:style-name="P20">$22-34</text:p>
          </table:table-cell>
          <table:table-cell table:style-name="t22.B5" office:value-type="string">
            <text:p text:style-name="P20">$22-44</text:p>
          </table:table-cell>
          <table:table-cell table:style-name="t22.B5" office:value-type="string">
            <text:p text:style-name="P20">$22-54</text:p>
          </table:table-cell>
          <table:table-cell table:style-name="t22.B5" office:value-type="string">
            <text:p text:style-name="P20">$22-64</text:p>
          </table:table-cell>
          <table:table-cell table:style-name="t22.B5" office:value-type="string">
            <text:p text:style-name="P20">$22-74</text:p>
          </table:table-cell>
          <table:table-cell table:style-name="t22.B5" office:value-type="string">
            <text:p text:style-name="P20">$22-84</text:p>
          </table:table-cell>
          <table:table-cell table:style-name="t22.B5" office:value-type="string">
            <text:p text:style-name="P20">$22-04</text:p>
          </table:table-cell>
          <table:table-cell table:style-name="t22.B5" office:value-type="string">
            <text:p text:style-name="P20">$22-14</text:p>
          </table:table-cell>
          <table:table-cell table:style-name="t22.B5" office:value-type="string">
            <text:p text:style-name="P20">$22-24</text:p>
          </table:table-cell>
          <table:covered-table-cell/>
        </table:table-row>
        <table:table-row>
          <table:table-cell table:style-name="t22.A10" office:value-type="string">
            <text:p text:style-name="P19">20 mSv/h</text:p>
          </table:table-cell>
          <table:table-cell table:style-name="t22.B10" office:value-type="string">
            <text:p text:style-name="P20">$22-35</text:p>
          </table:table-cell>
          <table:table-cell table:style-name="t22.B10" office:value-type="string">
            <text:p text:style-name="P20">$22-45</text:p>
          </table:table-cell>
          <table:table-cell table:style-name="t22.B10" office:value-type="string">
            <text:p text:style-name="P20">$22-55</text:p>
          </table:table-cell>
          <table:table-cell table:style-name="t22.B10" office:value-type="string">
            <text:p text:style-name="P20">$22-65</text:p>
          </table:table-cell>
          <table:table-cell table:style-name="t22.B10" office:value-type="string">
            <text:p text:style-name="P20">$22-75</text:p>
          </table:table-cell>
          <table:table-cell table:style-name="t22.B10" office:value-type="string">
            <text:p text:style-name="P20">$22-85</text:p>
          </table:table-cell>
          <table:table-cell table:style-name="t22.B10" office:value-type="string">
            <text:p text:style-name="P20">$22-05</text:p>
          </table:table-cell>
          <table:table-cell table:style-name="t22.B10" office:value-type="string">
            <text:p text:style-name="P20">$22-15</text:p>
          </table:table-cell>
          <table:table-cell table:style-name="t22.B10" office:value-type="string">
            <text:p text:style-name="P20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1-30T15:31:36.47</dc:date>
    <meta:print-date>2019-04-03T15:18:00</meta:print-date>
    <meta:editing-cycles>168</meta:editing-cycles>
    <meta:editing-duration>PT13H17M3S</meta:editing-duration>
    <meta:generator>OpenOffice/4.1.6$Win32 OpenOffice.org_project/416m1$Build-9790</meta:generator>
    <meta:document-statistic meta:table-count="91" meta:image-count="1" meta:object-count="0" meta:page-count="11" meta:paragraph-count="2017" meta:word-count="3615" meta:character-count="20704"/>
  </office:meta>
</office:document-meta>
</file>